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657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4.207cm"/>
    </style:style>
    <style:style style:name="co18" style:family="table-column">
      <style:table-column-properties fo:break-before="auto" style:column-width="4.498cm"/>
    </style:style>
    <style:style style:name="co19" style:family="table-column">
      <style:table-column-properties fo:break-before="auto" style:column-width="4.445cm"/>
    </style:style>
    <style:style style:name="co20" style:family="table-column">
      <style:table-column-properties fo:break-before="auto" style:column-width="4.26cm"/>
    </style:style>
    <style:style style:name="co21" style:family="table-column">
      <style:table-column-properties fo:break-before="auto" style:column-width="4.471cm"/>
    </style:style>
    <style:style style:name="co22" style:family="table-column">
      <style:table-column-properties fo:break-before="auto" style:column-width="4.974cm"/>
    </style:style>
    <style:style style:name="co23" style:family="table-column">
      <style:table-column-properties fo:break-before="auto" style:column-width="4.604cm"/>
    </style:style>
    <style:style style:name="co24" style:family="table-column">
      <style:table-column-properties fo:break-before="auto" style:column-width="5.001cm"/>
    </style:style>
    <style:style style:name="co25" style:family="table-column">
      <style:table-column-properties fo:break-before="auto" style:column-width="4.789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4.895cm"/>
    </style:style>
    <style:style style:name="co28" style:family="table-column">
      <style:table-column-properties fo:break-before="auto" style:column-width="4.948cm"/>
    </style:style>
    <style:style style:name="co29" style:family="table-column">
      <style:table-column-properties fo:break-before="auto" style:column-width="4.524cm"/>
    </style:style>
    <style:style style:name="co30" style:family="table-column">
      <style:table-column-properties fo:break-before="auto" style:column-width="4.419cm"/>
    </style:style>
    <style:style style:name="co31" style:family="table-column">
      <style:table-column-properties fo:break-before="auto" style:column-width="4.683cm"/>
    </style:style>
    <style:style style:name="co32" style:family="table-column">
      <style:table-column-properties fo:break-before="auto" style:column-width="5.186cm"/>
    </style:style>
    <style:style style:name="co33" style:family="table-column">
      <style:table-column-properties fo:break-before="auto" style:column-width="4.842cm"/>
    </style:style>
    <style:style style:name="co34" style:family="table-column">
      <style:table-column-properties fo:break-before="auto" style:column-width="5.212cm"/>
    </style:style>
    <style:style style:name="co35" style:family="table-column">
      <style:table-column-properties fo:break-before="auto" style:column-width="3.493cm"/>
    </style:style>
    <style:style style:name="co36" style:family="table-column">
      <style:table-column-properties fo:break-before="auto" style:column-width="1.094cm"/>
    </style:style>
    <style:style style:name="co37" style:family="table-column">
      <style:table-column-properties fo:break-before="auto" style:column-width="3.623cm"/>
    </style:style>
    <style:style style:name="co38" style:family="table-column">
      <style:table-column-properties fo:break-before="auto" style:column-width="3.519cm"/>
    </style:style>
    <style:style style:name="co39" style:family="table-column">
      <style:table-column-properties fo:break-before="auto" style:column-width="3.702cm"/>
    </style:style>
    <style:style style:name="co40" style:family="table-column">
      <style:table-column-properties fo:break-before="auto" style:column-width="3.59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100"/>
    <style:style style:name="ce2" style:family="table-cell" style:parent-style-name="Default" style:data-style-name="N10000"/>
    <style:style style:name="ce3" style:family="table-cell" style:parent-style-name="Default" style:data-style-name="N10003"/>
    <style:style style:name="ce4" style:family="table-cell" style:parent-style-name="Default" style:data-style-name="N10001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5" table:default-cell-style-name="ce2"/>
        <table:table-column table:style-name="co11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1"/>
        <table:table-column table:style-name="co10" table:default-cell-style-name="ce4"/>
        <table:table-column table:style-name="co10" table:default-cell-style-name="ce2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0" table:number-columns-repeated="992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ONNELLATE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GIU</text:p>
          </table:table-cell>
          <table:table-cell table:style-name="ce1" office:value-type="string" calcext:value-type="string">
            <text:p>LUG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/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GIU</text:p>
          </table:table-cell>
          <table:table-cell table:style-name="ce1" office:value-type="string" calcext:value-type="string">
            <text:p>LUG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number-columns-repeated="993"/>
        </table:table-row>
        <table:table-row table:style-name="ro1">
          <table:table-cell/>
          <table:table-cell table:number-columns-repeated="12" table:style-name="ce1" office:value-type="string" calcext:value-type="string">
            <text:p>12</text:p>
          </table:table-cell>
          <table:table-cell/>
          <table:table-cell table:number-columns-repeated="10"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4" table:style-name="ce1" office:value-type="string" calcext:value-type="string">
            <text:p>2014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ERCE VAR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ffico containerizzato</text:p>
          </table:table-cell>
          <table:table-cell table:style-name="ce1" office:value-type="float" office:value="1492821" calcext:value-type="float">
            <text:p>1492821</text:p>
          </table:table-cell>
          <table:table-cell table:style-name="ce1" office:value-type="float" office:value="1669217" calcext:value-type="float">
            <text:p>1669217</text:p>
          </table:table-cell>
          <table:table-cell table:style-name="ce1" office:value-type="float" office:value="1857520" calcext:value-type="float">
            <text:p>1857520</text:p>
          </table:table-cell>
          <table:table-cell table:style-name="ce1" office:value-type="float" office:value="1843670" calcext:value-type="float">
            <text:p>1843670</text:p>
          </table:table-cell>
          <table:table-cell table:style-name="ce1" office:value-type="float" office:value="1868586" calcext:value-type="float">
            <text:p>1868586</text:p>
          </table:table-cell>
          <table:table-cell table:style-name="ce1" office:value-type="float" office:value="1883585" calcext:value-type="float">
            <text:p>1883585</text:p>
          </table:table-cell>
          <table:table-cell table:style-name="ce1" office:value-type="float" office:value="1850103" calcext:value-type="float">
            <text:p>1850103</text:p>
          </table:table-cell>
          <table:table-cell table:style-name="ce1" office:value-type="float" office:value="1583854" calcext:value-type="float">
            <text:p>1583854</text:p>
          </table:table-cell>
          <table:table-cell table:style-name="ce1" office:value-type="float" office:value="1572424" calcext:value-type="float">
            <text:p>1572424</text:p>
          </table:table-cell>
          <table:table-cell table:style-name="ce1" office:value-type="float" office:value="1756936" calcext:value-type="float">
            <text:p>1756936</text:p>
          </table:table-cell>
          <table:table-cell table:style-name="ce3" office:value-type="float" office:value="1671073" calcext:value-type="float">
            <text:p>1671073</text:p>
          </table:table-cell>
          <table:table-cell table:style-name="ce3" office:value-type="float" office:value="1567707" calcext:value-type="float">
            <text:p>1567707</text:p>
          </table:table-cell>
          <table:table-cell table:style-name="ce3"/>
          <table:table-cell table:style-name="ce1" office:value-type="float" office:value="1563254" calcext:value-type="float">
            <text:p>1563254</text:p>
          </table:table-cell>
          <table:table-cell table:style-name="ce1" office:value-type="float" office:value="1553100" calcext:value-type="float">
            <text:p>1553100</text:p>
          </table:table-cell>
          <table:table-cell table:style-name="ce1" office:value-type="float" office:value="1650627" calcext:value-type="float">
            <text:p>1650627</text:p>
          </table:table-cell>
          <table:table-cell table:style-name="ce1" office:value-type="float" office:value="1744846" calcext:value-type="float">
            <text:p>1744846</text:p>
          </table:table-cell>
          <table:table-cell table:style-name="ce1" office:value-type="float" office:value="1665031" calcext:value-type="float">
            <text:p>1665031</text:p>
          </table:table-cell>
          <table:table-cell table:style-name="ce1" office:value-type="float" office:value="1653491" calcext:value-type="float">
            <text:p>1653491</text:p>
          </table:table-cell>
          <table:table-cell table:style-name="ce1" office:value-type="float" office:value="1810430" calcext:value-type="float">
            <text:p>1810430</text:p>
          </table:table-cell>
          <table:table-cell table:style-name="ce1" office:value-type="float" office:value="1414102" calcext:value-type="float">
            <text:p>1414102</text:p>
          </table:table-cell>
          <table:table-cell table:style-name="ce1" office:value-type="float" office:value="1561023" calcext:value-type="float">
            <text:p>1561023</text:p>
          </table:table-cell>
          <table:table-cell table:style-name="ce1" office:value-type="float" office:value="1681771" calcext:value-type="float">
            <text:p>1681771</text:p>
          </table:table-cell>
          <table:table-cell office:value-type="float" office:value="1477262" calcext:value-type="float">
            <text:p>1477262</text:p>
          </table:table-cell>
          <table:table-cell table:style-name="ce5" office:value-type="float" office:value="1636553" calcext:value-type="float">
            <text:p>1636553</text:p>
          </table:table-cell>
          <table:table-cell/>
          <table:table-cell office:value-type="float" office:value="1580439" calcext:value-type="float">
            <text:p>1580439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1763842" calcext:value-type="float">
            <text:p>1763842</text:p>
          </table:table-cell>
          <table:table-cell office:value-type="float" office:value="1790125" calcext:value-type="float">
            <text:p>1790125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raffico convenzionale</text:p>
          </table:table-cell>
          <table:table-cell table:style-name="ce1" office:value-type="float" office:value="514116" calcext:value-type="float">
            <text:p>514116</text:p>
          </table:table-cell>
          <table:table-cell table:style-name="ce1" office:value-type="float" office:value="633648" calcext:value-type="float">
            <text:p>633648</text:p>
          </table:table-cell>
          <table:table-cell table:style-name="ce1" office:value-type="float" office:value="723075" calcext:value-type="float">
            <text:p>723075</text:p>
          </table:table-cell>
          <table:table-cell table:style-name="ce1" office:value-type="float" office:value="662049" calcext:value-type="float">
            <text:p>662049</text:p>
          </table:table-cell>
          <table:table-cell table:style-name="ce1" office:value-type="float" office:value="768764" calcext:value-type="float">
            <text:p>768764</text:p>
          </table:table-cell>
          <table:table-cell table:style-name="ce1" office:value-type="float" office:value="761974" calcext:value-type="float">
            <text:p>761974</text:p>
          </table:table-cell>
          <table:table-cell table:style-name="ce1" office:value-type="float" office:value="759726" calcext:value-type="float">
            <text:p>759726</text:p>
          </table:table-cell>
          <table:table-cell table:style-name="ce1" office:value-type="float" office:value="653124" calcext:value-type="float">
            <text:p>653124</text:p>
          </table:table-cell>
          <table:table-cell table:style-name="ce1" office:value-type="float" office:value="713016" calcext:value-type="float">
            <text:p>713016</text:p>
          </table:table-cell>
          <table:table-cell table:style-name="ce1" office:value-type="float" office:value="733994" calcext:value-type="float">
            <text:p>733994</text:p>
          </table:table-cell>
          <table:table-cell table:style-name="ce3" office:value-type="float" office:value="675775" calcext:value-type="float">
            <text:p>675775</text:p>
          </table:table-cell>
          <table:table-cell table:style-name="ce3" office:value-type="float" office:value="620941" calcext:value-type="float">
            <text:p>620941</text:p>
          </table:table-cell>
          <table:table-cell table:style-name="ce3"/>
          <table:table-cell table:style-name="ce1" office:value-type="float" office:value="586003" calcext:value-type="float">
            <text:p>586003</text:p>
          </table:table-cell>
          <table:table-cell table:style-name="ce1" office:value-type="float" office:value="602916" calcext:value-type="float">
            <text:p>602916</text:p>
          </table:table-cell>
          <table:table-cell table:style-name="ce1" office:value-type="float" office:value="688888" calcext:value-type="float">
            <text:p>688888</text:p>
          </table:table-cell>
          <table:table-cell table:style-name="ce1" office:value-type="float" office:value="635592" calcext:value-type="float">
            <text:p>635592</text:p>
          </table:table-cell>
          <table:table-cell table:style-name="ce1" office:value-type="float" office:value="731203" calcext:value-type="float">
            <text:p>731203</text:p>
          </table:table-cell>
          <table:table-cell table:style-name="ce1" office:value-type="float" office:value="723703" calcext:value-type="float">
            <text:p>723703</text:p>
          </table:table-cell>
          <table:table-cell table:style-name="ce1" office:value-type="float" office:value="808024" calcext:value-type="float">
            <text:p>808024</text:p>
          </table:table-cell>
          <table:table-cell table:style-name="ce1" office:value-type="float" office:value="678395" calcext:value-type="float">
            <text:p>678395</text:p>
          </table:table-cell>
          <table:table-cell table:style-name="ce1" office:value-type="float" office:value="761910" calcext:value-type="float">
            <text:p>761910</text:p>
          </table:table-cell>
          <table:table-cell table:style-name="ce1" office:value-type="float" office:value="732540" calcext:value-type="float">
            <text:p>732540</text:p>
          </table:table-cell>
          <table:table-cell office:value-type="float" office:value="695782" calcext:value-type="float">
            <text:p>695782</text:p>
          </table:table-cell>
          <table:table-cell table:style-name="ce5" office:value-type="float" office:value="621786" calcext:value-type="float">
            <text:p>621786</text:p>
          </table:table-cell>
          <table:table-cell/>
          <table:table-cell office:value-type="float" office:value="614389" calcext:value-type="float">
            <text:p>614389</text:p>
          </table:table-cell>
          <table:table-cell office:value-type="float" office:value="609060" calcext:value-type="float">
            <text:p>609060</text:p>
          </table:table-cell>
          <table:table-cell office:value-type="float" office:value="702382" calcext:value-type="float">
            <text:p>702382</text:p>
          </table:table-cell>
          <table:table-cell office:value-type="float" office:value="672853" calcext:value-type="float">
            <text:p>67285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" office:value-type="float" office:value="2006937" calcext:value-type="float">
            <text:p>2006937</text:p>
          </table:table-cell>
          <table:table-cell table:style-name="ce1" office:value-type="float" office:value="2302865" calcext:value-type="float">
            <text:p>2302865</text:p>
          </table:table-cell>
          <table:table-cell table:style-name="ce1" office:value-type="float" office:value="2580595" calcext:value-type="float">
            <text:p>2580595</text:p>
          </table:table-cell>
          <table:table-cell table:style-name="ce1" office:value-type="float" office:value="2505719" calcext:value-type="float">
            <text:p>2505719</text:p>
          </table:table-cell>
          <table:table-cell table:style-name="ce1" office:value-type="float" office:value="2637350" calcext:value-type="float">
            <text:p>2637350</text:p>
          </table:table-cell>
          <table:table-cell table:style-name="ce1" office:value-type="float" office:value="2645559" calcext:value-type="float">
            <text:p>2645559</text:p>
          </table:table-cell>
          <table:table-cell table:style-name="ce1" office:value-type="float" office:value="2609829" calcext:value-type="float">
            <text:p>2609829</text:p>
          </table:table-cell>
          <table:table-cell table:style-name="ce1" office:value-type="float" office:value="2236978" calcext:value-type="float">
            <text:p>2236978</text:p>
          </table:table-cell>
          <table:table-cell table:style-name="ce1" office:value-type="float" office:value="2285440" calcext:value-type="float">
            <text:p>2285440</text:p>
          </table:table-cell>
          <table:table-cell table:style-name="ce1" office:value-type="float" office:value="2490930" calcext:value-type="float">
            <text:p>2490930</text:p>
          </table:table-cell>
          <table:table-cell table:style-name="ce3" office:value-type="float" office:value="2346848" calcext:value-type="float">
            <text:p>2346848</text:p>
          </table:table-cell>
          <table:table-cell table:style-name="ce3" office:value-type="float" office:value="2188648" calcext:value-type="float">
            <text:p>2188648</text:p>
          </table:table-cell>
          <table:table-cell table:style-name="ce3"/>
          <table:table-cell table:style-name="ce1" office:value-type="float" office:value="2149257" calcext:value-type="float">
            <text:p>2149257</text:p>
          </table:table-cell>
          <table:table-cell table:style-name="ce1" office:value-type="float" office:value="2156016" calcext:value-type="float">
            <text:p>2156016</text:p>
          </table:table-cell>
          <table:table-cell table:style-name="ce1" office:value-type="float" office:value="2339515" calcext:value-type="float">
            <text:p>2339515</text:p>
          </table:table-cell>
          <table:table-cell table:style-name="ce1" office:value-type="float" office:value="2380438" calcext:value-type="float">
            <text:p>2380438</text:p>
          </table:table-cell>
          <table:table-cell table:style-name="ce1" office:value-type="float" office:value="2396234" calcext:value-type="float">
            <text:p>2396234</text:p>
          </table:table-cell>
          <table:table-cell table:style-name="ce1" office:value-type="float" office:value="2377194" calcext:value-type="float">
            <text:p>2377194</text:p>
          </table:table-cell>
          <table:table-cell table:style-name="ce1" office:value-type="float" office:value="2618454" calcext:value-type="float">
            <text:p>2618454</text:p>
          </table:table-cell>
          <table:table-cell table:style-name="ce1" office:value-type="float" office:value="2092497" calcext:value-type="float">
            <text:p>2092497</text:p>
          </table:table-cell>
          <table:table-cell table:style-name="ce1" office:value-type="float" office:value="2322933" calcext:value-type="float">
            <text:p>2322933</text:p>
          </table:table-cell>
          <table:table-cell table:style-name="ce1" office:value-type="float" office:value="2414311" calcext:value-type="float">
            <text:p>2414311</text:p>
          </table:table-cell>
          <table:table-cell office:value-type="float" office:value="2173044" calcext:value-type="float">
            <text:p>2173044</text:p>
          </table:table-cell>
          <table:table-cell table:style-name="ce5" office:value-type="float" office:value="2258339" calcext:value-type="float">
            <text:p>2258339</text:p>
          </table:table-cell>
          <table:table-cell/>
          <table:table-cell office:value-type="float" office:value="2194828" calcext:value-type="float">
            <text:p>2194828</text:p>
          </table:table-cell>
          <table:table-cell office:value-type="float" office:value="2237536" calcext:value-type="float">
            <text:p>2237536</text:p>
          </table:table-cell>
          <table:table-cell office:value-type="float" office:value="2466224" calcext:value-type="float">
            <text:p>2466224</text:p>
          </table:table-cell>
          <table:table-cell office:value-type="float" office:value="2462978" calcext:value-type="float">
            <text:p>2462978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RINFUSE SOLIDE</text:p>
          </table:table-cell>
          <table:table-cell table:style-name="ce1" office:value-type="float" office:value="52679" calcext:value-type="float">
            <text:p>52679</text:p>
          </table:table-cell>
          <table:table-cell table:style-name="ce1" office:value-type="float" office:value="85912" calcext:value-type="float">
            <text:p>85912</text:p>
          </table:table-cell>
          <table:table-cell table:style-name="ce1" office:value-type="float" office:value="54998" calcext:value-type="float">
            <text:p>54998</text:p>
          </table:table-cell>
          <table:table-cell table:style-name="ce1" office:value-type="float" office:value="77640" calcext:value-type="float">
            <text:p>77640</text:p>
          </table:table-cell>
          <table:table-cell table:style-name="ce1" office:value-type="float" office:value="58613" calcext:value-type="float">
            <text:p>58613</text:p>
          </table:table-cell>
          <table:table-cell table:style-name="ce1" office:value-type="float" office:value="45462" calcext:value-type="float">
            <text:p>45462</text:p>
          </table:table-cell>
          <table:table-cell table:style-name="ce1" office:value-type="float" office:value="68157" calcext:value-type="float">
            <text:p>68157</text:p>
          </table:table-cell>
          <table:table-cell table:style-name="ce1" office:value-type="float" office:value="121527" calcext:value-type="float">
            <text:p>121527</text:p>
          </table:table-cell>
          <table:table-cell table:style-name="ce1" office:value-type="float" office:value="70864" calcext:value-type="float">
            <text:p>70864</text:p>
          </table:table-cell>
          <table:table-cell table:style-name="ce1" office:value-type="float" office:value="57218" calcext:value-type="float">
            <text:p>57218</text:p>
          </table:table-cell>
          <table:table-cell table:style-name="ce3" office:value-type="float" office:value="92582" calcext:value-type="float">
            <text:p>92582</text:p>
          </table:table-cell>
          <table:table-cell table:style-name="ce3" office:value-type="float" office:value="53080" calcext:value-type="float">
            <text:p>53080</text:p>
          </table:table-cell>
          <table:table-cell table:style-name="ce3"/>
          <table:table-cell table:style-name="ce1" office:value-type="float" office:value="42343" calcext:value-type="float">
            <text:p>42343</text:p>
          </table:table-cell>
          <table:table-cell table:style-name="ce1" office:value-type="float" office:value="48022" calcext:value-type="float">
            <text:p>48022</text:p>
          </table:table-cell>
          <table:table-cell table:style-name="ce1" office:value-type="float" office:value="92233" calcext:value-type="float">
            <text:p>92233</text:p>
          </table:table-cell>
          <table:table-cell table:style-name="ce1" office:value-type="float" office:value="97248" calcext:value-type="float">
            <text:p>97248</text:p>
          </table:table-cell>
          <table:table-cell table:style-name="ce1" office:value-type="float" office:value="52962" calcext:value-type="float">
            <text:p>52962</text:p>
          </table:table-cell>
          <table:table-cell table:style-name="ce1" office:value-type="float" office:value="56223" calcext:value-type="float">
            <text:p>56223</text:p>
          </table:table-cell>
          <table:table-cell table:style-name="ce1" office:value-type="float" office:value="16481" calcext:value-type="float">
            <text:p>16481</text:p>
          </table:table-cell>
          <table:table-cell table:style-name="ce1" office:value-type="float" office:value="104087" calcext:value-type="float">
            <text:p>104087</text:p>
          </table:table-cell>
          <table:table-cell table:style-name="ce1" office:value-type="float" office:value="79013" calcext:value-type="float">
            <text:p>79013</text:p>
          </table:table-cell>
          <table:table-cell table:style-name="ce1" office:value-type="float" office:value="131709" calcext:value-type="float">
            <text:p>131709</text:p>
          </table:table-cell>
          <table:table-cell office:value-type="float" office:value="28431" calcext:value-type="float">
            <text:p>28431</text:p>
          </table:table-cell>
          <table:table-cell table:style-name="ce5" office:value-type="float" office:value="75031" calcext:value-type="float">
            <text:p>75031</text:p>
          </table:table-cell>
          <table:table-cell/>
          <table:table-cell office:value-type="float" office:value="91551" calcext:value-type="float">
            <text:p>91551</text:p>
          </table:table-cell>
          <table:table-cell office:value-type="float" office:value="53751" calcext:value-type="float">
            <text:p>53751</text:p>
          </table:table-cell>
          <table:table-cell office:value-type="float" office:value="52096" calcext:value-type="float">
            <text:p>52096</text:p>
          </table:table-cell>
          <table:table-cell office:value-type="float" office:value="66305" calcext:value-type="float">
            <text:p>66305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/>
          <table:table-cell table:number-columns-repeated="2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OLI MINERALI</text:p>
          </table:table-cell>
          <table:table-cell table:style-name="ce1" office:value-type="float" office:value="1800785" calcext:value-type="float">
            <text:p>1800785</text:p>
          </table:table-cell>
          <table:table-cell table:style-name="ce1" office:value-type="float" office:value="952971" calcext:value-type="float">
            <text:p>952971</text:p>
          </table:table-cell>
          <table:table-cell table:style-name="ce1" office:value-type="float" office:value="1316075" calcext:value-type="float">
            <text:p>1316075</text:p>
          </table:table-cell>
          <table:table-cell table:style-name="ce1" office:value-type="float" office:value="913996" calcext:value-type="float">
            <text:p>913996</text:p>
          </table:table-cell>
          <table:table-cell table:style-name="ce1" office:value-type="float" office:value="1562179" calcext:value-type="float">
            <text:p>1562179</text:p>
          </table:table-cell>
          <table:table-cell table:style-name="ce1" office:value-type="float" office:value="1525258" calcext:value-type="float">
            <text:p>1525258</text:p>
          </table:table-cell>
          <table:table-cell table:style-name="ce1" office:value-type="float" office:value="1131343" calcext:value-type="float">
            <text:p>1131343</text:p>
          </table:table-cell>
          <table:table-cell table:style-name="ce1" office:value-type="float" office:value="1639321" calcext:value-type="float">
            <text:p>1639321</text:p>
          </table:table-cell>
          <table:table-cell table:style-name="ce1" office:value-type="float" office:value="1194125" calcext:value-type="float">
            <text:p>1194125</text:p>
          </table:table-cell>
          <table:table-cell table:style-name="ce1" office:value-type="float" office:value="1609191" calcext:value-type="float">
            <text:p>1609191</text:p>
          </table:table-cell>
          <table:table-cell table:style-name="ce3" office:value-type="float" office:value="1353127" calcext:value-type="float">
            <text:p>1353127</text:p>
          </table:table-cell>
          <table:table-cell table:style-name="ce3" office:value-type="float" office:value="1364751" calcext:value-type="float">
            <text:p>1364751</text:p>
          </table:table-cell>
          <table:table-cell table:style-name="ce3"/>
          <table:table-cell table:style-name="ce1" office:value-type="float" office:value="1319217" calcext:value-type="float">
            <text:p>1319217</text:p>
          </table:table-cell>
          <table:table-cell table:style-name="ce1" office:value-type="float" office:value="1330340" calcext:value-type="float">
            <text:p>1330340</text:p>
          </table:table-cell>
          <table:table-cell table:style-name="ce1" office:value-type="float" office:value="1554176" calcext:value-type="float">
            <text:p>1554176</text:p>
          </table:table-cell>
          <table:table-cell table:style-name="ce1" office:value-type="float" office:value="1306864" calcext:value-type="float">
            <text:p>1306864</text:p>
          </table:table-cell>
          <table:table-cell table:style-name="ce1" office:value-type="float" office:value="1237524" calcext:value-type="float">
            <text:p>1237524</text:p>
          </table:table-cell>
          <table:table-cell table:style-name="ce1" office:value-type="float" office:value="1066695" calcext:value-type="float">
            <text:p>1066695</text:p>
          </table:table-cell>
          <table:table-cell table:style-name="ce1" office:value-type="float" office:value="1483397" calcext:value-type="float">
            <text:p>1483397</text:p>
          </table:table-cell>
          <table:table-cell table:style-name="ce1" office:value-type="float" office:value="1511299" calcext:value-type="float">
            <text:p>1511299</text:p>
          </table:table-cell>
          <table:table-cell table:style-name="ce1" office:value-type="float" office:value="990185" calcext:value-type="float">
            <text:p>990185</text:p>
          </table:table-cell>
          <table:table-cell table:style-name="ce1" office:value-type="float" office:value="1507727" calcext:value-type="float">
            <text:p>1507727</text:p>
          </table:table-cell>
          <table:table-cell office:value-type="float" office:value="1331682" calcext:value-type="float">
            <text:p>1331682</text:p>
          </table:table-cell>
          <table:table-cell table:style-name="ce5" office:value-type="float" office:value="1402809" calcext:value-type="float">
            <text:p>1402809</text:p>
          </table:table-cell>
          <table:table-cell/>
          <table:table-cell office:value-type="float" office:value="1358751" calcext:value-type="float">
            <text:p>1358751</text:p>
          </table:table-cell>
          <table:table-cell office:value-type="float" office:value="1260201" calcext:value-type="float">
            <text:p>1260201</text:p>
          </table:table-cell>
          <table:table-cell office:value-type="float" office:value="1257649" calcext:value-type="float">
            <text:p>1257649</text:p>
          </table:table-cell>
          <table:table-cell office:value-type="float" office:value="1127394" calcext:value-type="float">
            <text:p>1127394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ALTRE RINFUSE LIQUI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li vegetalivino</text:p>
          </table:table-cell>
          <table:table-cell table:style-name="ce1" office:value-type="float" office:value="30790" calcext:value-type="float">
            <text:p>30790</text:p>
          </table:table-cell>
          <table:table-cell table:style-name="ce1" office:value-type="float" office:value="36659" calcext:value-type="float">
            <text:p>36659</text:p>
          </table:table-cell>
          <table:table-cell table:style-name="ce1" office:value-type="float" office:value="20538" calcext:value-type="float">
            <text:p>20538</text:p>
          </table:table-cell>
          <table:table-cell table:style-name="ce1" office:value-type="float" office:value="37541" calcext:value-type="float">
            <text:p>37541</text:p>
          </table:table-cell>
          <table:table-cell table:style-name="ce1" office:value-type="float" office:value="31588" calcext:value-type="float">
            <text:p>31588</text:p>
          </table:table-cell>
          <table:table-cell table:style-name="ce1" office:value-type="float" office:value="22192" calcext:value-type="float">
            <text:p>22192</text:p>
          </table:table-cell>
          <table:table-cell table:style-name="ce1" office:value-type="float" office:value="35059" calcext:value-type="float">
            <text:p>35059</text:p>
          </table:table-cell>
          <table:table-cell table:style-name="ce1" office:value-type="float" office:value="16332" calcext:value-type="float">
            <text:p>16332</text:p>
          </table:table-cell>
          <table:table-cell table:style-name="ce1" office:value-type="float" office:value="20397" calcext:value-type="float">
            <text:p>20397</text:p>
          </table:table-cell>
          <table:table-cell table:style-name="ce1" office:value-type="float" office:value="25229" calcext:value-type="float">
            <text:p>25229</text:p>
          </table:table-cell>
          <table:table-cell table:style-name="ce3" office:value-type="float" office:value="32631" calcext:value-type="float">
            <text:p>32631</text:p>
          </table:table-cell>
          <table:table-cell table:style-name="ce3" office:value-type="float" office:value="21198" calcext:value-type="float">
            <text:p>21198</text:p>
          </table:table-cell>
          <table:table-cell table:style-name="ce3"/>
          <table:table-cell table:style-name="ce1" office:value-type="float" office:value="19914" calcext:value-type="float">
            <text:p>19914</text:p>
          </table:table-cell>
          <table:table-cell table:style-name="ce1" office:value-type="float" office:value="20501" calcext:value-type="float">
            <text:p>20501</text:p>
          </table:table-cell>
          <table:table-cell table:style-name="ce1" office:value-type="float" office:value="17219" calcext:value-type="float">
            <text:p>17219</text:p>
          </table:table-cell>
          <table:table-cell table:style-name="ce1" office:value-type="float" office:value="28968" calcext:value-type="float">
            <text:p>28968</text:p>
          </table:table-cell>
          <table:table-cell table:style-name="ce1" office:value-type="float" office:value="19114" calcext:value-type="float">
            <text:p>19114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39311" calcext:value-type="float">
            <text:p>39311</text:p>
          </table:table-cell>
          <table:table-cell table:style-name="ce1" office:value-type="float" office:value="17537" calcext:value-type="float">
            <text:p>17537</text:p>
          </table:table-cell>
          <table:table-cell table:style-name="ce1" office:value-type="float" office:value="31411" calcext:value-type="float">
            <text:p>31411</text:p>
          </table:table-cell>
          <table:table-cell table:style-name="ce1" office:value-type="float" office:value="39758" calcext:value-type="float">
            <text:p>39758</text:p>
          </table:table-cell>
          <table:table-cell office:value-type="float" office:value="29233" calcext:value-type="float">
            <text:p>29233</text:p>
          </table:table-cell>
          <table:table-cell table:style-name="ce5" office:value-type="float" office:value="26270" calcext:value-type="float">
            <text:p>26270</text:p>
          </table:table-cell>
          <table:table-cell/>
          <table:table-cell office:value-type="float" office:value="19498" calcext:value-type="float">
            <text:p>19498</text:p>
          </table:table-cell>
          <table:table-cell office:value-type="float" office:value="29679" calcext:value-type="float">
            <text:p>29679</text:p>
          </table:table-cell>
          <table:table-cell office:value-type="float" office:value="29973" calcext:value-type="float">
            <text:p>29973</text:p>
          </table:table-cell>
          <table:table-cell office:value-type="float" office:value="43337" calcext:value-type="float">
            <text:p>43337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rodotti chimici</text:p>
          </table:table-cell>
          <table:table-cell table:style-name="ce1" office:value-type="float" office:value="35434" calcext:value-type="float">
            <text:p>35434</text:p>
          </table:table-cell>
          <table:table-cell table:style-name="ce1" office:value-type="float" office:value="35493" calcext:value-type="float">
            <text:p>35493</text:p>
          </table:table-cell>
          <table:table-cell table:style-name="ce1" office:value-type="float" office:value="59622" calcext:value-type="float">
            <text:p>59622</text:p>
          </table:table-cell>
          <table:table-cell table:style-name="ce1" office:value-type="float" office:value="32674" calcext:value-type="float">
            <text:p>32674</text:p>
          </table:table-cell>
          <table:table-cell table:style-name="ce1" office:value-type="float" office:value="37814" calcext:value-type="float">
            <text:p>37814</text:p>
          </table:table-cell>
          <table:table-cell table:style-name="ce1" office:value-type="float" office:value="44731" calcext:value-type="float">
            <text:p>44731</text:p>
          </table:table-cell>
          <table:table-cell table:style-name="ce1" office:value-type="float" office:value="33604" calcext:value-type="float">
            <text:p>33604</text:p>
          </table:table-cell>
          <table:table-cell table:style-name="ce1" office:value-type="float" office:value="48884" calcext:value-type="float">
            <text:p>48884</text:p>
          </table:table-cell>
          <table:table-cell table:style-name="ce1" office:value-type="float" office:value="49771" calcext:value-type="float">
            <text:p>49771</text:p>
          </table:table-cell>
          <table:table-cell table:style-name="ce1" office:value-type="float" office:value="55963" calcext:value-type="float">
            <text:p>55963</text:p>
          </table:table-cell>
          <table:table-cell table:style-name="ce3" office:value-type="float" office:value="34240" calcext:value-type="float">
            <text:p>34240</text:p>
          </table:table-cell>
          <table:table-cell table:style-name="ce3" office:value-type="float" office:value="37490" calcext:value-type="float">
            <text:p>37490</text:p>
          </table:table-cell>
          <table:table-cell table:style-name="ce3"/>
          <table:table-cell table:style-name="ce1" office:value-type="float" office:value="47140" calcext:value-type="float">
            <text:p>47140</text:p>
          </table:table-cell>
          <table:table-cell table:style-name="ce1" office:value-type="float" office:value="33336" calcext:value-type="float">
            <text:p>33336</text:p>
          </table:table-cell>
          <table:table-cell table:style-name="ce1" office:value-type="float" office:value="50301" calcext:value-type="float">
            <text:p>50301</text:p>
          </table:table-cell>
          <table:table-cell table:style-name="ce1" office:value-type="float" office:value="33668" calcext:value-type="float">
            <text:p>33668</text:p>
          </table:table-cell>
          <table:table-cell table:style-name="ce1" office:value-type="float" office:value="42917" calcext:value-type="float">
            <text:p>42917</text:p>
          </table:table-cell>
          <table:table-cell table:style-name="ce1" office:value-type="float" office:value="50641" calcext:value-type="float">
            <text:p>50641</text:p>
          </table:table-cell>
          <table:table-cell table:style-name="ce1" office:value-type="float" office:value="29410" calcext:value-type="float">
            <text:p>29410</text:p>
          </table:table-cell>
          <table:table-cell table:style-name="ce1" office:value-type="float" office:value="47687" calcext:value-type="float">
            <text:p>47687</text:p>
          </table:table-cell>
          <table:table-cell table:style-name="ce1" office:value-type="float" office:value="42339" calcext:value-type="float">
            <text:p>42339</text:p>
          </table:table-cell>
          <table:table-cell table:style-name="ce1" office:value-type="float" office:value="39298" calcext:value-type="float">
            <text:p>39298</text:p>
          </table:table-cell>
          <table:table-cell office:value-type="float" office:value="46253" calcext:value-type="float">
            <text:p>46253</text:p>
          </table:table-cell>
          <table:table-cell table:style-name="ce5" office:value-type="float" office:value="31389" calcext:value-type="float">
            <text:p>31389</text:p>
          </table:table-cell>
          <table:table-cell/>
          <table:table-cell office:value-type="float" office:value="43913" calcext:value-type="float">
            <text:p>43913</text:p>
          </table:table-cell>
          <table:table-cell office:value-type="float" office:value="43011" calcext:value-type="float">
            <text:p>43011</text:p>
          </table:table-cell>
          <table:table-cell office:value-type="float" office:value="52590" calcext:value-type="float">
            <text:p>52590</text:p>
          </table:table-cell>
          <table:table-cell office:value-type="float" office:value="38002" calcext:value-type="float">
            <text:p>38002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" office:value-type="float" office:value="66224" calcext:value-type="float">
            <text:p>66224</text:p>
          </table:table-cell>
          <table:table-cell table:style-name="ce1" office:value-type="float" office:value="72152" calcext:value-type="float">
            <text:p>72152</text:p>
          </table:table-cell>
          <table:table-cell table:style-name="ce1" office:value-type="float" office:value="80160" calcext:value-type="float">
            <text:p>80160</text:p>
          </table:table-cell>
          <table:table-cell table:style-name="ce1" office:value-type="float" office:value="70215" calcext:value-type="float">
            <text:p>70215</text:p>
          </table:table-cell>
          <table:table-cell table:style-name="ce1" office:value-type="float" office:value="69402" calcext:value-type="float">
            <text:p>69402</text:p>
          </table:table-cell>
          <table:table-cell table:style-name="ce1" office:value-type="float" office:value="66923" calcext:value-type="float">
            <text:p>66923</text:p>
          </table:table-cell>
          <table:table-cell table:style-name="ce1" office:value-type="float" office:value="68663" calcext:value-type="float">
            <text:p>68663</text:p>
          </table:table-cell>
          <table:table-cell table:style-name="ce1" office:value-type="float" office:value="65216" calcext:value-type="float">
            <text:p>65216</text:p>
          </table:table-cell>
          <table:table-cell table:style-name="ce1" office:value-type="float" office:value="70168" calcext:value-type="float">
            <text:p>70168</text:p>
          </table:table-cell>
          <table:table-cell table:style-name="ce1" office:value-type="float" office:value="81192" calcext:value-type="float">
            <text:p>81192</text:p>
          </table:table-cell>
          <table:table-cell table:style-name="ce3" office:value-type="float" office:value="66871" calcext:value-type="float">
            <text:p>66871</text:p>
          </table:table-cell>
          <table:table-cell table:style-name="ce3" office:value-type="float" office:value="58688" calcext:value-type="float">
            <text:p>58688</text:p>
          </table:table-cell>
          <table:table-cell table:style-name="ce3"/>
          <table:table-cell table:style-name="ce1" office:value-type="float" office:value="67054" calcext:value-type="float">
            <text:p>67054</text:p>
          </table:table-cell>
          <table:table-cell table:style-name="ce1" office:value-type="float" office:value="53837" calcext:value-type="float">
            <text:p>53837</text:p>
          </table:table-cell>
          <table:table-cell table:style-name="ce1" office:value-type="float" office:value="67520" calcext:value-type="float">
            <text:p>67520</text:p>
          </table:table-cell>
          <table:table-cell table:style-name="ce1" office:value-type="float" office:value="62636" calcext:value-type="float">
            <text:p>62636</text:p>
          </table:table-cell>
          <table:table-cell table:style-name="ce1" office:value-type="float" office:value="62031" calcext:value-type="float">
            <text:p>62031</text:p>
          </table:table-cell>
          <table:table-cell table:style-name="ce1" office:value-type="float" office:value="56551" calcext:value-type="float">
            <text:p>56551</text:p>
          </table:table-cell>
          <table:table-cell table:style-name="ce1" office:value-type="float" office:value="68721" calcext:value-type="float">
            <text:p>68721</text:p>
          </table:table-cell>
          <table:table-cell table:style-name="ce1" office:value-type="float" office:value="65224" calcext:value-type="float">
            <text:p>65224</text:p>
          </table:table-cell>
          <table:table-cell table:style-name="ce1" office:value-type="float" office:value="73750" calcext:value-type="float">
            <text:p>73750</text:p>
          </table:table-cell>
          <table:table-cell table:style-name="ce1" office:value-type="float" office:value="79056" calcext:value-type="float">
            <text:p>79056</text:p>
          </table:table-cell>
          <table:table-cell office:value-type="float" office:value="75486" calcext:value-type="float">
            <text:p>75486</text:p>
          </table:table-cell>
          <table:table-cell table:style-name="ce5" office:value-type="float" office:value="57659" calcext:value-type="float">
            <text:p>57659</text:p>
          </table:table-cell>
          <table:table-cell/>
          <table:table-cell office:value-type="float" office:value="63411" calcext:value-type="float">
            <text:p>63411</text:p>
          </table:table-cell>
          <table:table-cell office:value-type="float" office:value="72690" calcext:value-type="float">
            <text:p>72690</text:p>
          </table:table-cell>
          <table:table-cell office:value-type="float" office:value="82563" calcext:value-type="float">
            <text:p>82563</text:p>
          </table:table-cell>
          <table:table-cell office:value-type="float" office:value="81339" calcext:value-type="float">
            <text:p>81339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TOTALE TRAFFICO COMMERCIALE</text:p>
          </table:table-cell>
          <table:table-cell table:style-name="ce1" office:value-type="float" office:value="3926625" calcext:value-type="float">
            <text:p>3926625</text:p>
          </table:table-cell>
          <table:table-cell table:style-name="ce1" office:value-type="float" office:value="3413900" calcext:value-type="float">
            <text:p>3413900</text:p>
          </table:table-cell>
          <table:table-cell table:style-name="ce1" office:value-type="float" office:value="4031828" calcext:value-type="float">
            <text:p>4031828</text:p>
          </table:table-cell>
          <table:table-cell table:style-name="ce1" office:value-type="float" office:value="3567570" calcext:value-type="float">
            <text:p>3567570</text:p>
          </table:table-cell>
          <table:table-cell table:style-name="ce1" office:value-type="float" office:value="4327544" calcext:value-type="float">
            <text:p>4327544</text:p>
          </table:table-cell>
          <table:table-cell table:style-name="ce1" office:value-type="float" office:value="4283202" calcext:value-type="float">
            <text:p>4283202</text:p>
          </table:table-cell>
          <table:table-cell table:style-name="ce1" office:value-type="float" office:value="3877992" calcext:value-type="float">
            <text:p>3877992</text:p>
          </table:table-cell>
          <table:table-cell table:style-name="ce1" office:value-type="float" office:value="4063042" calcext:value-type="float">
            <text:p>4063042</text:p>
          </table:table-cell>
          <table:table-cell table:style-name="ce1" office:value-type="float" office:value="3620597" calcext:value-type="float">
            <text:p>3620597</text:p>
          </table:table-cell>
          <table:table-cell table:style-name="ce1" office:value-type="float" office:value="4238531" calcext:value-type="float">
            <text:p>4238531</text:p>
          </table:table-cell>
          <table:table-cell table:style-name="ce3" office:value-type="float" office:value="3859428" calcext:value-type="float">
            <text:p>3859428</text:p>
          </table:table-cell>
          <table:table-cell table:style-name="ce3" office:value-type="float" office:value="3665167" calcext:value-type="float">
            <text:p>3665167</text:p>
          </table:table-cell>
          <table:table-cell table:style-name="ce3"/>
          <table:table-cell table:style-name="ce1" office:value-type="float" office:value="3577871" calcext:value-type="float">
            <text:p>3577871</text:p>
          </table:table-cell>
          <table:table-cell table:style-name="ce1" office:value-type="float" office:value="3588215" calcext:value-type="float">
            <text:p>3588215</text:p>
          </table:table-cell>
          <table:table-cell table:style-name="ce1" office:value-type="float" office:value="4053444" calcext:value-type="float">
            <text:p>4053444</text:p>
          </table:table-cell>
          <table:table-cell table:style-name="ce1" office:value-type="float" office:value="3847186" calcext:value-type="float">
            <text:p>3847186</text:p>
          </table:table-cell>
          <table:table-cell table:style-name="ce1" office:value-type="float" office:value="3748751" calcext:value-type="float">
            <text:p>3748751</text:p>
          </table:table-cell>
          <table:table-cell table:style-name="ce1" office:value-type="float" office:value="3556663" calcext:value-type="float">
            <text:p>3556663</text:p>
          </table:table-cell>
          <table:table-cell table:style-name="ce1" office:value-type="float" office:value="4187053" calcext:value-type="float">
            <text:p>4187053</text:p>
          </table:table-cell>
          <table:table-cell table:style-name="ce1" office:value-type="float" office:value="3773107" calcext:value-type="float">
            <text:p>3773107</text:p>
          </table:table-cell>
          <table:table-cell table:style-name="ce1" office:value-type="float" office:value="3465881" calcext:value-type="float">
            <text:p>3465881</text:p>
          </table:table-cell>
          <table:table-cell table:style-name="ce1" office:value-type="float" office:value="4132803" calcext:value-type="float">
            <text:p>4132803</text:p>
          </table:table-cell>
          <table:table-cell office:value-type="float" office:value="3608643" calcext:value-type="float">
            <text:p>3608643</text:p>
          </table:table-cell>
          <table:table-cell table:style-name="ce5" office:value-type="float" office:value="3793838" calcext:value-type="float">
            <text:p>3793838</text:p>
          </table:table-cell>
          <table:table-cell/>
          <table:table-cell office:value-type="float" office:value="3708541" calcext:value-type="float">
            <text:p>3708541</text:p>
          </table:table-cell>
          <table:table-cell office:value-type="float" office:value="3624178" calcext:value-type="float">
            <text:p>3624178</text:p>
          </table:table-cell>
          <table:table-cell office:value-type="float" office:value="3858532" calcext:value-type="float">
            <text:p>3858532</text:p>
          </table:table-cell>
          <table:table-cell office:value-type="float" office:value="3738016" calcext:value-type="float">
            <text:p>3738016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FUNZIONE INDUSTRIA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nfuse solide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8639" calcext:value-type="float">
            <text:p>8639</text:p>
          </table:table-cell>
          <table:table-cell table:style-name="ce1" office:value-type="float" office:value="7592" calcext:value-type="float">
            <text:p>7592</text:p>
          </table:table-cell>
          <table:table-cell table:style-name="ce1" office:value-type="float" office:value="19543" calcext:value-type="float">
            <text:p>19543</text:p>
          </table:table-cell>
          <table:table-cell table:style-name="ce1" office:value-type="float" office:value="25434" calcext:value-type="float">
            <text:p>25434</text:p>
          </table:table-cell>
          <table:table-cell table:style-name="ce1" office:value-type="float" office:value="15812" calcext:value-type="float">
            <text:p>15812</text:p>
          </table:table-cell>
          <table:table-cell table:style-name="ce1" office:value-type="float" office:value="21660" calcext:value-type="float">
            <text:p>21660</text:p>
          </table:table-cell>
          <table:table-cell table:style-name="ce1" office:value-type="float" office:value="11154" calcext:value-type="float">
            <text:p>11154</text:p>
          </table:table-cell>
          <table:table-cell table:style-name="ce1" office:value-type="float" office:value="14711" calcext:value-type="float">
            <text:p>14711</text:p>
          </table:table-cell>
          <table:table-cell table:style-name="ce1" office:value-type="float" office:value="16596" calcext:value-type="float">
            <text:p>16596</text:p>
          </table:table-cell>
          <table:table-cell table:style-name="ce3" office:value-type="float" office:value="22496" calcext:value-type="float">
            <text:p>22496</text:p>
          </table:table-cell>
          <table:table-cell table:style-name="ce3" office:value-type="float" office:value="5196" calcext:value-type="float">
            <text:p>5196</text:p>
          </table:table-cell>
          <table:table-cell table:style-name="ce3"/>
          <table:table-cell table:style-name="ce1" office:value-type="float" office:value="5150" calcext:value-type="float">
            <text:p>5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530" calcext:value-type="float">
            <text:p>15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15800" calcext:value-type="float">
            <text:p>15800</text:p>
          </table:table-cell>
          <table:table-cell table:style-name="ce1" office:value-type="float" office:value="13300" calcext:value-type="float">
            <text:p>13300</text:p>
          </table:table-cell>
          <table:table-cell table:style-name="ce1" office:value-type="float" office:value="7905" calcext:value-type="float">
            <text:p>7905</text:p>
          </table:table-cell>
          <table:table-cell table:style-name="ce1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table:style-name="ce5" office:value-type="float" office:value="7900" calcext:value-type="float">
            <text:p>7900</text:p>
          </table:table-cell>
          <table:table-cell/>
          <table:table-cell table:number-columns-repeated="3" office:value-type="float" office:value="7900" calcext:value-type="float">
            <text:p>7900</text:p>
          </table:table-cell>
          <table:table-cell office:value-type="float" office:value="21570" calcext:value-type="float">
            <text:p>2157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raffico siderurgici</text:p>
          </table:table-cell>
          <table:table-cell table:style-name="ce1" office:value-type="float" office:value="292804" calcext:value-type="float">
            <text:p>292804</text:p>
          </table:table-cell>
          <table:table-cell table:style-name="ce1" office:value-type="float" office:value="291605" calcext:value-type="float">
            <text:p>291605</text:p>
          </table:table-cell>
          <table:table-cell table:style-name="ce1" office:value-type="float" office:value="346497" calcext:value-type="float">
            <text:p>346497</text:p>
          </table:table-cell>
          <table:table-cell table:style-name="ce1" office:value-type="float" office:value="319928" calcext:value-type="float">
            <text:p>319928</text:p>
          </table:table-cell>
          <table:table-cell table:style-name="ce1" office:value-type="float" office:value="288590" calcext:value-type="float">
            <text:p>288590</text:p>
          </table:table-cell>
          <table:table-cell table:style-name="ce1" office:value-type="float" office:value="268012" calcext:value-type="float">
            <text:p>268012</text:p>
          </table:table-cell>
          <table:table-cell table:style-name="ce1" office:value-type="float" office:value="214378" calcext:value-type="float">
            <text:p>214378</text:p>
          </table:table-cell>
          <table:table-cell table:style-name="ce1" office:value-type="float" office:value="264712" calcext:value-type="float">
            <text:p>264712</text:p>
          </table:table-cell>
          <table:table-cell table:style-name="ce1" office:value-type="float" office:value="238298" calcext:value-type="float">
            <text:p>238298</text:p>
          </table:table-cell>
          <table:table-cell table:style-name="ce1" office:value-type="float" office:value="294555" calcext:value-type="float">
            <text:p>294555</text:p>
          </table:table-cell>
          <table:table-cell table:style-name="ce3" office:value-type="float" office:value="226770" calcext:value-type="float">
            <text:p>226770</text:p>
          </table:table-cell>
          <table:table-cell table:style-name="ce3" office:value-type="float" office:value="112047" calcext:value-type="float">
            <text:p>112047</text:p>
          </table:table-cell>
          <table:table-cell table:style-name="ce3"/>
          <table:table-cell table:style-name="ce1" office:value-type="float" office:value="277033" calcext:value-type="float">
            <text:p>277033</text:p>
          </table:table-cell>
          <table:table-cell table:style-name="ce1" office:value-type="float" office:value="165439" calcext:value-type="float">
            <text:p>165439</text:p>
          </table:table-cell>
          <table:table-cell table:style-name="ce1" office:value-type="float" office:value="262333" calcext:value-type="float">
            <text:p>262333</text:p>
          </table:table-cell>
          <table:table-cell table:style-name="ce1" office:value-type="float" office:value="281806" calcext:value-type="float">
            <text:p>281806</text:p>
          </table:table-cell>
          <table:table-cell table:style-name="ce1" office:value-type="float" office:value="265962" calcext:value-type="float">
            <text:p>265962</text:p>
          </table:table-cell>
          <table:table-cell table:style-name="ce1" office:value-type="float" office:value="263606" calcext:value-type="float">
            <text:p>263606</text:p>
          </table:table-cell>
          <table:table-cell table:style-name="ce1" office:value-type="float" office:value="369422" calcext:value-type="float">
            <text:p>369422</text:p>
          </table:table-cell>
          <table:table-cell table:style-name="ce1" office:value-type="float" office:value="176539" calcext:value-type="float">
            <text:p>176539</text:p>
          </table:table-cell>
          <table:table-cell table:style-name="ce1" office:value-type="float" office:value="180047" calcext:value-type="float">
            <text:p>180047</text:p>
          </table:table-cell>
          <table:table-cell table:style-name="ce1" office:value-type="float" office:value="344246" calcext:value-type="float">
            <text:p>344246</text:p>
          </table:table-cell>
          <table:table-cell office:value-type="float" office:value="248713" calcext:value-type="float">
            <text:p>248713</text:p>
          </table:table-cell>
          <table:table-cell table:style-name="ce5" office:value-type="float" office:value="256526" calcext:value-type="float">
            <text:p>256526</text:p>
          </table:table-cell>
          <table:table-cell/>
          <table:table-cell office:value-type="float" office:value="234337" calcext:value-type="float">
            <text:p>234337</text:p>
          </table:table-cell>
          <table:table-cell office:value-type="float" office:value="258294" calcext:value-type="float">
            <text:p>258294</text:p>
          </table:table-cell>
          <table:table-cell office:value-type="float" office:value="237134" calcext:value-type="float">
            <text:p>237134</text:p>
          </table:table-cell>
          <table:table-cell office:value-type="float" office:value="187987" calcext:value-type="float">
            <text:p>187987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OTALE TRAFFICO INDUSTRIALE</text:p>
          </table:table-cell>
          <table:table-cell table:style-name="ce1" office:value-type="float" office:value="297203" calcext:value-type="float">
            <text:p>297203</text:p>
          </table:table-cell>
          <table:table-cell table:style-name="ce1" office:value-type="float" office:value="300244" calcext:value-type="float">
            <text:p>300244</text:p>
          </table:table-cell>
          <table:table-cell table:style-name="ce1" office:value-type="float" office:value="354089" calcext:value-type="float">
            <text:p>354089</text:p>
          </table:table-cell>
          <table:table-cell table:style-name="ce1" office:value-type="float" office:value="339471" calcext:value-type="float">
            <text:p>339471</text:p>
          </table:table-cell>
          <table:table-cell table:style-name="ce1" office:value-type="float" office:value="314024" calcext:value-type="float">
            <text:p>314024</text:p>
          </table:table-cell>
          <table:table-cell table:style-name="ce1" office:value-type="float" office:value="283824" calcext:value-type="float">
            <text:p>283824</text:p>
          </table:table-cell>
          <table:table-cell table:style-name="ce1" office:value-type="float" office:value="236038" calcext:value-type="float">
            <text:p>236038</text:p>
          </table:table-cell>
          <table:table-cell table:style-name="ce1" office:value-type="float" office:value="275866" calcext:value-type="float">
            <text:p>275866</text:p>
          </table:table-cell>
          <table:table-cell table:style-name="ce1" office:value-type="float" office:value="253009" calcext:value-type="float">
            <text:p>253009</text:p>
          </table:table-cell>
          <table:table-cell table:style-name="ce1" office:value-type="float" office:value="311151" calcext:value-type="float">
            <text:p>311151</text:p>
          </table:table-cell>
          <table:table-cell table:style-name="ce3" office:value-type="float" office:value="249266" calcext:value-type="float">
            <text:p>249266</text:p>
          </table:table-cell>
          <table:table-cell table:style-name="ce3" office:value-type="float" office:value="117243" calcext:value-type="float">
            <text:p>117243</text:p>
          </table:table-cell>
          <table:table-cell table:style-name="ce3"/>
          <table:table-cell table:style-name="ce1" office:value-type="float" office:value="282183" calcext:value-type="float">
            <text:p>282183</text:p>
          </table:table-cell>
          <table:table-cell table:style-name="ce1" office:value-type="float" office:value="165439" calcext:value-type="float">
            <text:p>165439</text:p>
          </table:table-cell>
          <table:table-cell table:style-name="ce1" office:value-type="float" office:value="277863" calcext:value-type="float">
            <text:p>277863</text:p>
          </table:table-cell>
          <table:table-cell table:style-name="ce1" office:value-type="float" office:value="281806" calcext:value-type="float">
            <text:p>281806</text:p>
          </table:table-cell>
          <table:table-cell table:style-name="ce1" office:value-type="float" office:value="273592" calcext:value-type="float">
            <text:p>273592</text:p>
          </table:table-cell>
          <table:table-cell table:style-name="ce1" office:value-type="float" office:value="268706" calcext:value-type="float">
            <text:p>268706</text:p>
          </table:table-cell>
          <table:table-cell table:style-name="ce1" office:value-type="float" office:value="385222" calcext:value-type="float">
            <text:p>385222</text:p>
          </table:table-cell>
          <table:table-cell table:style-name="ce1" office:value-type="float" office:value="189839" calcext:value-type="float">
            <text:p>189839</text:p>
          </table:table-cell>
          <table:table-cell table:style-name="ce1" office:value-type="float" office:value="187952" calcext:value-type="float">
            <text:p>187952</text:p>
          </table:table-cell>
          <table:table-cell table:style-name="ce1" office:value-type="float" office:value="352146" calcext:value-type="float">
            <text:p>352146</text:p>
          </table:table-cell>
          <table:table-cell office:value-type="float" office:value="256313" calcext:value-type="float">
            <text:p>256313</text:p>
          </table:table-cell>
          <table:table-cell table:style-name="ce5" office:value-type="float" office:value="264426" calcext:value-type="float">
            <text:p>264426</text:p>
          </table:table-cell>
          <table:table-cell/>
          <table:table-cell office:value-type="float" office:value="242237" calcext:value-type="float">
            <text:p>242237</text:p>
          </table:table-cell>
          <table:table-cell office:value-type="float" office:value="266194" calcext:value-type="float">
            <text:p>266194</text:p>
          </table:table-cell>
          <table:table-cell office:value-type="float" office:value="245034" calcext:value-type="float">
            <text:p>245034</text:p>
          </table:table-cell>
          <table:table-cell office:value-type="float" office:value="209557" calcext:value-type="float">
            <text:p>209557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BUNKERS (*) e PROVVISTE DI BORDO</text:p>
          </table:table-cell>
          <table:table-cell table:style-name="ce1" office:value-type="float" office:value="104562" calcext:value-type="float">
            <text:p>104562</text:p>
          </table:table-cell>
          <table:table-cell table:style-name="ce1" office:value-type="float" office:value="88937" calcext:value-type="float">
            <text:p>88937</text:p>
          </table:table-cell>
          <table:table-cell table:style-name="ce1" office:value-type="float" office:value="93668" calcext:value-type="float">
            <text:p>93668</text:p>
          </table:table-cell>
          <table:table-cell table:style-name="ce1" office:value-type="float" office:value="91250" calcext:value-type="float">
            <text:p>91250</text:p>
          </table:table-cell>
          <table:table-cell table:style-name="ce1" office:value-type="float" office:value="99911" calcext:value-type="float">
            <text:p>99911</text:p>
          </table:table-cell>
          <table:table-cell table:style-name="ce1" office:value-type="float" office:value="115432" calcext:value-type="float">
            <text:p>115432</text:p>
          </table:table-cell>
          <table:table-cell table:style-name="ce1" office:value-type="float" office:value="101066" calcext:value-type="float">
            <text:p>101066</text:p>
          </table:table-cell>
          <table:table-cell table:style-name="ce1" office:value-type="float" office:value="116644" calcext:value-type="float">
            <text:p>116644</text:p>
          </table:table-cell>
          <table:table-cell table:style-name="ce1" office:value-type="float" office:value="91846" calcext:value-type="float">
            <text:p>91846</text:p>
          </table:table-cell>
          <table:table-cell table:style-name="ce1" office:value-type="float" office:value="98792" calcext:value-type="float">
            <text:p>98792</text:p>
          </table:table-cell>
          <table:table-cell table:style-name="ce3" office:value-type="float" office:value="99794" calcext:value-type="float">
            <text:p>99794</text:p>
          </table:table-cell>
          <table:table-cell table:style-name="ce3" office:value-type="float" office:value="82491" calcext:value-type="float">
            <text:p>82491</text:p>
          </table:table-cell>
          <table:table-cell table:style-name="ce3"/>
          <table:table-cell table:style-name="ce1" office:value-type="float" office:value="79655" calcext:value-type="float">
            <text:p>79655</text:p>
          </table:table-cell>
          <table:table-cell table:style-name="ce1" office:value-type="float" office:value="76016" calcext:value-type="float">
            <text:p>76016</text:p>
          </table:table-cell>
          <table:table-cell table:style-name="ce1" office:value-type="float" office:value="85207" calcext:value-type="float">
            <text:p>85207</text:p>
          </table:table-cell>
          <table:table-cell table:style-name="ce1" office:value-type="float" office:value="86165" calcext:value-type="float">
            <text:p>86165</text:p>
          </table:table-cell>
          <table:table-cell table:style-name="ce1" office:value-type="float" office:value="99269" calcext:value-type="float">
            <text:p>99269</text:p>
          </table:table-cell>
          <table:table-cell table:style-name="ce1" office:value-type="float" office:value="85956" calcext:value-type="float">
            <text:p>85956</text:p>
          </table:table-cell>
          <table:table-cell table:style-name="ce1" office:value-type="float" office:value="99156" calcext:value-type="float">
            <text:p>99156</text:p>
          </table:table-cell>
          <table:table-cell table:style-name="ce1" office:value-type="float" office:value="89326" calcext:value-type="float">
            <text:p>89326</text:p>
          </table:table-cell>
          <table:table-cell table:style-name="ce1" office:value-type="float" office:value="85445" calcext:value-type="float">
            <text:p>85445</text:p>
          </table:table-cell>
          <table:table-cell table:style-name="ce1" office:value-type="float" office:value="80929" calcext:value-type="float">
            <text:p>80929</text:p>
          </table:table-cell>
          <table:table-cell office:value-type="float" office:value="70528" calcext:value-type="float">
            <text:p>70528</text:p>
          </table:table-cell>
          <table:table-cell table:style-name="ce5" office:value-type="float" office:value="79225" calcext:value-type="float">
            <text:p>79225</text:p>
          </table:table-cell>
          <table:table-cell/>
          <table:table-cell office:value-type="float" office:value="80649" calcext:value-type="float">
            <text:p>80649</text:p>
          </table:table-cell>
          <table:table-cell office:value-type="float" office:value="66531" calcext:value-type="float">
            <text:p>66531</text:p>
          </table:table-cell>
          <table:table-cell office:value-type="float" office:value="76203" calcext:value-type="float">
            <text:p>76203</text:p>
          </table:table-cell>
          <table:table-cell office:value-type="float" office:value="75857" calcext:value-type="float">
            <text:p>75857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TOTALE GENERALE</text:p>
          </table:table-cell>
          <table:table-cell table:style-name="ce1" office:value-type="float" office:value="4328390" calcext:value-type="float">
            <text:p>4328390</text:p>
          </table:table-cell>
          <table:table-cell table:style-name="ce1" office:value-type="float" office:value="3803081" calcext:value-type="float">
            <text:p>3803081</text:p>
          </table:table-cell>
          <table:table-cell table:style-name="ce1" office:value-type="float" office:value="4479585" calcext:value-type="float">
            <text:p>4479585</text:p>
          </table:table-cell>
          <table:table-cell table:style-name="ce1" office:value-type="float" office:value="3998291" calcext:value-type="float">
            <text:p>3998291</text:p>
          </table:table-cell>
          <table:table-cell table:style-name="ce1" office:value-type="float" office:value="4741479" calcext:value-type="float">
            <text:p>4741479</text:p>
          </table:table-cell>
          <table:table-cell table:style-name="ce1" office:value-type="float" office:value="4682458" calcext:value-type="float">
            <text:p>4682458</text:p>
          </table:table-cell>
          <table:table-cell table:style-name="ce1" office:value-type="float" office:value="4215096" calcext:value-type="float">
            <text:p>4215096</text:p>
          </table:table-cell>
          <table:table-cell table:style-name="ce1" office:value-type="float" office:value="4455552" calcext:value-type="float">
            <text:p>4455552</text:p>
          </table:table-cell>
          <table:table-cell table:style-name="ce1" office:value-type="float" office:value="3965452" calcext:value-type="float">
            <text:p>3965452</text:p>
          </table:table-cell>
          <table:table-cell table:style-name="ce1" office:value-type="float" office:value="4648474" calcext:value-type="float">
            <text:p>4648474</text:p>
          </table:table-cell>
          <table:table-cell table:style-name="ce3" office:value-type="float" office:value="4208488" calcext:value-type="float">
            <text:p>4208488</text:p>
          </table:table-cell>
          <table:table-cell table:style-name="ce3" office:value-type="float" office:value="3864901" calcext:value-type="float">
            <text:p>3864901</text:p>
          </table:table-cell>
          <table:table-cell table:style-name="ce3"/>
          <table:table-cell table:style-name="ce1" office:value-type="float" office:value="3939709" calcext:value-type="float">
            <text:p>3939709</text:p>
          </table:table-cell>
          <table:table-cell table:style-name="ce1" office:value-type="float" office:value="3829670" calcext:value-type="float">
            <text:p>3829670</text:p>
          </table:table-cell>
          <table:table-cell table:style-name="ce1" office:value-type="float" office:value="4416514" calcext:value-type="float">
            <text:p>4416514</text:p>
          </table:table-cell>
          <table:table-cell table:style-name="ce1" office:value-type="float" office:value="4215157" calcext:value-type="float">
            <text:p>4215157</text:p>
          </table:table-cell>
          <table:table-cell table:style-name="ce1" office:value-type="float" office:value="4121612" calcext:value-type="float">
            <text:p>4121612</text:p>
          </table:table-cell>
          <table:table-cell table:style-name="ce1" office:value-type="float" office:value="3911325" calcext:value-type="float">
            <text:p>3911325</text:p>
          </table:table-cell>
          <table:table-cell table:style-name="ce1" office:value-type="float" office:value="4671431" calcext:value-type="float">
            <text:p>4671431</text:p>
          </table:table-cell>
          <table:table-cell table:style-name="ce1" office:value-type="float" office:value="4052272" calcext:value-type="float">
            <text:p>4052272</text:p>
          </table:table-cell>
          <table:table-cell table:style-name="ce1" office:value-type="float" office:value="3739278" calcext:value-type="float">
            <text:p>3739278</text:p>
          </table:table-cell>
          <table:table-cell table:style-name="ce1" office:value-type="float" office:value="4565878" calcext:value-type="float">
            <text:p>4565878</text:p>
          </table:table-cell>
          <table:table-cell office:value-type="float" office:value="3935484" calcext:value-type="float">
            <text:p>3935484</text:p>
          </table:table-cell>
          <table:table-cell table:style-name="ce5" office:value-type="float" office:value="4137489" calcext:value-type="float">
            <text:p>4137489</text:p>
          </table:table-cell>
          <table:table-cell/>
          <table:table-cell office:value-type="float" office:value="4031427" calcext:value-type="float">
            <text:p>4031427</text:p>
          </table:table-cell>
          <table:table-cell office:value-type="float" office:value="3956903" calcext:value-type="float">
            <text:p>3956903</text:p>
          </table:table-cell>
          <table:table-cell office:value-type="float" office:value="4179769" calcext:value-type="float">
            <text:p>4179769</text:p>
          </table:table-cell>
          <table:table-cell office:value-type="float" office:value="4023430" calcext:value-type="float">
            <text:p>4023430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UNITA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E CONTAINERS TEUS</text:p>
          </table:table-cell>
          <table:table-cell table:style-name="ce1" office:value-type="float" office:value="150330" calcext:value-type="float">
            <text:p>150330</text:p>
          </table:table-cell>
          <table:table-cell table:style-name="ce1" office:value-type="float" office:value="166695" calcext:value-type="float">
            <text:p>166695</text:p>
          </table:table-cell>
          <table:table-cell table:style-name="ce1" office:value-type="float" office:value="178241" calcext:value-type="float">
            <text:p>178241</text:p>
          </table:table-cell>
          <table:table-cell table:style-name="ce1" office:value-type="float" office:value="177567" calcext:value-type="float">
            <text:p>177567</text:p>
          </table:table-cell>
          <table:table-cell table:style-name="ce1" office:value-type="float" office:value="182103" calcext:value-type="float">
            <text:p>182103</text:p>
          </table:table-cell>
          <table:table-cell table:style-name="ce1" office:value-type="float" office:value="188881" calcext:value-type="float">
            <text:p>188881</text:p>
          </table:table-cell>
          <table:table-cell table:style-name="ce1" office:value-type="float" office:value="184923" calcext:value-type="float">
            <text:p>184923</text:p>
          </table:table-cell>
          <table:table-cell table:style-name="ce1" office:value-type="float" office:value="160873" calcext:value-type="float">
            <text:p>160873</text:p>
          </table:table-cell>
          <table:table-cell table:style-name="ce1" office:value-type="float" office:value="154086" calcext:value-type="float">
            <text:p>154086</text:p>
          </table:table-cell>
          <table:table-cell table:style-name="ce1" office:value-type="float" office:value="182028" calcext:value-type="float">
            <text:p>182028</text:p>
          </table:table-cell>
          <table:table-cell table:style-name="ce3" office:value-type="float" office:value="175626" calcext:value-type="float">
            <text:p>175626</text:p>
          </table:table-cell>
          <table:table-cell table:style-name="ce3" office:value-type="float" office:value="163453" calcext:value-type="float">
            <text:p>163453</text:p>
          </table:table-cell>
          <table:table-cell table:style-name="ce3"/>
          <table:table-cell table:style-name="ce1" office:value-type="float" office:value="156070" calcext:value-type="float">
            <text:p>156070</text:p>
          </table:table-cell>
          <table:table-cell table:style-name="ce1" office:value-type="float" office:value="155969" calcext:value-type="float">
            <text:p>155969</text:p>
          </table:table-cell>
          <table:table-cell table:style-name="ce1" office:value-type="float" office:value="169792" calcext:value-type="float">
            <text:p>169792</text:p>
          </table:table-cell>
          <table:table-cell table:style-name="ce1" office:value-type="float" office:value="175196" calcext:value-type="float">
            <text:p>175196</text:p>
          </table:table-cell>
          <table:table-cell table:style-name="ce1" office:value-type="float" office:value="167016" calcext:value-type="float">
            <text:p>167016</text:p>
          </table:table-cell>
          <table:table-cell table:style-name="ce1" office:value-type="float" office:value="169005" calcext:value-type="float">
            <text:p>169005</text:p>
          </table:table-cell>
          <table:table-cell table:style-name="ce1" office:value-type="float" office:value="188519" calcext:value-type="float">
            <text:p>188519</text:p>
          </table:table-cell>
          <table:table-cell table:style-name="ce1" office:value-type="float" office:value="153145" calcext:value-type="float">
            <text:p>153145</text:p>
          </table:table-cell>
          <table:table-cell table:style-name="ce1" office:value-type="float" office:value="159128" calcext:value-type="float">
            <text:p>159128</text:p>
          </table:table-cell>
          <table:table-cell table:style-name="ce1" office:value-type="float" office:value="170034" calcext:value-type="float">
            <text:p>170034</text:p>
          </table:table-cell>
          <table:table-cell office:value-type="float" office:value="155552" calcext:value-type="float">
            <text:p>155552</text:p>
          </table:table-cell>
          <table:table-cell table:style-name="ce5" office:value-type="float" office:value="168587" calcext:value-type="float">
            <text:p>168587</text:p>
          </table:table-cell>
          <table:table-cell/>
          <table:table-cell office:value-type="float" office:value="157089" calcext:value-type="float">
            <text:p>157089</text:p>
          </table:table-cell>
          <table:table-cell office:value-type="float" office:value="166009" calcext:value-type="float">
            <text:p>166009</text:p>
          </table:table-cell>
          <table:table-cell office:value-type="float" office:value="178448" calcext:value-type="float">
            <text:p>178448</text:p>
          </table:table-cell>
          <table:table-cell office:value-type="float" office:value="176947" calcext:value-type="float">
            <text:p>176947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NAVI <text:s/>ARRIVATE</text:p>
          </table:table-cell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620</text:p>
          </table:table-cell>
          <table:table-cell table:style-name="ce1" office:value-type="string" calcext:value-type="string">
            <text:p>668</text:p>
          </table:table-cell>
          <table:table-cell table:style-name="ce1" office:value-type="string" calcext:value-type="string">
            <text:p>664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522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 S L</text:p>
          </table:table-cell>
          <table:table-cell table:style-name="ce1" office:value-type="float" office:value="14267440" calcext:value-type="float">
            <text:p>14267440</text:p>
          </table:table-cell>
          <table:table-cell table:style-name="ce1" office:value-type="float" office:value="13162533" calcext:value-type="float">
            <text:p>13162533</text:p>
          </table:table-cell>
          <table:table-cell table:style-name="ce1" office:value-type="float" office:value="14621430" calcext:value-type="float">
            <text:p>14621430</text:p>
          </table:table-cell>
          <table:table-cell table:style-name="ce1" office:value-type="float" office:value="16425600" calcext:value-type="float">
            <text:p>16425600</text:p>
          </table:table-cell>
          <table:table-cell table:style-name="ce1" office:value-type="float" office:value="16528308" calcext:value-type="float">
            <text:p>16528308</text:p>
          </table:table-cell>
          <table:table-cell table:style-name="ce1" office:value-type="float" office:value="17882962" calcext:value-type="float">
            <text:p>17882962</text:p>
          </table:table-cell>
          <table:table-cell table:style-name="ce1" office:value-type="float" office:value="19038655" calcext:value-type="float">
            <text:p>19038655</text:p>
          </table:table-cell>
          <table:table-cell table:style-name="ce1" office:value-type="float" office:value="19357122" calcext:value-type="float">
            <text:p>19357122</text:p>
          </table:table-cell>
          <table:table-cell table:style-name="ce1" office:value-type="float" office:value="17403722" calcext:value-type="float">
            <text:p>17403722</text:p>
          </table:table-cell>
          <table:table-cell table:style-name="ce1" office:value-type="float" office:value="16223550" calcext:value-type="float">
            <text:p>16223550</text:p>
          </table:table-cell>
          <table:table-cell table:style-name="ce3" office:value-type="float" office:value="15113845" calcext:value-type="float">
            <text:p>15113845</text:p>
          </table:table-cell>
          <table:table-cell table:style-name="ce3" office:value-type="float" office:value="14098558" calcext:value-type="float">
            <text:p>14098558</text:p>
          </table:table-cell>
          <table:table-cell table:style-name="ce3"/>
          <table:table-cell table:style-name="ce1" office:value-type="float" office:value="12824541" calcext:value-type="float">
            <text:p>12824541</text:p>
          </table:table-cell>
          <table:table-cell table:style-name="ce1" office:value-type="float" office:value="14760261" calcext:value-type="float">
            <text:p>14760261</text:p>
          </table:table-cell>
          <table:table-cell table:style-name="ce1" office:value-type="float" office:value="15000000" calcext:value-type="float">
            <text:p>15000000</text:p>
          </table:table-cell>
          <table:table-cell table:style-name="ce1" office:value-type="float" office:value="15360000" calcext:value-type="float">
            <text:p>15360000</text:p>
          </table:table-cell>
          <table:table-cell table:style-name="ce1" office:value-type="float" office:value="16260000" calcext:value-type="float">
            <text:p>16260000</text:p>
          </table:table-cell>
          <table:table-cell table:style-name="ce1" office:value-type="float" office:value="19110000" calcext:value-type="float">
            <text:p>19110000</text:p>
          </table:table-cell>
          <table:table-cell table:style-name="ce1" office:value-type="float" office:value="18750000" calcext:value-type="float">
            <text:p>18750000</text:p>
          </table:table-cell>
          <table:table-cell table:style-name="ce1" office:value-type="float" office:value="15960000" calcext:value-type="float">
            <text:p>15960000</text:p>
          </table:table-cell>
          <table:table-cell table:style-name="ce1" office:value-type="float" office:value="15660000" calcext:value-type="float">
            <text:p>15660000</text:p>
          </table:table-cell>
          <table:table-cell office:value-type="float" office:value="15660000" calcext:value-type="float">
            <text:p>15660000</text:p>
          </table:table-cell>
          <table:table-cell office:value-type="float" office:value="12780000" calcext:value-type="float">
            <text:p>12780000</text:p>
          </table:table-cell>
          <table:table-cell table:style-name="ce5" office:value-type="float" office:value="13380000" calcext:value-type="float">
            <text:p>13380000</text:p>
          </table:table-cell>
          <table:table-cell/>
          <table:table-cell office:value-type="float" office:value="12960000" calcext:value-type="float">
            <text:p>12960000</text:p>
          </table:table-cell>
          <table:table-cell office:value-type="float" office:value="12120000" calcext:value-type="float">
            <text:p>12120000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4100000" calcext:value-type="float">
            <text:p>14100000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9"/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NAVI <text:s/>PARTITE</text:p>
          </table:table-cell>
          <table:table-cell table:number-columns-repeated="2" table:style-name="ce1" office:value-type="string" calcext:value-type="string">
            <text:p>456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633</text:p>
          </table:table-cell>
          <table:table-cell table:style-name="ce1" office:value-type="string" calcext:value-type="string">
            <text:p>629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647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533</text:p>
          </table:table-cell>
          <table:table-cell office:value-type="float" office:value="451" calcext:value-type="float">
            <text:p>451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49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532</text:p>
          </table:table-cell>
          <table:table-cell table:number-columns-repeated="2" table:style-name="ce1" office:value-type="string" calcext:value-type="string">
            <text:p>522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 S L</text:p>
          </table:table-cell>
          <table:table-cell table:style-name="ce1" office:value-type="float" office:value="13986112" calcext:value-type="float">
            <text:p>13986112</text:p>
          </table:table-cell>
          <table:table-cell table:style-name="ce1" office:value-type="float" office:value="13318972" calcext:value-type="float">
            <text:p>13318972</text:p>
          </table:table-cell>
          <table:table-cell table:style-name="ce1" office:value-type="float" office:value="14604769" calcext:value-type="float">
            <text:p>14604769</text:p>
          </table:table-cell>
          <table:table-cell table:style-name="ce1" office:value-type="float" office:value="15875391" calcext:value-type="float">
            <text:p>15875391</text:p>
          </table:table-cell>
          <table:table-cell table:style-name="ce1" office:value-type="float" office:value="17064248" calcext:value-type="float">
            <text:p>17064248</text:p>
          </table:table-cell>
          <table:table-cell table:style-name="ce1" office:value-type="float" office:value="18126546" calcext:value-type="float">
            <text:p>18126546</text:p>
          </table:table-cell>
          <table:table-cell table:style-name="ce1" office:value-type="float" office:value="19007369" calcext:value-type="float">
            <text:p>19007369</text:p>
          </table:table-cell>
          <table:table-cell table:style-name="ce1" office:value-type="float" office:value="19280800" calcext:value-type="float">
            <text:p>19280800</text:p>
          </table:table-cell>
          <table:table-cell table:style-name="ce1" office:value-type="float" office:value="17262387" calcext:value-type="float">
            <text:p>17262387</text:p>
          </table:table-cell>
          <table:table-cell table:style-name="ce1" office:value-type="float" office:value="16183932" calcext:value-type="float">
            <text:p>16183932</text:p>
          </table:table-cell>
          <table:table-cell table:style-name="ce3" office:value-type="float" office:value="14707110" calcext:value-type="float">
            <text:p>14707110</text:p>
          </table:table-cell>
          <table:table-cell table:style-name="ce3" office:value-type="float" office:value="14078390" calcext:value-type="float">
            <text:p>14078390</text:p>
          </table:table-cell>
          <table:table-cell table:style-name="ce3"/>
          <table:table-cell table:style-name="ce1" office:value-type="float" office:value="12464598" calcext:value-type="float">
            <text:p>12464598</text:p>
          </table:table-cell>
          <table:table-cell table:style-name="ce1" office:value-type="float" office:value="14988276" calcext:value-type="float">
            <text:p>14988276</text:p>
          </table:table-cell>
          <table:table-cell table:style-name="ce1" office:value-type="float" office:value="15000000" calcext:value-type="float">
            <text:p>15000000</text:p>
          </table:table-cell>
          <table:table-cell table:style-name="ce1" office:value-type="float" office:value="15360000" calcext:value-type="float">
            <text:p>15360000</text:p>
          </table:table-cell>
          <table:table-cell table:style-name="ce1" office:value-type="float" office:value="16260000" calcext:value-type="float">
            <text:p>16260000</text:p>
          </table:table-cell>
          <table:table-cell table:style-name="ce1" office:value-type="float" office:value="19110000" calcext:value-type="float">
            <text:p>19110000</text:p>
          </table:table-cell>
          <table:table-cell table:style-name="ce1" office:value-type="float" office:value="18750000" calcext:value-type="float">
            <text:p>18750000</text:p>
          </table:table-cell>
          <table:table-cell table:style-name="ce1" office:value-type="float" office:value="15960000" calcext:value-type="float">
            <text:p>15960000</text:p>
          </table:table-cell>
          <table:table-cell table:style-name="ce1" office:value-type="float" office:value="15660000" calcext:value-type="float">
            <text:p>15660000</text:p>
          </table:table-cell>
          <table:table-cell office:value-type="float" office:value="15660000" calcext:value-type="float">
            <text:p>15660000</text:p>
          </table:table-cell>
          <table:table-cell office:value-type="float" office:value="12780000" calcext:value-type="float">
            <text:p>12780000</text:p>
          </table:table-cell>
          <table:table-cell table:style-name="ce5" office:value-type="float" office:value="13380000" calcext:value-type="float">
            <text:p>13380000</text:p>
          </table:table-cell>
          <table:table-cell/>
          <table:table-cell office:value-type="float" office:value="12960000" calcext:value-type="float">
            <text:p>12960000</text:p>
          </table:table-cell>
          <table:table-cell office:value-type="float" office:value="12120000" calcext:value-type="float">
            <text:p>12120000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4100000" calcext:value-type="float">
            <text:p>14100000</text:p>
          </table:table-cell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>
            <text:p>MOVIMENTO PASSEGGERI</text:p>
          </table:table-cell>
          <table:table-cell table:style-name="ce1" table:number-columns-repeated="10"/>
          <table:table-cell table:number-columns-repeated="4"/>
          <table:table-cell table:style-name="ce1" table:number-columns-repeated="9"/>
          <table:table-cell table:number-columns-repeated="1000"/>
        </table:table-row>
        <table:table-row table:style-name="ro1">
          <table:table-cell table:style-name="ce1" office:value-type="string" calcext:value-type="string">
            <text:p>Traghetti</text:p>
          </table:table-cell>
          <table:table-cell table:style-name="ce1" office:value-type="float" office:value="73544" calcext:value-type="float">
            <text:p>73544</text:p>
          </table:table-cell>
          <table:table-cell table:style-name="ce1" office:value-type="float" office:value="38564" calcext:value-type="float">
            <text:p>38564</text:p>
          </table:table-cell>
          <table:table-cell table:style-name="ce1" office:value-type="float" office:value="63080" calcext:value-type="float">
            <text:p>63080</text:p>
          </table:table-cell>
          <table:table-cell table:style-name="ce1" office:value-type="float" office:value="98658" calcext:value-type="float">
            <text:p>98658</text:p>
          </table:table-cell>
          <table:table-cell table:style-name="ce1" office:value-type="float" office:value="106576" calcext:value-type="float">
            <text:p>106576</text:p>
          </table:table-cell>
          <table:table-cell table:style-name="ce1" office:value-type="float" office:value="214199" calcext:value-type="float">
            <text:p>214199</text:p>
          </table:table-cell>
          <table:table-cell table:style-name="ce1" office:value-type="float" office:value="368129" calcext:value-type="float">
            <text:p>368129</text:p>
          </table:table-cell>
          <table:table-cell table:style-name="ce1" office:value-type="float" office:value="505086" calcext:value-type="float">
            <text:p>505086</text:p>
          </table:table-cell>
          <table:table-cell table:style-name="ce1" office:value-type="float" office:value="264762" calcext:value-type="float">
            <text:p>264762</text:p>
          </table:table-cell>
          <table:table-cell table:style-name="ce1" office:value-type="float" office:value="108931" calcext:value-type="float">
            <text:p>108931</text:p>
          </table:table-cell>
          <table:table-cell table:style-name="ce3" office:value-type="float" office:value="55715" calcext:value-type="float">
            <text:p>55715</text:p>
          </table:table-cell>
          <table:table-cell table:style-name="ce3" office:value-type="float" office:value="77479" calcext:value-type="float">
            <text:p>77479</text:p>
          </table:table-cell>
          <table:table-cell table:style-name="ce3"/>
          <table:table-cell office:value-type="float" office:value="64597" calcext:value-type="float">
            <text:p>64597</text:p>
          </table:table-cell>
          <table:table-cell table:style-name="ce1" office:value-type="float" office:value="37220" calcext:value-type="float">
            <text:p>37220</text:p>
          </table:table-cell>
          <table:table-cell table:style-name="ce1" office:value-type="float" office:value="57735" calcext:value-type="float">
            <text:p>57735</text:p>
          </table:table-cell>
          <table:table-cell table:style-name="ce1" office:value-type="float" office:value="77018" calcext:value-type="float">
            <text:p>77018</text:p>
          </table:table-cell>
          <table:table-cell table:style-name="ce1" office:value-type="float" office:value="92533" calcext:value-type="float">
            <text:p>92533</text:p>
          </table:table-cell>
          <table:table-cell table:style-name="ce1" office:value-type="float" office:value="192038" calcext:value-type="float">
            <text:p>192038</text:p>
          </table:table-cell>
          <table:table-cell table:style-name="ce1" office:value-type="float" office:value="347362" calcext:value-type="float">
            <text:p>347362</text:p>
          </table:table-cell>
          <table:table-cell table:style-name="ce1" office:value-type="float" office:value="500315" calcext:value-type="float">
            <text:p>500315</text:p>
          </table:table-cell>
          <table:table-cell table:style-name="ce1" office:value-type="float" office:value="255417" calcext:value-type="float">
            <text:p>255417</text:p>
          </table:table-cell>
          <table:table-cell table:style-name="ce1" office:value-type="float" office:value="102329" calcext:value-type="float">
            <text:p>102329</text:p>
          </table:table-cell>
          <table:table-cell office:value-type="float" office:value="51041" calcext:value-type="float">
            <text:p>51041</text:p>
          </table:table-cell>
          <table:table-cell table:style-name="ce5" office:value-type="float" office:value="71503" calcext:value-type="float">
            <text:p>71503</text:p>
          </table:table-cell>
          <table:table-cell/>
          <table:table-cell office:value-type="float" office:value="56796" calcext:value-type="float">
            <text:p>56796</text:p>
          </table:table-cell>
          <table:table-cell office:value-type="float" office:value="36310" calcext:value-type="float">
            <text:p>36310</text:p>
          </table:table-cell>
          <table:table-cell office:value-type="float" office:value="51676" calcext:value-type="float">
            <text:p>51676</text:p>
          </table:table-cell>
          <table:table-cell office:value-type="float" office:value="91049" calcext:value-type="float">
            <text:p>91049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rociere <text:s/></text:p>
          </table:table-cell>
          <table:table-cell table:style-name="ce1" office:value-type="float" office:value="40900" calcext:value-type="float">
            <text:p>40900</text:p>
          </table:table-cell>
          <table:table-cell table:style-name="ce1" office:value-type="float" office:value="34736" calcext:value-type="float">
            <text:p>34736</text:p>
          </table:table-cell>
          <table:table-cell table:style-name="ce1" office:value-type="float" office:value="35336" calcext:value-type="float">
            <text:p>35336</text:p>
          </table:table-cell>
          <table:table-cell table:style-name="ce1" office:value-type="float" office:value="78472" calcext:value-type="float">
            <text:p>78472</text:p>
          </table:table-cell>
          <table:table-cell table:style-name="ce1" office:value-type="float" office:value="56065" calcext:value-type="float">
            <text:p>56065</text:p>
          </table:table-cell>
          <table:table-cell table:style-name="ce1" office:value-type="float" office:value="74699" calcext:value-type="float">
            <text:p>74699</text:p>
          </table:table-cell>
          <table:table-cell table:style-name="ce1" office:value-type="float" office:value="90377" calcext:value-type="float">
            <text:p>90377</text:p>
          </table:table-cell>
          <table:table-cell table:style-name="ce1" office:value-type="float" office:value="83179" calcext:value-type="float">
            <text:p>83179</text:p>
          </table:table-cell>
          <table:table-cell table:style-name="ce1" office:value-type="float" office:value="93257" calcext:value-type="float">
            <text:p>93257</text:p>
          </table:table-cell>
          <table:table-cell table:style-name="ce1" office:value-type="float" office:value="84270" calcext:value-type="float">
            <text:p>84270</text:p>
          </table:table-cell>
          <table:table-cell table:style-name="ce3" office:value-type="float" office:value="77420" calcext:value-type="float">
            <text:p>77420</text:p>
          </table:table-cell>
          <table:table-cell table:style-name="ce3" office:value-type="float" office:value="48528" calcext:value-type="float">
            <text:p>48528</text:p>
          </table:table-cell>
          <table:table-cell table:style-name="ce3"/>
          <table:table-cell office:value-type="float" office:value="36586" calcext:value-type="float">
            <text:p>36586</text:p>
          </table:table-cell>
          <table:table-cell table:style-name="ce1" office:value-type="float" office:value="32072" calcext:value-type="float">
            <text:p>32072</text:p>
          </table:table-cell>
          <table:table-cell table:style-name="ce1" office:value-type="float" office:value="72746" calcext:value-type="float">
            <text:p>72746</text:p>
          </table:table-cell>
          <table:table-cell table:style-name="ce1" office:value-type="float" office:value="85846" calcext:value-type="float">
            <text:p>85846</text:p>
          </table:table-cell>
          <table:table-cell table:style-name="ce1" office:value-type="float" office:value="120416" calcext:value-type="float">
            <text:p>120416</text:p>
          </table:table-cell>
          <table:table-cell table:style-name="ce1" office:value-type="float" office:value="106281" calcext:value-type="float">
            <text:p>106281</text:p>
          </table:table-cell>
          <table:table-cell table:style-name="ce1" office:value-type="float" office:value="111608" calcext:value-type="float">
            <text:p>111608</text:p>
          </table:table-cell>
          <table:table-cell table:style-name="ce1" office:value-type="float" office:value="124258" calcext:value-type="float">
            <text:p>124258</text:p>
          </table:table-cell>
          <table:table-cell table:style-name="ce1" office:value-type="float" office:value="116023" calcext:value-type="float">
            <text:p>116023</text:p>
          </table:table-cell>
          <table:table-cell table:style-name="ce1" office:value-type="float" office:value="127249" calcext:value-type="float">
            <text:p>127249</text:p>
          </table:table-cell>
          <table:table-cell office:value-type="float" office:value="72266" calcext:value-type="float">
            <text:p>72266</text:p>
          </table:table-cell>
          <table:table-cell table:style-name="ce5" office:value-type="float" office:value="44734" calcext:value-type="float">
            <text:p>44734</text:p>
          </table:table-cell>
          <table:table-cell/>
          <table:table-cell office:value-type="float" office:value="36638" calcext:value-type="float">
            <text:p>36638</text:p>
          </table:table-cell>
          <table:table-cell office:value-type="float" office:value="38038" calcext:value-type="float">
            <text:p>38038</text:p>
          </table:table-cell>
          <table:table-cell office:value-type="float" office:value="40373" calcext:value-type="float">
            <text:p>40373</text:p>
          </table:table-cell>
          <table:table-cell office:value-type="float" office:value="93897" calcext:value-type="float">
            <text:p>93897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" office:value-type="float" office:value="114444" calcext:value-type="float">
            <text:p>114444</text:p>
          </table:table-cell>
          <table:table-cell table:style-name="ce1" office:value-type="float" office:value="73300" calcext:value-type="float">
            <text:p>73300</text:p>
          </table:table-cell>
          <table:table-cell table:style-name="ce1" office:value-type="float" office:value="98416" calcext:value-type="float">
            <text:p>98416</text:p>
          </table:table-cell>
          <table:table-cell table:style-name="ce1" office:value-type="float" office:value="177130" calcext:value-type="float">
            <text:p>177130</text:p>
          </table:table-cell>
          <table:table-cell table:style-name="ce1" office:value-type="float" office:value="162641" calcext:value-type="float">
            <text:p>162641</text:p>
          </table:table-cell>
          <table:table-cell table:style-name="ce1" office:value-type="float" office:value="288898" calcext:value-type="float">
            <text:p>288898</text:p>
          </table:table-cell>
          <table:table-cell table:style-name="ce1" office:value-type="float" office:value="458506" calcext:value-type="float">
            <text:p>458506</text:p>
          </table:table-cell>
          <table:table-cell table:style-name="ce1" office:value-type="float" office:value="588265" calcext:value-type="float">
            <text:p>588265</text:p>
          </table:table-cell>
          <table:table-cell table:style-name="ce1" office:value-type="float" office:value="358019" calcext:value-type="float">
            <text:p>358019</text:p>
          </table:table-cell>
          <table:table-cell table:style-name="ce1" office:value-type="float" office:value="193201" calcext:value-type="float">
            <text:p>193201</text:p>
          </table:table-cell>
          <table:table-cell table:style-name="ce3" office:value-type="float" office:value="133135" calcext:value-type="float">
            <text:p>133135</text:p>
          </table:table-cell>
          <table:table-cell table:style-name="ce3" office:value-type="float" office:value="126007" calcext:value-type="float">
            <text:p>126007</text:p>
          </table:table-cell>
          <table:table-cell table:style-name="ce3"/>
          <table:table-cell office:value-type="float" office:value="101183" calcext:value-type="float">
            <text:p>101183</text:p>
          </table:table-cell>
          <table:table-cell table:style-name="ce1" office:value-type="float" office:value="69292" calcext:value-type="float">
            <text:p>69292</text:p>
          </table:table-cell>
          <table:table-cell table:style-name="ce1" office:value-type="float" office:value="130481" calcext:value-type="float">
            <text:p>130481</text:p>
          </table:table-cell>
          <table:table-cell table:style-name="ce1" office:value-type="float" office:value="162864" calcext:value-type="float">
            <text:p>162864</text:p>
          </table:table-cell>
          <table:table-cell table:style-name="ce1" office:value-type="float" office:value="212949" calcext:value-type="float">
            <text:p>212949</text:p>
          </table:table-cell>
          <table:table-cell table:style-name="ce1" office:value-type="float" office:value="298319" calcext:value-type="float">
            <text:p>298319</text:p>
          </table:table-cell>
          <table:table-cell table:style-name="ce1" office:value-type="float" office:value="458970" calcext:value-type="float">
            <text:p>458970</text:p>
          </table:table-cell>
          <table:table-cell table:style-name="ce1" office:value-type="float" office:value="624573" calcext:value-type="float">
            <text:p>624573</text:p>
          </table:table-cell>
          <table:table-cell table:style-name="ce1" office:value-type="float" office:value="371440" calcext:value-type="float">
            <text:p>371440</text:p>
          </table:table-cell>
          <table:table-cell table:style-name="ce1" office:value-type="float" office:value="229578" calcext:value-type="float">
            <text:p>229578</text:p>
          </table:table-cell>
          <table:table-cell office:value-type="float" office:value="123307" calcext:value-type="float">
            <text:p>123307</text:p>
          </table:table-cell>
          <table:table-cell table:style-name="ce5" office:value-type="float" office:value="116237" calcext:value-type="float">
            <text:p>116237</text:p>
          </table:table-cell>
          <table:table-cell/>
          <table:table-cell office:value-type="float" office:value="93434" calcext:value-type="float">
            <text:p>93434</text:p>
          </table:table-cell>
          <table:table-cell office:value-type="float" office:value="74348" calcext:value-type="float">
            <text:p>74348</text:p>
          </table:table-cell>
          <table:table-cell office:value-type="float" office:value="92049" calcext:value-type="float">
            <text:p>92049</text:p>
          </table:table-cell>
          <table:table-cell office:value-type="float" office:value="184946" calcext:value-type="float">
            <text:p>18494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11"/>
          <table:table-cell table:style-name="ce1"/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ta__30_." table:base-cell-address="$Data.$A$1" table:cell-range-address="Data.$A$1:Data.$L$43"/>
        </table:named-expressions>
      </table:table>
      <table:table table:name="Serie" table:style-name="ta2"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5" table:default-cell-style-name="ce2"/>
        <table:table-column table:style-name="co14" table:default-cell-style-name="ce2"/>
        <table:table-column table:style-name="co21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13" table:default-cell-style-name="ce2"/>
        <table:table-column table:style-name="co6" table:number-columns-repeated="992" table:default-cell-style-name="ce2"/>
        <table:table-row table:style-name="ro1">
          <table:table-cell table:style-name="ce1" office:value-type="string" calcext:value-type="string">
            <text:p>TONNELL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RCE VAR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ffico containerizzato</text:p>
          </table:table-cell>
          <table:table-cell table:style-name="ce6" table:formula="of:=CONCATENATE(&quot;[&quot;&quot;&quot;;[Data.B$1];[Data.B$2];&quot;&quot;&quot;,&quot;;[Data.B5];&quot;],&quot;)" office:value-type="string" office:string-value="[&quot;GEN12&quot;,1492821]," calcext:value-type="string">
            <text:p>["GEN12",1492821],</text:p>
          </table:table-cell>
          <table:table-cell table:style-name="ce6" table:formula="of:=CONCATENATE(&quot;[&quot;&quot;&quot;;[Data.C$1];[Data.C$2];&quot;&quot;&quot;,&quot;;[Data.C5];&quot;],&quot;)" office:value-type="string" office:string-value="[&quot;FEB12&quot;,1669217]," calcext:value-type="string">
            <text:p>["FEB12",1669217],</text:p>
          </table:table-cell>
          <table:table-cell table:style-name="ce6" table:formula="of:=CONCATENATE(&quot;[&quot;&quot;&quot;;[Data.D$1];[Data.D$2];&quot;&quot;&quot;,&quot;;[Data.D5];&quot;],&quot;)" office:value-type="string" office:string-value="[&quot;MAR12&quot;,1857520]," calcext:value-type="string">
            <text:p>["MAR12",1857520],</text:p>
          </table:table-cell>
          <table:table-cell table:style-name="ce6" table:formula="of:=CONCATENATE(&quot;[&quot;&quot;&quot;;[Data.E$1];[Data.E$2];&quot;&quot;&quot;,&quot;;[Data.E5];&quot;],&quot;)" office:value-type="string" office:string-value="[&quot;APR12&quot;,1843670]," calcext:value-type="string">
            <text:p>["APR12",1843670],</text:p>
          </table:table-cell>
          <table:table-cell table:style-name="ce6" table:formula="of:=CONCATENATE(&quot;[&quot;&quot;&quot;;[Data.F$1];[Data.F$2];&quot;&quot;&quot;,&quot;;[Data.F5];&quot;],&quot;)" office:value-type="string" office:string-value="[&quot;MAG12&quot;,1868586]," calcext:value-type="string">
            <text:p>["MAG12",1868586],</text:p>
          </table:table-cell>
          <table:table-cell table:style-name="ce6" table:formula="of:=CONCATENATE(&quot;[&quot;&quot;&quot;;[Data.G$1];[Data.G$2];&quot;&quot;&quot;,&quot;;[Data.G5];&quot;],&quot;)" office:value-type="string" office:string-value="[&quot;GIU12&quot;,1883585]," calcext:value-type="string">
            <text:p>["GIU12",1883585],</text:p>
          </table:table-cell>
          <table:table-cell table:style-name="ce6" table:formula="of:=CONCATENATE(&quot;[&quot;&quot;&quot;;[Data.H$1];[Data.H$2];&quot;&quot;&quot;,&quot;;[Data.H5];&quot;],&quot;)" office:value-type="string" office:string-value="[&quot;LUG12&quot;,1850103]," calcext:value-type="string">
            <text:p>["LUG12",1850103],</text:p>
          </table:table-cell>
          <table:table-cell table:style-name="ce6" table:formula="of:=CONCATENATE(&quot;[&quot;&quot;&quot;;[Data.I$1];[Data.I$2];&quot;&quot;&quot;,&quot;;[Data.I5];&quot;],&quot;)" office:value-type="string" office:string-value="[&quot;AGO12&quot;,1583854]," calcext:value-type="string">
            <text:p>["AGO12",1583854],</text:p>
          </table:table-cell>
          <table:table-cell table:style-name="ce6" table:formula="of:=CONCATENATE(&quot;[&quot;&quot;&quot;;[Data.J$1];[Data.J$2];&quot;&quot;&quot;,&quot;;[Data.J5];&quot;],&quot;)" office:value-type="string" office:string-value="[&quot;SET12&quot;,1572424]," calcext:value-type="string">
            <text:p>["SET12",1572424],</text:p>
          </table:table-cell>
          <table:table-cell table:style-name="ce6" table:formula="of:=CONCATENATE(&quot;[&quot;&quot;&quot;;[Data.K$1];[Data.K$2];&quot;&quot;&quot;,&quot;;[Data.K5];&quot;],&quot;)" office:value-type="string" office:string-value="[&quot;OTT12&quot;,1756936]," calcext:value-type="string">
            <text:p>["OTT12",1756936],</text:p>
          </table:table-cell>
          <table:table-cell table:style-name="ce6" table:formula="of:=CONCATENATE(&quot;[&quot;&quot;&quot;;[Data.L$1];[Data.L$2];&quot;&quot;&quot;,&quot;;[Data.L5];&quot;],&quot;)" office:value-type="string" office:string-value="[&quot;NOV12&quot;,1671073]," calcext:value-type="string">
            <text:p>["NOV12",1671073],</text:p>
          </table:table-cell>
          <table:table-cell table:style-name="ce6" table:formula="of:=CONCATENATE(&quot;[&quot;&quot;&quot;;[Data.M$1];[Data.M$2];&quot;&quot;&quot;,&quot;;[Data.M5];&quot;],&quot;)" office:value-type="string" office:string-value="[&quot;DIC12&quot;,1567707]," calcext:value-type="string">
            <text:p>["DIC12",1567707],</text:p>
          </table:table-cell>
          <table:table-cell table:style-name="ce6"/>
          <table:table-cell table:style-name="ce6" table:formula="of:=CONCATENATE(&quot;[&quot;&quot;&quot;;[Data.O$1];[Data.O$2];&quot;&quot;&quot;,&quot;;[Data.O5];&quot;],&quot;)" office:value-type="string" office:string-value="[&quot;GEN13&quot;,1563254]," calcext:value-type="string">
            <text:p>["GEN13",1563254],</text:p>
          </table:table-cell>
          <table:table-cell table:style-name="ce6" table:formula="of:=CONCATENATE(&quot;[&quot;&quot;&quot;;[Data.P$1];[Data.P$2];&quot;&quot;&quot;,&quot;;[Data.P5];&quot;],&quot;)" office:value-type="string" office:string-value="[&quot;FEB13&quot;,1553100]," calcext:value-type="string">
            <text:p>["FEB13",1553100],</text:p>
          </table:table-cell>
          <table:table-cell table:style-name="ce6" table:formula="of:=CONCATENATE(&quot;[&quot;&quot;&quot;;[Data.Q$1];[Data.Q$2];&quot;&quot;&quot;,&quot;;[Data.Q5];&quot;],&quot;)" office:value-type="string" office:string-value="[&quot;MAR13&quot;,1650627]," calcext:value-type="string">
            <text:p>["MAR13",1650627],</text:p>
          </table:table-cell>
          <table:table-cell table:style-name="ce6" table:formula="of:=CONCATENATE(&quot;[&quot;&quot;&quot;;[Data.R$1];[Data.R$2];&quot;&quot;&quot;,&quot;;[Data.R5];&quot;],&quot;)" office:value-type="string" office:string-value="[&quot;APR13&quot;,1744846]," calcext:value-type="string">
            <text:p>["APR13",1744846],</text:p>
          </table:table-cell>
          <table:table-cell table:style-name="ce6" table:formula="of:=CONCATENATE(&quot;[&quot;&quot;&quot;;[Data.S$1];[Data.S$2];&quot;&quot;&quot;,&quot;;[Data.S5];&quot;],&quot;)" office:value-type="string" office:string-value="[&quot;MAG13&quot;,1665031]," calcext:value-type="string">
            <text:p>["MAG13",1665031],</text:p>
          </table:table-cell>
          <table:table-cell table:style-name="ce6" table:formula="of:=CONCATENATE(&quot;[&quot;&quot;&quot;;[Data.T$1];[Data.T$2];&quot;&quot;&quot;,&quot;;[Data.T5];&quot;],&quot;)" office:value-type="string" office:string-value="[&quot;GIU13&quot;,1653491]," calcext:value-type="string">
            <text:p>["GIU13",1653491],</text:p>
          </table:table-cell>
          <table:table-cell table:style-name="ce6" table:formula="of:=CONCATENATE(&quot;[&quot;&quot;&quot;;[Data.U$1];[Data.U$2];&quot;&quot;&quot;,&quot;;[Data.U5];&quot;],&quot;)" office:value-type="string" office:string-value="[&quot;LUG13&quot;,1810430]," calcext:value-type="string">
            <text:p>["LUG13",1810430],</text:p>
          </table:table-cell>
          <table:table-cell table:style-name="ce6" table:formula="of:=CONCATENATE(&quot;[&quot;&quot;&quot;;[Data.V$1];[Data.V$2];&quot;&quot;&quot;,&quot;;[Data.V5];&quot;],&quot;)" office:value-type="string" office:string-value="[&quot;AGO13&quot;,1414102]," calcext:value-type="string">
            <text:p>["AGO13",1414102],</text:p>
          </table:table-cell>
          <table:table-cell table:style-name="ce6" table:formula="of:=CONCATENATE(&quot;[&quot;&quot;&quot;;[Data.W$1];[Data.W$2];&quot;&quot;&quot;,&quot;;[Data.W5];&quot;],&quot;)" office:value-type="string" office:string-value="[&quot;SET13&quot;,1561023]," calcext:value-type="string">
            <text:p>["SET13",1561023],</text:p>
          </table:table-cell>
          <table:table-cell table:style-name="ce6" table:formula="of:=CONCATENATE(&quot;[&quot;&quot;&quot;;[Data.X$1];[Data.X$2];&quot;&quot;&quot;,&quot;;[Data.X5];&quot;],&quot;)" office:value-type="string" office:string-value="[&quot;OTT13&quot;,1681771]," calcext:value-type="string">
            <text:p>["OTT13",1681771],</text:p>
          </table:table-cell>
          <table:table-cell table:style-name="ce6" table:formula="of:=CONCATENATE(&quot;[&quot;&quot;&quot;;[Data.Y$1];[Data.Y$2];&quot;&quot;&quot;,&quot;;[Data.Y5];&quot;],&quot;)" office:value-type="string" office:string-value="[&quot;NOV13&quot;,1477262]," calcext:value-type="string">
            <text:p>["NOV13",1477262],</text:p>
          </table:table-cell>
          <table:table-cell table:style-name="ce6" table:formula="of:=CONCATENATE(&quot;[&quot;&quot;&quot;;[Data.Z$1];[Data.Z$2];&quot;&quot;&quot;,&quot;;[Data.Z5];&quot;],&quot;)" office:value-type="string" office:string-value="[&quot;DIC13&quot;,1636553]," calcext:value-type="string">
            <text:p>["DIC13",1636553],</text:p>
          </table:table-cell>
          <table:table-cell table:style-name="ce6"/>
          <table:table-cell table:style-name="ce6" table:formula="of:=CONCATENATE(&quot;[&quot;&quot;&quot;;[Data.AB$1];&quot; &quot;;[Data.AB$2];&quot;&quot;&quot;,&quot;;[Data.AB5];&quot;],&quot;)" office:value-type="string" office:string-value="[&quot;jan 2014&quot;,1580439]," calcext:value-type="string">
            <text:p>["jan 2014",1580439],</text:p>
          </table:table-cell>
          <table:table-cell table:style-name="ce6" table:formula="of:=CONCATENATE(&quot;[&quot;&quot;&quot;;[Data.AC$1];&quot; &quot;;[Data.AC$2];&quot;&quot;&quot;,&quot;;[Data.AC5];&quot;],&quot;)" office:value-type="string" office:string-value="[&quot;feb 2014&quot;,1628476]," calcext:value-type="string">
            <text:p>["feb 2014",1628476],</text:p>
          </table:table-cell>
          <table:table-cell table:style-name="ce6" table:formula="of:=CONCATENATE(&quot;[&quot;&quot;&quot;;[Data.AD$1];&quot; &quot;;[Data.AD$2];&quot;&quot;&quot;,&quot;;[Data.AD5];&quot;],&quot;)" office:value-type="string" office:string-value="[&quot;mar 2014&quot;,1763842]," calcext:value-type="string">
            <text:p>["mar 2014",1763842],</text:p>
          </table:table-cell>
          <table:table-cell table:style-name="ce6" table:formula="of:=CONCATENATE(&quot;[&quot;&quot;&quot;;[Data.AE$1];&quot; &quot;;[Data.AE$2];&quot;&quot;&quot;,&quot;;[Data.AE5];&quot;],&quot;)" office:value-type="string" office:string-value="[&quot;apr 2014&quot;,1790125]," calcext:value-type="string">
            <text:p>["apr 2014",1790125],</text:p>
          </table:table-cell>
          <table:table-cell table:style-name="ce6" table:number-columns-repeated="993"/>
        </table:table-row>
        <table:table-row table:style-name="ro1">
          <table:table-cell table:style-name="ce1" office:value-type="string" calcext:value-type="string">
            <text:p>traffico convenzionale</text:p>
          </table:table-cell>
          <table:table-cell table:style-name="ce6" table:formula="of:=CONCATENATE(&quot;[&quot;&quot;&quot;;[Data.B$1];[Data.B$2];&quot;&quot;&quot;,&quot;;[Data.B6];&quot;],&quot;)" office:value-type="string" office:string-value="[&quot;GEN12&quot;,514116]," calcext:value-type="string">
            <text:p>["GEN12",514116],</text:p>
          </table:table-cell>
          <table:table-cell table:style-name="ce6" table:formula="of:=CONCATENATE(&quot;[&quot;&quot;&quot;;[Data.C$1];[Data.C$2];&quot;&quot;&quot;,&quot;;[Data.C6];&quot;],&quot;)" office:value-type="string" office:string-value="[&quot;FEB12&quot;,633648]," calcext:value-type="string">
            <text:p>["FEB12",633648],</text:p>
          </table:table-cell>
          <table:table-cell table:style-name="ce6" table:formula="of:=CONCATENATE(&quot;[&quot;&quot;&quot;;[Data.D$1];[Data.D$2];&quot;&quot;&quot;,&quot;;[Data.D6];&quot;],&quot;)" office:value-type="string" office:string-value="[&quot;MAR12&quot;,723075]," calcext:value-type="string">
            <text:p>["MAR12",723075],</text:p>
          </table:table-cell>
          <table:table-cell table:style-name="ce6" table:formula="of:=CONCATENATE(&quot;[&quot;&quot;&quot;;[Data.E$1];[Data.E$2];&quot;&quot;&quot;,&quot;;[Data.E6];&quot;],&quot;)" office:value-type="string" office:string-value="[&quot;APR12&quot;,662049]," calcext:value-type="string">
            <text:p>["APR12",662049],</text:p>
          </table:table-cell>
          <table:table-cell table:style-name="ce6" table:formula="of:=CONCATENATE(&quot;[&quot;&quot;&quot;;[Data.F$1];[Data.F$2];&quot;&quot;&quot;,&quot;;[Data.F6];&quot;],&quot;)" office:value-type="string" office:string-value="[&quot;MAG12&quot;,768764]," calcext:value-type="string">
            <text:p>["MAG12",768764],</text:p>
          </table:table-cell>
          <table:table-cell table:style-name="ce6" table:formula="of:=CONCATENATE(&quot;[&quot;&quot;&quot;;[Data.G$1];[Data.G$2];&quot;&quot;&quot;,&quot;;[Data.G6];&quot;],&quot;)" office:value-type="string" office:string-value="[&quot;GIU12&quot;,761974]," calcext:value-type="string">
            <text:p>["GIU12",761974],</text:p>
          </table:table-cell>
          <table:table-cell table:style-name="ce6" table:formula="of:=CONCATENATE(&quot;[&quot;&quot;&quot;;[Data.H$1];[Data.H$2];&quot;&quot;&quot;,&quot;;[Data.H6];&quot;],&quot;)" office:value-type="string" office:string-value="[&quot;LUG12&quot;,759726]," calcext:value-type="string">
            <text:p>["LUG12",759726],</text:p>
          </table:table-cell>
          <table:table-cell table:style-name="ce6" table:formula="of:=CONCATENATE(&quot;[&quot;&quot;&quot;;[Data.I$1];[Data.I$2];&quot;&quot;&quot;,&quot;;[Data.I6];&quot;],&quot;)" office:value-type="string" office:string-value="[&quot;AGO12&quot;,653124]," calcext:value-type="string">
            <text:p>["AGO12",653124],</text:p>
          </table:table-cell>
          <table:table-cell table:style-name="ce6" table:formula="of:=CONCATENATE(&quot;[&quot;&quot;&quot;;[Data.J$1];[Data.J$2];&quot;&quot;&quot;,&quot;;[Data.J6];&quot;],&quot;)" office:value-type="string" office:string-value="[&quot;SET12&quot;,713016]," calcext:value-type="string">
            <text:p>["SET12",713016],</text:p>
          </table:table-cell>
          <table:table-cell table:style-name="ce6" table:formula="of:=CONCATENATE(&quot;[&quot;&quot;&quot;;[Data.K$1];[Data.K$2];&quot;&quot;&quot;,&quot;;[Data.K6];&quot;],&quot;)" office:value-type="string" office:string-value="[&quot;OTT12&quot;,733994]," calcext:value-type="string">
            <text:p>["OTT12",733994],</text:p>
          </table:table-cell>
          <table:table-cell table:style-name="ce6" table:formula="of:=CONCATENATE(&quot;[&quot;&quot;&quot;;[Data.L$1];[Data.L$2];&quot;&quot;&quot;,&quot;;[Data.L6];&quot;],&quot;)" office:value-type="string" office:string-value="[&quot;NOV12&quot;,675775]," calcext:value-type="string">
            <text:p>["NOV12",675775],</text:p>
          </table:table-cell>
          <table:table-cell table:style-name="ce6" table:formula="of:=CONCATENATE(&quot;[&quot;&quot;&quot;;[Data.M$1];[Data.M$2];&quot;&quot;&quot;,&quot;;[Data.M6];&quot;],&quot;)" office:value-type="string" office:string-value="[&quot;DIC12&quot;,620941]," calcext:value-type="string">
            <text:p>["DIC12",620941],</text:p>
          </table:table-cell>
          <table:table-cell table:style-name="ce6"/>
          <table:table-cell table:style-name="ce6" table:formula="of:=CONCATENATE(&quot;[&quot;&quot;&quot;;[Data.O$1];[Data.O$2];&quot;&quot;&quot;,&quot;;[Data.O6];&quot;],&quot;)" office:value-type="string" office:string-value="[&quot;GEN13&quot;,586003]," calcext:value-type="string">
            <text:p>["GEN13",586003],</text:p>
          </table:table-cell>
          <table:table-cell table:style-name="ce6" table:formula="of:=CONCATENATE(&quot;[&quot;&quot;&quot;;[Data.P$1];[Data.P$2];&quot;&quot;&quot;,&quot;;[Data.P6];&quot;],&quot;)" office:value-type="string" office:string-value="[&quot;FEB13&quot;,602916]," calcext:value-type="string">
            <text:p>["FEB13",602916],</text:p>
          </table:table-cell>
          <table:table-cell table:style-name="ce6" table:formula="of:=CONCATENATE(&quot;[&quot;&quot;&quot;;[Data.Q$1];[Data.Q$2];&quot;&quot;&quot;,&quot;;[Data.Q6];&quot;],&quot;)" office:value-type="string" office:string-value="[&quot;MAR13&quot;,688888]," calcext:value-type="string">
            <text:p>["MAR13",688888],</text:p>
          </table:table-cell>
          <table:table-cell table:style-name="ce6" table:formula="of:=CONCATENATE(&quot;[&quot;&quot;&quot;;[Data.R$1];[Data.R$2];&quot;&quot;&quot;,&quot;;[Data.R6];&quot;],&quot;)" office:value-type="string" office:string-value="[&quot;APR13&quot;,635592]," calcext:value-type="string">
            <text:p>["APR13",635592],</text:p>
          </table:table-cell>
          <table:table-cell table:style-name="ce6" table:formula="of:=CONCATENATE(&quot;[&quot;&quot;&quot;;[Data.S$1];[Data.S$2];&quot;&quot;&quot;,&quot;;[Data.S6];&quot;],&quot;)" office:value-type="string" office:string-value="[&quot;MAG13&quot;,731203]," calcext:value-type="string">
            <text:p>["MAG13",731203],</text:p>
          </table:table-cell>
          <table:table-cell table:style-name="ce6" table:formula="of:=CONCATENATE(&quot;[&quot;&quot;&quot;;[Data.T$1];[Data.T$2];&quot;&quot;&quot;,&quot;;[Data.T6];&quot;],&quot;)" office:value-type="string" office:string-value="[&quot;GIU13&quot;,723703]," calcext:value-type="string">
            <text:p>["GIU13",723703],</text:p>
          </table:table-cell>
          <table:table-cell table:style-name="ce6" table:formula="of:=CONCATENATE(&quot;[&quot;&quot;&quot;;[Data.U$1];[Data.U$2];&quot;&quot;&quot;,&quot;;[Data.U6];&quot;],&quot;)" office:value-type="string" office:string-value="[&quot;LUG13&quot;,808024]," calcext:value-type="string">
            <text:p>["LUG13",808024],</text:p>
          </table:table-cell>
          <table:table-cell table:style-name="ce6" table:formula="of:=CONCATENATE(&quot;[&quot;&quot;&quot;;[Data.V$1];[Data.V$2];&quot;&quot;&quot;,&quot;;[Data.V6];&quot;],&quot;)" office:value-type="string" office:string-value="[&quot;AGO13&quot;,678395]," calcext:value-type="string">
            <text:p>["AGO13",678395],</text:p>
          </table:table-cell>
          <table:table-cell table:style-name="ce6" table:formula="of:=CONCATENATE(&quot;[&quot;&quot;&quot;;[Data.W$1];[Data.W$2];&quot;&quot;&quot;,&quot;;[Data.W6];&quot;],&quot;)" office:value-type="string" office:string-value="[&quot;SET13&quot;,761910]," calcext:value-type="string">
            <text:p>["SET13",761910],</text:p>
          </table:table-cell>
          <table:table-cell table:style-name="ce6" table:formula="of:=CONCATENATE(&quot;[&quot;&quot;&quot;;[Data.X$1];[Data.X$2];&quot;&quot;&quot;,&quot;;[Data.X6];&quot;],&quot;)" office:value-type="string" office:string-value="[&quot;OTT13&quot;,732540]," calcext:value-type="string">
            <text:p>["OTT13",732540],</text:p>
          </table:table-cell>
          <table:table-cell table:style-name="ce6" table:formula="of:=CONCATENATE(&quot;[&quot;&quot;&quot;;[Data.Y$1];[Data.Y$2];&quot;&quot;&quot;,&quot;;[Data.Y6];&quot;],&quot;)" office:value-type="string" office:string-value="[&quot;NOV13&quot;,695782]," calcext:value-type="string">
            <text:p>["NOV13",695782],</text:p>
          </table:table-cell>
          <table:table-cell table:style-name="ce6" table:formula="of:=CONCATENATE(&quot;[&quot;&quot;&quot;;[Data.Z$1];[Data.Z$2];&quot;&quot;&quot;,&quot;;[Data.Z6];&quot;],&quot;)" office:value-type="string" office:string-value="[&quot;DIC13&quot;,621786]," calcext:value-type="string">
            <text:p>["DIC13",621786],</text:p>
          </table:table-cell>
          <table:table-cell table:style-name="ce6"/>
          <table:table-cell table:style-name="ce6" table:formula="of:=CONCATENATE(&quot;[&quot;&quot;&quot;;[Data.AB$1];&quot; &quot;;[Data.AB$2];&quot;&quot;&quot;,&quot;;[Data.AB6];&quot;],&quot;)" office:value-type="string" office:string-value="[&quot;jan 2014&quot;,614389]," calcext:value-type="string">
            <text:p>["jan 2014",614389],</text:p>
          </table:table-cell>
          <table:table-cell table:style-name="ce6" table:formula="of:=CONCATENATE(&quot;[&quot;&quot;&quot;;[Data.AC$1];&quot; &quot;;[Data.AC$2];&quot;&quot;&quot;,&quot;;[Data.AC6];&quot;],&quot;)" office:value-type="string" office:string-value="[&quot;feb 2014&quot;,609060]," calcext:value-type="string">
            <text:p>["feb 2014",609060],</text:p>
          </table:table-cell>
          <table:table-cell table:style-name="ce6" table:formula="of:=CONCATENATE(&quot;[&quot;&quot;&quot;;[Data.AD$1];&quot; &quot;;[Data.AD$2];&quot;&quot;&quot;,&quot;;[Data.AD6];&quot;],&quot;)" office:value-type="string" office:string-value="[&quot;mar 2014&quot;,702382]," calcext:value-type="string">
            <text:p>["mar 2014",702382],</text:p>
          </table:table-cell>
          <table:table-cell table:style-name="ce6" table:formula="of:=CONCATENATE(&quot;[&quot;&quot;&quot;;[Data.AE$1];&quot; &quot;;[Data.AE$2];&quot;&quot;&quot;,&quot;;[Data.AE6];&quot;],&quot;)" office:value-type="string" office:string-value="[&quot;apr 2014&quot;,672853]," calcext:value-type="string">
            <text:p>["apr 2014",672853],</text:p>
          </table:table-cell>
          <table:table-cell table:number-columns-repeated="993"/>
        </table:table-row>
        <table:table-row table:style-name="ro1" table:number-rows-repeated="2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RINFUSE SOLIDE</text:p>
          </table:table-cell>
          <table:table-cell table:style-name="ce6" table:formula="of:=CONCATENATE(&quot;[&quot;&quot;&quot;;[Data.B$1];[Data.B$2];&quot;&quot;&quot;,&quot;;[Data.B9];&quot;],&quot;)" office:value-type="string" office:string-value="[&quot;GEN12&quot;,52679]," calcext:value-type="string">
            <text:p>["GEN12",52679],</text:p>
          </table:table-cell>
          <table:table-cell table:style-name="ce6" table:formula="of:=CONCATENATE(&quot;[&quot;&quot;&quot;;[Data.C$1];[Data.C$2];&quot;&quot;&quot;,&quot;;[Data.C9];&quot;],&quot;)" office:value-type="string" office:string-value="[&quot;FEB12&quot;,85912]," calcext:value-type="string">
            <text:p>["FEB12",85912],</text:p>
          </table:table-cell>
          <table:table-cell table:style-name="ce6" table:formula="of:=CONCATENATE(&quot;[&quot;&quot;&quot;;[Data.D$1];[Data.D$2];&quot;&quot;&quot;,&quot;;[Data.D9];&quot;],&quot;)" office:value-type="string" office:string-value="[&quot;MAR12&quot;,54998]," calcext:value-type="string">
            <text:p>["MAR12",54998],</text:p>
          </table:table-cell>
          <table:table-cell table:style-name="ce6" table:formula="of:=CONCATENATE(&quot;[&quot;&quot;&quot;;[Data.E$1];[Data.E$2];&quot;&quot;&quot;,&quot;;[Data.E9];&quot;],&quot;)" office:value-type="string" office:string-value="[&quot;APR12&quot;,77640]," calcext:value-type="string">
            <text:p>["APR12",77640],</text:p>
          </table:table-cell>
          <table:table-cell table:style-name="ce6" table:formula="of:=CONCATENATE(&quot;[&quot;&quot;&quot;;[Data.F$1];[Data.F$2];&quot;&quot;&quot;,&quot;;[Data.F9];&quot;],&quot;)" office:value-type="string" office:string-value="[&quot;MAG12&quot;,58613]," calcext:value-type="string">
            <text:p>["MAG12",58613],</text:p>
          </table:table-cell>
          <table:table-cell table:style-name="ce6" table:formula="of:=CONCATENATE(&quot;[&quot;&quot;&quot;;[Data.G$1];[Data.G$2];&quot;&quot;&quot;,&quot;;[Data.G9];&quot;],&quot;)" office:value-type="string" office:string-value="[&quot;GIU12&quot;,45462]," calcext:value-type="string">
            <text:p>["GIU12",45462],</text:p>
          </table:table-cell>
          <table:table-cell table:style-name="ce6" table:formula="of:=CONCATENATE(&quot;[&quot;&quot;&quot;;[Data.H$1];[Data.H$2];&quot;&quot;&quot;,&quot;;[Data.H9];&quot;],&quot;)" office:value-type="string" office:string-value="[&quot;LUG12&quot;,68157]," calcext:value-type="string">
            <text:p>["LUG12",68157],</text:p>
          </table:table-cell>
          <table:table-cell table:style-name="ce6" table:formula="of:=CONCATENATE(&quot;[&quot;&quot;&quot;;[Data.I$1];[Data.I$2];&quot;&quot;&quot;,&quot;;[Data.I9];&quot;],&quot;)" office:value-type="string" office:string-value="[&quot;AGO12&quot;,121527]," calcext:value-type="string">
            <text:p>["AGO12",121527],</text:p>
          </table:table-cell>
          <table:table-cell table:style-name="ce6" table:formula="of:=CONCATENATE(&quot;[&quot;&quot;&quot;;[Data.J$1];[Data.J$2];&quot;&quot;&quot;,&quot;;[Data.J9];&quot;],&quot;)" office:value-type="string" office:string-value="[&quot;SET12&quot;,70864]," calcext:value-type="string">
            <text:p>["SET12",70864],</text:p>
          </table:table-cell>
          <table:table-cell table:style-name="ce6" table:formula="of:=CONCATENATE(&quot;[&quot;&quot;&quot;;[Data.K$1];[Data.K$2];&quot;&quot;&quot;,&quot;;[Data.K9];&quot;],&quot;)" office:value-type="string" office:string-value="[&quot;OTT12&quot;,57218]," calcext:value-type="string">
            <text:p>["OTT12",57218],</text:p>
          </table:table-cell>
          <table:table-cell table:style-name="ce6" table:formula="of:=CONCATENATE(&quot;[&quot;&quot;&quot;;[Data.L$1];[Data.L$2];&quot;&quot;&quot;,&quot;;[Data.L9];&quot;],&quot;)" office:value-type="string" office:string-value="[&quot;NOV12&quot;,92582]," calcext:value-type="string">
            <text:p>["NOV12",92582],</text:p>
          </table:table-cell>
          <table:table-cell table:style-name="ce6" table:formula="of:=CONCATENATE(&quot;[&quot;&quot;&quot;;[Data.M$1];[Data.M$2];&quot;&quot;&quot;,&quot;;[Data.M9];&quot;],&quot;)" office:value-type="string" office:string-value="[&quot;DIC12&quot;,53080]," calcext:value-type="string">
            <text:p>["DIC12",53080],</text:p>
          </table:table-cell>
          <table:table-cell table:style-name="ce6"/>
          <table:table-cell table:style-name="ce6" table:formula="of:=CONCATENATE(&quot;[&quot;&quot;&quot;;[Data.O$1];[Data.O$2];&quot;&quot;&quot;,&quot;;[Data.O9];&quot;],&quot;)" office:value-type="string" office:string-value="[&quot;GEN13&quot;,42343]," calcext:value-type="string">
            <text:p>["GEN13",42343],</text:p>
          </table:table-cell>
          <table:table-cell table:style-name="ce6" table:formula="of:=CONCATENATE(&quot;[&quot;&quot;&quot;;[Data.P$1];[Data.P$2];&quot;&quot;&quot;,&quot;;[Data.P9];&quot;],&quot;)" office:value-type="string" office:string-value="[&quot;FEB13&quot;,48022]," calcext:value-type="string">
            <text:p>["FEB13",48022],</text:p>
          </table:table-cell>
          <table:table-cell table:style-name="ce6" table:formula="of:=CONCATENATE(&quot;[&quot;&quot;&quot;;[Data.Q$1];[Data.Q$2];&quot;&quot;&quot;,&quot;;[Data.Q9];&quot;],&quot;)" office:value-type="string" office:string-value="[&quot;MAR13&quot;,92233]," calcext:value-type="string">
            <text:p>["MAR13",92233],</text:p>
          </table:table-cell>
          <table:table-cell table:style-name="ce6" table:formula="of:=CONCATENATE(&quot;[&quot;&quot;&quot;;[Data.R$1];[Data.R$2];&quot;&quot;&quot;,&quot;;[Data.R9];&quot;],&quot;)" office:value-type="string" office:string-value="[&quot;APR13&quot;,97248]," calcext:value-type="string">
            <text:p>["APR13",97248],</text:p>
          </table:table-cell>
          <table:table-cell table:style-name="ce6" table:formula="of:=CONCATENATE(&quot;[&quot;&quot;&quot;;[Data.S$1];[Data.S$2];&quot;&quot;&quot;,&quot;;[Data.S9];&quot;],&quot;)" office:value-type="string" office:string-value="[&quot;MAG13&quot;,52962]," calcext:value-type="string">
            <text:p>["MAG13",52962],</text:p>
          </table:table-cell>
          <table:table-cell table:style-name="ce6" table:formula="of:=CONCATENATE(&quot;[&quot;&quot;&quot;;[Data.T$1];[Data.T$2];&quot;&quot;&quot;,&quot;;[Data.T9];&quot;],&quot;)" office:value-type="string" office:string-value="[&quot;GIU13&quot;,56223]," calcext:value-type="string">
            <text:p>["GIU13",56223],</text:p>
          </table:table-cell>
          <table:table-cell table:style-name="ce6" table:formula="of:=CONCATENATE(&quot;[&quot;&quot;&quot;;[Data.U$1];[Data.U$2];&quot;&quot;&quot;,&quot;;[Data.U9];&quot;],&quot;)" office:value-type="string" office:string-value="[&quot;LUG13&quot;,16481]," calcext:value-type="string">
            <text:p>["LUG13",16481],</text:p>
          </table:table-cell>
          <table:table-cell table:style-name="ce6" table:formula="of:=CONCATENATE(&quot;[&quot;&quot;&quot;;[Data.V$1];[Data.V$2];&quot;&quot;&quot;,&quot;;[Data.V9];&quot;],&quot;)" office:value-type="string" office:string-value="[&quot;AGO13&quot;,104087]," calcext:value-type="string">
            <text:p>["AGO13",104087],</text:p>
          </table:table-cell>
          <table:table-cell table:style-name="ce6" table:formula="of:=CONCATENATE(&quot;[&quot;&quot;&quot;;[Data.W$1];[Data.W$2];&quot;&quot;&quot;,&quot;;[Data.W9];&quot;],&quot;)" office:value-type="string" office:string-value="[&quot;SET13&quot;,79013]," calcext:value-type="string">
            <text:p>["SET13",79013],</text:p>
          </table:table-cell>
          <table:table-cell table:style-name="ce6" table:formula="of:=CONCATENATE(&quot;[&quot;&quot;&quot;;[Data.X$1];[Data.X$2];&quot;&quot;&quot;,&quot;;[Data.X9];&quot;],&quot;)" office:value-type="string" office:string-value="[&quot;OTT13&quot;,131709]," calcext:value-type="string">
            <text:p>["OTT13",131709],</text:p>
          </table:table-cell>
          <table:table-cell table:style-name="ce6" table:formula="of:=CONCATENATE(&quot;[&quot;&quot;&quot;;[Data.Y$1];[Data.Y$2];&quot;&quot;&quot;,&quot;;[Data.Y9];&quot;],&quot;)" office:value-type="string" office:string-value="[&quot;NOV13&quot;,28431]," calcext:value-type="string">
            <text:p>["NOV13",28431],</text:p>
          </table:table-cell>
          <table:table-cell table:style-name="ce6" table:formula="of:=CONCATENATE(&quot;[&quot;&quot;&quot;;[Data.Z$1];[Data.Z$2];&quot;&quot;&quot;,&quot;;[Data.Z9];&quot;],&quot;)" office:value-type="string" office:string-value="[&quot;DIC13&quot;,75031]," calcext:value-type="string">
            <text:p>["DIC13",75031],</text:p>
          </table:table-cell>
          <table:table-cell table:style-name="ce6"/>
          <table:table-cell table:style-name="ce6" table:formula="of:=CONCATENATE(&quot;[&quot;&quot;&quot;;[Data.AB$1];&quot; &quot;;[Data.AB$2];&quot;&quot;&quot;,&quot;;[Data.AB9];&quot;],&quot;)" office:value-type="string" office:string-value="[&quot;jan 2014&quot;,91551]," calcext:value-type="string">
            <text:p>["jan 2014",91551],</text:p>
          </table:table-cell>
          <table:table-cell table:style-name="ce6" table:formula="of:=CONCATENATE(&quot;[&quot;&quot;&quot;;[Data.AC$1];&quot; &quot;;[Data.AC$2];&quot;&quot;&quot;,&quot;;[Data.AC9];&quot;],&quot;)" office:value-type="string" office:string-value="[&quot;feb 2014&quot;,53751]," calcext:value-type="string">
            <text:p>["feb 2014",53751],</text:p>
          </table:table-cell>
          <table:table-cell table:style-name="ce6" table:formula="of:=CONCATENATE(&quot;[&quot;&quot;&quot;;[Data.AD$1];&quot; &quot;;[Data.AD$2];&quot;&quot;&quot;,&quot;;[Data.AD9];&quot;],&quot;)" office:value-type="string" office:string-value="[&quot;mar 2014&quot;,52096]," calcext:value-type="string">
            <text:p>["mar 2014",52096],</text:p>
          </table:table-cell>
          <table:table-cell table:style-name="ce6" table:formula="of:=CONCATENATE(&quot;[&quot;&quot;&quot;;[Data.AE$1];&quot; &quot;;[Data.AE$2];&quot;&quot;&quot;,&quot;;[Data.AE9];&quot;],&quot;)" office:value-type="string" office:string-value="[&quot;apr 2014&quot;,66305]," calcext:value-type="string">
            <text:p>["apr 2014",66305],</text:p>
          </table:table-cell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OLI MINERALI</text:p>
          </table:table-cell>
          <table:table-cell table:style-name="ce6" table:formula="of:=CONCATENATE(&quot;[&quot;&quot;&quot;;[Data.B$1];[Data.B$2];&quot;&quot;&quot;,&quot;;[Data.B11];&quot;],&quot;)" office:value-type="string" office:string-value="[&quot;GEN12&quot;,1800785]," calcext:value-type="string">
            <text:p>["GEN12",1800785],</text:p>
          </table:table-cell>
          <table:table-cell table:style-name="ce6" table:formula="of:=CONCATENATE(&quot;[&quot;&quot;&quot;;[Data.C$1];[Data.C$2];&quot;&quot;&quot;,&quot;;[Data.C11];&quot;],&quot;)" office:value-type="string" office:string-value="[&quot;FEB12&quot;,952971]," calcext:value-type="string">
            <text:p>["FEB12",952971],</text:p>
          </table:table-cell>
          <table:table-cell table:style-name="ce6" table:formula="of:=CONCATENATE(&quot;[&quot;&quot;&quot;;[Data.D$1];[Data.D$2];&quot;&quot;&quot;,&quot;;[Data.D11];&quot;],&quot;)" office:value-type="string" office:string-value="[&quot;MAR12&quot;,1316075]," calcext:value-type="string">
            <text:p>["MAR12",1316075],</text:p>
          </table:table-cell>
          <table:table-cell table:style-name="ce6" table:formula="of:=CONCATENATE(&quot;[&quot;&quot;&quot;;[Data.E$1];[Data.E$2];&quot;&quot;&quot;,&quot;;[Data.E11];&quot;],&quot;)" office:value-type="string" office:string-value="[&quot;APR12&quot;,913996]," calcext:value-type="string">
            <text:p>["APR12",913996],</text:p>
          </table:table-cell>
          <table:table-cell table:style-name="ce6" table:formula="of:=CONCATENATE(&quot;[&quot;&quot;&quot;;[Data.F$1];[Data.F$2];&quot;&quot;&quot;,&quot;;[Data.F11];&quot;],&quot;)" office:value-type="string" office:string-value="[&quot;MAG12&quot;,1562179]," calcext:value-type="string">
            <text:p>["MAG12",1562179],</text:p>
          </table:table-cell>
          <table:table-cell table:style-name="ce6" table:formula="of:=CONCATENATE(&quot;[&quot;&quot;&quot;;[Data.G$1];[Data.G$2];&quot;&quot;&quot;,&quot;;[Data.G11];&quot;],&quot;)" office:value-type="string" office:string-value="[&quot;GIU12&quot;,1525258]," calcext:value-type="string">
            <text:p>["GIU12",1525258],</text:p>
          </table:table-cell>
          <table:table-cell table:style-name="ce6" table:formula="of:=CONCATENATE(&quot;[&quot;&quot;&quot;;[Data.H$1];[Data.H$2];&quot;&quot;&quot;,&quot;;[Data.H11];&quot;],&quot;)" office:value-type="string" office:string-value="[&quot;LUG12&quot;,1131343]," calcext:value-type="string">
            <text:p>["LUG12",1131343],</text:p>
          </table:table-cell>
          <table:table-cell table:style-name="ce6" table:formula="of:=CONCATENATE(&quot;[&quot;&quot;&quot;;[Data.I$1];[Data.I$2];&quot;&quot;&quot;,&quot;;[Data.I11];&quot;],&quot;)" office:value-type="string" office:string-value="[&quot;AGO12&quot;,1639321]," calcext:value-type="string">
            <text:p>["AGO12",1639321],</text:p>
          </table:table-cell>
          <table:table-cell table:style-name="ce6" table:formula="of:=CONCATENATE(&quot;[&quot;&quot;&quot;;[Data.J$1];[Data.J$2];&quot;&quot;&quot;,&quot;;[Data.J11];&quot;],&quot;)" office:value-type="string" office:string-value="[&quot;SET12&quot;,1194125]," calcext:value-type="string">
            <text:p>["SET12",1194125],</text:p>
          </table:table-cell>
          <table:table-cell table:style-name="ce6" table:formula="of:=CONCATENATE(&quot;[&quot;&quot;&quot;;[Data.K$1];[Data.K$2];&quot;&quot;&quot;,&quot;;[Data.K11];&quot;],&quot;)" office:value-type="string" office:string-value="[&quot;OTT12&quot;,1609191]," calcext:value-type="string">
            <text:p>["OTT12",1609191],</text:p>
          </table:table-cell>
          <table:table-cell table:style-name="ce6" table:formula="of:=CONCATENATE(&quot;[&quot;&quot;&quot;;[Data.L$1];[Data.L$2];&quot;&quot;&quot;,&quot;;[Data.L11];&quot;],&quot;)" office:value-type="string" office:string-value="[&quot;NOV12&quot;,1353127]," calcext:value-type="string">
            <text:p>["NOV12",1353127],</text:p>
          </table:table-cell>
          <table:table-cell table:style-name="ce6" table:formula="of:=CONCATENATE(&quot;[&quot;&quot;&quot;;[Data.M$1];[Data.M$2];&quot;&quot;&quot;,&quot;;[Data.M11];&quot;],&quot;)" office:value-type="string" office:string-value="[&quot;DIC12&quot;,1364751]," calcext:value-type="string">
            <text:p>["DIC12",1364751],</text:p>
          </table:table-cell>
          <table:table-cell table:style-name="ce6"/>
          <table:table-cell table:style-name="ce6" table:formula="of:=CONCATENATE(&quot;[&quot;&quot;&quot;;[Data.O$1];[Data.O$2];&quot;&quot;&quot;,&quot;;[Data.O11];&quot;],&quot;)" office:value-type="string" office:string-value="[&quot;GEN13&quot;,1319217]," calcext:value-type="string">
            <text:p>["GEN13",1319217],</text:p>
          </table:table-cell>
          <table:table-cell table:style-name="ce6" table:formula="of:=CONCATENATE(&quot;[&quot;&quot;&quot;;[Data.P$1];[Data.P$2];&quot;&quot;&quot;,&quot;;[Data.P11];&quot;],&quot;)" office:value-type="string" office:string-value="[&quot;FEB13&quot;,1330340]," calcext:value-type="string">
            <text:p>["FEB13",1330340],</text:p>
          </table:table-cell>
          <table:table-cell table:style-name="ce6" table:formula="of:=CONCATENATE(&quot;[&quot;&quot;&quot;;[Data.Q$1];[Data.Q$2];&quot;&quot;&quot;,&quot;;[Data.Q11];&quot;],&quot;)" office:value-type="string" office:string-value="[&quot;MAR13&quot;,1554176]," calcext:value-type="string">
            <text:p>["MAR13",1554176],</text:p>
          </table:table-cell>
          <table:table-cell table:style-name="ce6" table:formula="of:=CONCATENATE(&quot;[&quot;&quot;&quot;;[Data.R$1];[Data.R$2];&quot;&quot;&quot;,&quot;;[Data.R11];&quot;],&quot;)" office:value-type="string" office:string-value="[&quot;APR13&quot;,1306864]," calcext:value-type="string">
            <text:p>["APR13",1306864],</text:p>
          </table:table-cell>
          <table:table-cell table:style-name="ce6" table:formula="of:=CONCATENATE(&quot;[&quot;&quot;&quot;;[Data.S$1];[Data.S$2];&quot;&quot;&quot;,&quot;;[Data.S11];&quot;],&quot;)" office:value-type="string" office:string-value="[&quot;MAG13&quot;,1237524]," calcext:value-type="string">
            <text:p>["MAG13",1237524],</text:p>
          </table:table-cell>
          <table:table-cell table:style-name="ce6" table:formula="of:=CONCATENATE(&quot;[&quot;&quot;&quot;;[Data.T$1];[Data.T$2];&quot;&quot;&quot;,&quot;;[Data.T11];&quot;],&quot;)" office:value-type="string" office:string-value="[&quot;GIU13&quot;,1066695]," calcext:value-type="string">
            <text:p>["GIU13",1066695],</text:p>
          </table:table-cell>
          <table:table-cell table:style-name="ce6" table:formula="of:=CONCATENATE(&quot;[&quot;&quot;&quot;;[Data.U$1];[Data.U$2];&quot;&quot;&quot;,&quot;;[Data.U11];&quot;],&quot;)" office:value-type="string" office:string-value="[&quot;LUG13&quot;,1483397]," calcext:value-type="string">
            <text:p>["LUG13",1483397],</text:p>
          </table:table-cell>
          <table:table-cell table:style-name="ce6" table:formula="of:=CONCATENATE(&quot;[&quot;&quot;&quot;;[Data.V$1];[Data.V$2];&quot;&quot;&quot;,&quot;;[Data.V11];&quot;],&quot;)" office:value-type="string" office:string-value="[&quot;AGO13&quot;,1511299]," calcext:value-type="string">
            <text:p>["AGO13",1511299],</text:p>
          </table:table-cell>
          <table:table-cell table:style-name="ce6" table:formula="of:=CONCATENATE(&quot;[&quot;&quot;&quot;;[Data.W$1];[Data.W$2];&quot;&quot;&quot;,&quot;;[Data.W11];&quot;],&quot;)" office:value-type="string" office:string-value="[&quot;SET13&quot;,990185]," calcext:value-type="string">
            <text:p>["SET13",990185],</text:p>
          </table:table-cell>
          <table:table-cell table:style-name="ce6" table:formula="of:=CONCATENATE(&quot;[&quot;&quot;&quot;;[Data.X$1];[Data.X$2];&quot;&quot;&quot;,&quot;;[Data.X11];&quot;],&quot;)" office:value-type="string" office:string-value="[&quot;OTT13&quot;,1507727]," calcext:value-type="string">
            <text:p>["OTT13",1507727],</text:p>
          </table:table-cell>
          <table:table-cell table:style-name="ce6" table:formula="of:=CONCATENATE(&quot;[&quot;&quot;&quot;;[Data.Y$1];[Data.Y$2];&quot;&quot;&quot;,&quot;;[Data.Y11];&quot;],&quot;)" office:value-type="string" office:string-value="[&quot;NOV13&quot;,1331682]," calcext:value-type="string">
            <text:p>["NOV13",1331682],</text:p>
          </table:table-cell>
          <table:table-cell table:style-name="ce6" table:formula="of:=CONCATENATE(&quot;[&quot;&quot;&quot;;[Data.Z$1];[Data.Z$2];&quot;&quot;&quot;,&quot;;[Data.Z11];&quot;],&quot;)" office:value-type="string" office:string-value="[&quot;DIC13&quot;,1402809]," calcext:value-type="string">
            <text:p>["DIC13",1402809],</text:p>
          </table:table-cell>
          <table:table-cell table:style-name="ce6"/>
          <table:table-cell table:style-name="ce6" table:formula="of:=CONCATENATE(&quot;[&quot;&quot;&quot;;[Data.AB$1];&quot; &quot;;[Data.AB$2];&quot;&quot;&quot;,&quot;;[Data.AB11];&quot;],&quot;)" office:value-type="string" office:string-value="[&quot;jan 2014&quot;,1358751]," calcext:value-type="string">
            <text:p>["jan 2014",1358751],</text:p>
          </table:table-cell>
          <table:table-cell table:style-name="ce6" table:formula="of:=CONCATENATE(&quot;[&quot;&quot;&quot;;[Data.AC$1];&quot; &quot;;[Data.AC$2];&quot;&quot;&quot;,&quot;;[Data.AC11];&quot;],&quot;)" office:value-type="string" office:string-value="[&quot;feb 2014&quot;,1260201]," calcext:value-type="string">
            <text:p>["feb 2014",1260201],</text:p>
          </table:table-cell>
          <table:table-cell table:style-name="ce6" table:formula="of:=CONCATENATE(&quot;[&quot;&quot;&quot;;[Data.AD$1];&quot; &quot;;[Data.AD$2];&quot;&quot;&quot;,&quot;;[Data.AD11];&quot;],&quot;)" office:value-type="string" office:string-value="[&quot;mar 2014&quot;,1257649]," calcext:value-type="string">
            <text:p>["mar 2014",1257649],</text:p>
          </table:table-cell>
          <table:table-cell table:style-name="ce6" table:formula="of:=CONCATENATE(&quot;[&quot;&quot;&quot;;[Data.AE$1];&quot; &quot;;[Data.AE$2];&quot;&quot;&quot;,&quot;;[Data.AE11];&quot;],&quot;)" office:value-type="string" office:string-value="[&quot;apr 2014&quot;,1127394]," calcext:value-type="string">
            <text:p>["apr 2014",1127394],</text:p>
          </table:table-cell>
          <table:table-cell table:number-columns-repeated="993"/>
        </table:table-row>
        <table:table-row table:style-name="ro1" table:number-rows-repeated="3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oli vegetali,vino</text:p>
          </table:table-cell>
          <table:table-cell table:style-name="ce6" table:formula="of:=CONCATENATE(&quot;[&quot;&quot;&quot;;[Data.B$1];[Data.B$2];&quot;&quot;&quot;,&quot;;[Data.B15];&quot;],&quot;)" office:value-type="string" office:string-value="[&quot;GEN12&quot;,30790]," calcext:value-type="string">
            <text:p>["GEN12",30790],</text:p>
          </table:table-cell>
          <table:table-cell table:style-name="ce6" table:formula="of:=CONCATENATE(&quot;[&quot;&quot;&quot;;[Data.C$1];[Data.C$2];&quot;&quot;&quot;,&quot;;[Data.C15];&quot;],&quot;)" office:value-type="string" office:string-value="[&quot;FEB12&quot;,36659]," calcext:value-type="string">
            <text:p>["FEB12",36659],</text:p>
          </table:table-cell>
          <table:table-cell table:style-name="ce6" table:formula="of:=CONCATENATE(&quot;[&quot;&quot;&quot;;[Data.D$1];[Data.D$2];&quot;&quot;&quot;,&quot;;[Data.D15];&quot;],&quot;)" office:value-type="string" office:string-value="[&quot;MAR12&quot;,20538]," calcext:value-type="string">
            <text:p>["MAR12",20538],</text:p>
          </table:table-cell>
          <table:table-cell table:style-name="ce6" table:formula="of:=CONCATENATE(&quot;[&quot;&quot;&quot;;[Data.E$1];[Data.E$2];&quot;&quot;&quot;,&quot;;[Data.E15];&quot;],&quot;)" office:value-type="string" office:string-value="[&quot;APR12&quot;,37541]," calcext:value-type="string">
            <text:p>["APR12",37541],</text:p>
          </table:table-cell>
          <table:table-cell table:style-name="ce6" table:formula="of:=CONCATENATE(&quot;[&quot;&quot;&quot;;[Data.F$1];[Data.F$2];&quot;&quot;&quot;,&quot;;[Data.F15];&quot;],&quot;)" office:value-type="string" office:string-value="[&quot;MAG12&quot;,31588]," calcext:value-type="string">
            <text:p>["MAG12",31588],</text:p>
          </table:table-cell>
          <table:table-cell table:style-name="ce6" table:formula="of:=CONCATENATE(&quot;[&quot;&quot;&quot;;[Data.G$1];[Data.G$2];&quot;&quot;&quot;,&quot;;[Data.G15];&quot;],&quot;)" office:value-type="string" office:string-value="[&quot;GIU12&quot;,22192]," calcext:value-type="string">
            <text:p>["GIU12",22192],</text:p>
          </table:table-cell>
          <table:table-cell table:style-name="ce6" table:formula="of:=CONCATENATE(&quot;[&quot;&quot;&quot;;[Data.H$1];[Data.H$2];&quot;&quot;&quot;,&quot;;[Data.H15];&quot;],&quot;)" office:value-type="string" office:string-value="[&quot;LUG12&quot;,35059]," calcext:value-type="string">
            <text:p>["LUG12",35059],</text:p>
          </table:table-cell>
          <table:table-cell table:style-name="ce6" table:formula="of:=CONCATENATE(&quot;[&quot;&quot;&quot;;[Data.I$1];[Data.I$2];&quot;&quot;&quot;,&quot;;[Data.I15];&quot;],&quot;)" office:value-type="string" office:string-value="[&quot;AGO12&quot;,16332]," calcext:value-type="string">
            <text:p>["AGO12",16332],</text:p>
          </table:table-cell>
          <table:table-cell table:style-name="ce6" table:formula="of:=CONCATENATE(&quot;[&quot;&quot;&quot;;[Data.J$1];[Data.J$2];&quot;&quot;&quot;,&quot;;[Data.J15];&quot;],&quot;)" office:value-type="string" office:string-value="[&quot;SET12&quot;,20397]," calcext:value-type="string">
            <text:p>["SET12",20397],</text:p>
          </table:table-cell>
          <table:table-cell table:style-name="ce6" table:formula="of:=CONCATENATE(&quot;[&quot;&quot;&quot;;[Data.K$1];[Data.K$2];&quot;&quot;&quot;,&quot;;[Data.K15];&quot;],&quot;)" office:value-type="string" office:string-value="[&quot;OTT12&quot;,25229]," calcext:value-type="string">
            <text:p>["OTT12",25229],</text:p>
          </table:table-cell>
          <table:table-cell table:style-name="ce6" table:formula="of:=CONCATENATE(&quot;[&quot;&quot;&quot;;[Data.L$1];[Data.L$2];&quot;&quot;&quot;,&quot;;[Data.L15];&quot;],&quot;)" office:value-type="string" office:string-value="[&quot;NOV12&quot;,32631]," calcext:value-type="string">
            <text:p>["NOV12",32631],</text:p>
          </table:table-cell>
          <table:table-cell table:style-name="ce6" table:formula="of:=CONCATENATE(&quot;[&quot;&quot;&quot;;[Data.M$1];[Data.M$2];&quot;&quot;&quot;,&quot;;[Data.M15];&quot;],&quot;)" office:value-type="string" office:string-value="[&quot;DIC12&quot;,21198]," calcext:value-type="string">
            <text:p>["DIC12",21198],</text:p>
          </table:table-cell>
          <table:table-cell table:style-name="ce6"/>
          <table:table-cell table:style-name="ce6" table:formula="of:=CONCATENATE(&quot;[&quot;&quot;&quot;;[Data.O$1];[Data.O$2];&quot;&quot;&quot;,&quot;;[Data.O15];&quot;],&quot;)" office:value-type="string" office:string-value="[&quot;GEN13&quot;,19914]," calcext:value-type="string">
            <text:p>["GEN13",19914],</text:p>
          </table:table-cell>
          <table:table-cell table:style-name="ce6" table:formula="of:=CONCATENATE(&quot;[&quot;&quot;&quot;;[Data.P$1];[Data.P$2];&quot;&quot;&quot;,&quot;;[Data.P15];&quot;],&quot;)" office:value-type="string" office:string-value="[&quot;FEB13&quot;,20501]," calcext:value-type="string">
            <text:p>["FEB13",20501],</text:p>
          </table:table-cell>
          <table:table-cell table:style-name="ce6" table:formula="of:=CONCATENATE(&quot;[&quot;&quot;&quot;;[Data.Q$1];[Data.Q$2];&quot;&quot;&quot;,&quot;;[Data.Q15];&quot;],&quot;)" office:value-type="string" office:string-value="[&quot;MAR13&quot;,17219]," calcext:value-type="string">
            <text:p>["MAR13",17219],</text:p>
          </table:table-cell>
          <table:table-cell table:style-name="ce6" table:formula="of:=CONCATENATE(&quot;[&quot;&quot;&quot;;[Data.R$1];[Data.R$2];&quot;&quot;&quot;,&quot;;[Data.R15];&quot;],&quot;)" office:value-type="string" office:string-value="[&quot;APR13&quot;,28968]," calcext:value-type="string">
            <text:p>["APR13",28968],</text:p>
          </table:table-cell>
          <table:table-cell table:style-name="ce6" table:formula="of:=CONCATENATE(&quot;[&quot;&quot;&quot;;[Data.S$1];[Data.S$2];&quot;&quot;&quot;,&quot;;[Data.S15];&quot;],&quot;)" office:value-type="string" office:string-value="[&quot;MAG13&quot;,19114]," calcext:value-type="string">
            <text:p>["MAG13",19114],</text:p>
          </table:table-cell>
          <table:table-cell table:style-name="ce6" table:formula="of:=CONCATENATE(&quot;[&quot;&quot;&quot;;[Data.T$1];[Data.T$2];&quot;&quot;&quot;,&quot;;[Data.T15];&quot;],&quot;)" office:value-type="string" office:string-value="[&quot;GIU13&quot;,5910]," calcext:value-type="string">
            <text:p>["GIU13",5910],</text:p>
          </table:table-cell>
          <table:table-cell table:style-name="ce6" table:formula="of:=CONCATENATE(&quot;[&quot;&quot;&quot;;[Data.U$1];[Data.U$2];&quot;&quot;&quot;,&quot;;[Data.U15];&quot;],&quot;)" office:value-type="string" office:string-value="[&quot;LUG13&quot;,39311]," calcext:value-type="string">
            <text:p>["LUG13",39311],</text:p>
          </table:table-cell>
          <table:table-cell table:style-name="ce6" table:formula="of:=CONCATENATE(&quot;[&quot;&quot;&quot;;[Data.V$1];[Data.V$2];&quot;&quot;&quot;,&quot;;[Data.V15];&quot;],&quot;)" office:value-type="string" office:string-value="[&quot;AGO13&quot;,17537]," calcext:value-type="string">
            <text:p>["AGO13",17537],</text:p>
          </table:table-cell>
          <table:table-cell table:style-name="ce6" table:formula="of:=CONCATENATE(&quot;[&quot;&quot;&quot;;[Data.W$1];[Data.W$2];&quot;&quot;&quot;,&quot;;[Data.W15];&quot;],&quot;)" office:value-type="string" office:string-value="[&quot;SET13&quot;,31411]," calcext:value-type="string">
            <text:p>["SET13",31411],</text:p>
          </table:table-cell>
          <table:table-cell table:style-name="ce6" table:formula="of:=CONCATENATE(&quot;[&quot;&quot;&quot;;[Data.X$1];[Data.X$2];&quot;&quot;&quot;,&quot;;[Data.X15];&quot;],&quot;)" office:value-type="string" office:string-value="[&quot;OTT13&quot;,39758]," calcext:value-type="string">
            <text:p>["OTT13",39758],</text:p>
          </table:table-cell>
          <table:table-cell table:style-name="ce6" table:formula="of:=CONCATENATE(&quot;[&quot;&quot;&quot;;[Data.Y$1];[Data.Y$2];&quot;&quot;&quot;,&quot;;[Data.Y15];&quot;],&quot;)" office:value-type="string" office:string-value="[&quot;NOV13&quot;,29233]," calcext:value-type="string">
            <text:p>["NOV13",29233],</text:p>
          </table:table-cell>
          <table:table-cell table:style-name="ce6" table:formula="of:=CONCATENATE(&quot;[&quot;&quot;&quot;;[Data.Z$1];[Data.Z$2];&quot;&quot;&quot;,&quot;;[Data.Z15];&quot;],&quot;)" office:value-type="string" office:string-value="[&quot;DIC13&quot;,26270]," calcext:value-type="string">
            <text:p>["DIC13",26270],</text:p>
          </table:table-cell>
          <table:table-cell table:style-name="ce6"/>
          <table:table-cell table:style-name="ce6" table:formula="of:=CONCATENATE(&quot;[&quot;&quot;&quot;;[Data.AB$1];&quot; &quot;;[Data.AB$2];&quot;&quot;&quot;,&quot;;[Data.AB15];&quot;],&quot;)" office:value-type="string" office:string-value="[&quot;jan 2014&quot;,19498]," calcext:value-type="string">
            <text:p>["jan 2014",19498],</text:p>
          </table:table-cell>
          <table:table-cell table:style-name="ce6" table:formula="of:=CONCATENATE(&quot;[&quot;&quot;&quot;;[Data.AC$1];&quot; &quot;;[Data.AC$2];&quot;&quot;&quot;,&quot;;[Data.AC15];&quot;],&quot;)" office:value-type="string" office:string-value="[&quot;feb 2014&quot;,29679]," calcext:value-type="string">
            <text:p>["feb 2014",29679],</text:p>
          </table:table-cell>
          <table:table-cell table:style-name="ce6" table:formula="of:=CONCATENATE(&quot;[&quot;&quot;&quot;;[Data.AD$1];&quot; &quot;;[Data.AD$2];&quot;&quot;&quot;,&quot;;[Data.AD15];&quot;],&quot;)" office:value-type="string" office:string-value="[&quot;mar 2014&quot;,29973]," calcext:value-type="string">
            <text:p>["mar 2014",29973],</text:p>
          </table:table-cell>
          <table:table-cell table:style-name="ce6" table:formula="of:=CONCATENATE(&quot;[&quot;&quot;&quot;;[Data.AE$1];&quot; &quot;;[Data.AE$2];&quot;&quot;&quot;,&quot;;[Data.AE15];&quot;],&quot;)" office:value-type="string" office:string-value="[&quot;apr 2014&quot;,43337]," calcext:value-type="string">
            <text:p>["apr 2014",43337],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rodotti chimici</text:p>
          </table:table-cell>
          <table:table-cell table:style-name="ce6" table:formula="of:=CONCATENATE(&quot;[&quot;&quot;&quot;;[Data.B$1];[Data.B$2];&quot;&quot;&quot;,&quot;;[Data.B16];&quot;],&quot;)" office:value-type="string" office:string-value="[&quot;GEN12&quot;,35434]," calcext:value-type="string">
            <text:p>["GEN12",35434],</text:p>
          </table:table-cell>
          <table:table-cell table:style-name="ce6" table:formula="of:=CONCATENATE(&quot;[&quot;&quot;&quot;;[Data.C$1];[Data.C$2];&quot;&quot;&quot;,&quot;;[Data.C16];&quot;],&quot;)" office:value-type="string" office:string-value="[&quot;FEB12&quot;,35493]," calcext:value-type="string">
            <text:p>["FEB12",35493],</text:p>
          </table:table-cell>
          <table:table-cell table:style-name="ce6" table:formula="of:=CONCATENATE(&quot;[&quot;&quot;&quot;;[Data.D$1];[Data.D$2];&quot;&quot;&quot;,&quot;;[Data.D16];&quot;],&quot;)" office:value-type="string" office:string-value="[&quot;MAR12&quot;,59622]," calcext:value-type="string">
            <text:p>["MAR12",59622],</text:p>
          </table:table-cell>
          <table:table-cell table:style-name="ce6" table:formula="of:=CONCATENATE(&quot;[&quot;&quot;&quot;;[Data.E$1];[Data.E$2];&quot;&quot;&quot;,&quot;;[Data.E16];&quot;],&quot;)" office:value-type="string" office:string-value="[&quot;APR12&quot;,32674]," calcext:value-type="string">
            <text:p>["APR12",32674],</text:p>
          </table:table-cell>
          <table:table-cell table:style-name="ce6" table:formula="of:=CONCATENATE(&quot;[&quot;&quot;&quot;;[Data.F$1];[Data.F$2];&quot;&quot;&quot;,&quot;;[Data.F16];&quot;],&quot;)" office:value-type="string" office:string-value="[&quot;MAG12&quot;,37814]," calcext:value-type="string">
            <text:p>["MAG12",37814],</text:p>
          </table:table-cell>
          <table:table-cell table:style-name="ce6" table:formula="of:=CONCATENATE(&quot;[&quot;&quot;&quot;;[Data.G$1];[Data.G$2];&quot;&quot;&quot;,&quot;;[Data.G16];&quot;],&quot;)" office:value-type="string" office:string-value="[&quot;GIU12&quot;,44731]," calcext:value-type="string">
            <text:p>["GIU12",44731],</text:p>
          </table:table-cell>
          <table:table-cell table:style-name="ce6" table:formula="of:=CONCATENATE(&quot;[&quot;&quot;&quot;;[Data.H$1];[Data.H$2];&quot;&quot;&quot;,&quot;;[Data.H16];&quot;],&quot;)" office:value-type="string" office:string-value="[&quot;LUG12&quot;,33604]," calcext:value-type="string">
            <text:p>["LUG12",33604],</text:p>
          </table:table-cell>
          <table:table-cell table:style-name="ce6" table:formula="of:=CONCATENATE(&quot;[&quot;&quot;&quot;;[Data.I$1];[Data.I$2];&quot;&quot;&quot;,&quot;;[Data.I16];&quot;],&quot;)" office:value-type="string" office:string-value="[&quot;AGO12&quot;,48884]," calcext:value-type="string">
            <text:p>["AGO12",48884],</text:p>
          </table:table-cell>
          <table:table-cell table:style-name="ce6" table:formula="of:=CONCATENATE(&quot;[&quot;&quot;&quot;;[Data.J$1];[Data.J$2];&quot;&quot;&quot;,&quot;;[Data.J16];&quot;],&quot;)" office:value-type="string" office:string-value="[&quot;SET12&quot;,49771]," calcext:value-type="string">
            <text:p>["SET12",49771],</text:p>
          </table:table-cell>
          <table:table-cell table:style-name="ce6" table:formula="of:=CONCATENATE(&quot;[&quot;&quot;&quot;;[Data.K$1];[Data.K$2];&quot;&quot;&quot;,&quot;;[Data.K16];&quot;],&quot;)" office:value-type="string" office:string-value="[&quot;OTT12&quot;,55963]," calcext:value-type="string">
            <text:p>["OTT12",55963],</text:p>
          </table:table-cell>
          <table:table-cell table:style-name="ce6" table:formula="of:=CONCATENATE(&quot;[&quot;&quot;&quot;;[Data.L$1];[Data.L$2];&quot;&quot;&quot;,&quot;;[Data.L16];&quot;],&quot;)" office:value-type="string" office:string-value="[&quot;NOV12&quot;,34240]," calcext:value-type="string">
            <text:p>["NOV12",34240],</text:p>
          </table:table-cell>
          <table:table-cell table:style-name="ce6" table:formula="of:=CONCATENATE(&quot;[&quot;&quot;&quot;;[Data.M$1];[Data.M$2];&quot;&quot;&quot;,&quot;;[Data.M16];&quot;],&quot;)" office:value-type="string" office:string-value="[&quot;DIC12&quot;,37490]," calcext:value-type="string">
            <text:p>["DIC12",37490],</text:p>
          </table:table-cell>
          <table:table-cell table:style-name="ce6"/>
          <table:table-cell table:style-name="ce6" table:formula="of:=CONCATENATE(&quot;[&quot;&quot;&quot;;[Data.O$1];[Data.O$2];&quot;&quot;&quot;,&quot;;[Data.O16];&quot;],&quot;)" office:value-type="string" office:string-value="[&quot;GEN13&quot;,47140]," calcext:value-type="string">
            <text:p>["GEN13",47140],</text:p>
          </table:table-cell>
          <table:table-cell table:style-name="ce6" table:formula="of:=CONCATENATE(&quot;[&quot;&quot;&quot;;[Data.P$1];[Data.P$2];&quot;&quot;&quot;,&quot;;[Data.P16];&quot;],&quot;)" office:value-type="string" office:string-value="[&quot;FEB13&quot;,33336]," calcext:value-type="string">
            <text:p>["FEB13",33336],</text:p>
          </table:table-cell>
          <table:table-cell table:style-name="ce6" table:formula="of:=CONCATENATE(&quot;[&quot;&quot;&quot;;[Data.Q$1];[Data.Q$2];&quot;&quot;&quot;,&quot;;[Data.Q16];&quot;],&quot;)" office:value-type="string" office:string-value="[&quot;MAR13&quot;,50301]," calcext:value-type="string">
            <text:p>["MAR13",50301],</text:p>
          </table:table-cell>
          <table:table-cell table:style-name="ce6" table:formula="of:=CONCATENATE(&quot;[&quot;&quot;&quot;;[Data.R$1];[Data.R$2];&quot;&quot;&quot;,&quot;;[Data.R16];&quot;],&quot;)" office:value-type="string" office:string-value="[&quot;APR13&quot;,33668]," calcext:value-type="string">
            <text:p>["APR13",33668],</text:p>
          </table:table-cell>
          <table:table-cell table:style-name="ce6" table:formula="of:=CONCATENATE(&quot;[&quot;&quot;&quot;;[Data.S$1];[Data.S$2];&quot;&quot;&quot;,&quot;;[Data.S16];&quot;],&quot;)" office:value-type="string" office:string-value="[&quot;MAG13&quot;,42917]," calcext:value-type="string">
            <text:p>["MAG13",42917],</text:p>
          </table:table-cell>
          <table:table-cell table:style-name="ce6" table:formula="of:=CONCATENATE(&quot;[&quot;&quot;&quot;;[Data.T$1];[Data.T$2];&quot;&quot;&quot;,&quot;;[Data.T16];&quot;],&quot;)" office:value-type="string" office:string-value="[&quot;GIU13&quot;,50641]," calcext:value-type="string">
            <text:p>["GIU13",50641],</text:p>
          </table:table-cell>
          <table:table-cell table:style-name="ce6" table:formula="of:=CONCATENATE(&quot;[&quot;&quot;&quot;;[Data.U$1];[Data.U$2];&quot;&quot;&quot;,&quot;;[Data.U16];&quot;],&quot;)" office:value-type="string" office:string-value="[&quot;LUG13&quot;,29410]," calcext:value-type="string">
            <text:p>["LUG13",29410],</text:p>
          </table:table-cell>
          <table:table-cell table:style-name="ce6" table:formula="of:=CONCATENATE(&quot;[&quot;&quot;&quot;;[Data.V$1];[Data.V$2];&quot;&quot;&quot;,&quot;;[Data.V16];&quot;],&quot;)" office:value-type="string" office:string-value="[&quot;AGO13&quot;,47687]," calcext:value-type="string">
            <text:p>["AGO13",47687],</text:p>
          </table:table-cell>
          <table:table-cell table:style-name="ce6" table:formula="of:=CONCATENATE(&quot;[&quot;&quot;&quot;;[Data.W$1];[Data.W$2];&quot;&quot;&quot;,&quot;;[Data.W16];&quot;],&quot;)" office:value-type="string" office:string-value="[&quot;SET13&quot;,42339]," calcext:value-type="string">
            <text:p>["SET13",42339],</text:p>
          </table:table-cell>
          <table:table-cell table:style-name="ce6" table:formula="of:=CONCATENATE(&quot;[&quot;&quot;&quot;;[Data.X$1];[Data.X$2];&quot;&quot;&quot;,&quot;;[Data.X16];&quot;],&quot;)" office:value-type="string" office:string-value="[&quot;OTT13&quot;,39298]," calcext:value-type="string">
            <text:p>["OTT13",39298],</text:p>
          </table:table-cell>
          <table:table-cell table:style-name="ce6" table:formula="of:=CONCATENATE(&quot;[&quot;&quot;&quot;;[Data.Y$1];[Data.Y$2];&quot;&quot;&quot;,&quot;;[Data.Y16];&quot;],&quot;)" office:value-type="string" office:string-value="[&quot;NOV13&quot;,46253]," calcext:value-type="string">
            <text:p>["NOV13",46253],</text:p>
          </table:table-cell>
          <table:table-cell table:style-name="ce6" table:formula="of:=CONCATENATE(&quot;[&quot;&quot;&quot;;[Data.Z$1];[Data.Z$2];&quot;&quot;&quot;,&quot;;[Data.Z16];&quot;],&quot;)" office:value-type="string" office:string-value="[&quot;DIC13&quot;,31389]," calcext:value-type="string">
            <text:p>["DIC13",31389],</text:p>
          </table:table-cell>
          <table:table-cell table:style-name="ce6"/>
          <table:table-cell table:style-name="ce6" table:formula="of:=CONCATENATE(&quot;[&quot;&quot;&quot;;[Data.AB$1];&quot; &quot;;[Data.AB$2];&quot;&quot;&quot;,&quot;;[Data.AB16];&quot;],&quot;)" office:value-type="string" office:string-value="[&quot;jan 2014&quot;,43913]," calcext:value-type="string">
            <text:p>["jan 2014",43913],</text:p>
          </table:table-cell>
          <table:table-cell table:style-name="ce6" table:formula="of:=CONCATENATE(&quot;[&quot;&quot;&quot;;[Data.AC$1];&quot; &quot;;[Data.AC$2];&quot;&quot;&quot;,&quot;;[Data.AC16];&quot;],&quot;)" office:value-type="string" office:string-value="[&quot;feb 2014&quot;,43011]," calcext:value-type="string">
            <text:p>["feb 2014",43011],</text:p>
          </table:table-cell>
          <table:table-cell table:style-name="ce6" table:formula="of:=CONCATENATE(&quot;[&quot;&quot;&quot;;[Data.AD$1];&quot; &quot;;[Data.AD$2];&quot;&quot;&quot;,&quot;;[Data.AD16];&quot;],&quot;)" office:value-type="string" office:string-value="[&quot;mar 2014&quot;,52590]," calcext:value-type="string">
            <text:p>["mar 2014",52590],</text:p>
          </table:table-cell>
          <table:table-cell table:style-name="ce6" table:formula="of:=CONCATENATE(&quot;[&quot;&quot;&quot;;[Data.AE$1];&quot; &quot;;[Data.AE$2];&quot;&quot;&quot;,&quot;;[Data.AE16];&quot;],&quot;)" office:value-type="string" office:string-value="[&quot;apr 2014&quot;,38002]," calcext:value-type="string">
            <text:p>["apr 2014",38002],</text:p>
          </table:table-cell>
          <table:table-cell table:number-columns-repeated="993"/>
        </table:table-row>
        <table:table-row table:style-name="ro1" table:number-rows-repeated="6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rinfuse solide</text:p>
          </table:table-cell>
          <table:table-cell table:style-name="ce6" table:formula="of:=CONCATENATE(&quot;[&quot;&quot;&quot;;[Data.B$1];[Data.B$2];&quot;&quot;&quot;,&quot;;[Data.B23];&quot;],&quot;)" office:value-type="string" office:string-value="[&quot;GEN12&quot;,4399]," calcext:value-type="string">
            <text:p>["GEN12",4399],</text:p>
          </table:table-cell>
          <table:table-cell table:style-name="ce6" table:formula="of:=CONCATENATE(&quot;[&quot;&quot;&quot;;[Data.C$1];[Data.C$2];&quot;&quot;&quot;,&quot;;[Data.C23];&quot;],&quot;)" office:value-type="string" office:string-value="[&quot;FEB12&quot;,8639]," calcext:value-type="string">
            <text:p>["FEB12",8639],</text:p>
          </table:table-cell>
          <table:table-cell table:style-name="ce6" table:formula="of:=CONCATENATE(&quot;[&quot;&quot;&quot;;[Data.D$1];[Data.D$2];&quot;&quot;&quot;,&quot;;[Data.D23];&quot;],&quot;)" office:value-type="string" office:string-value="[&quot;MAR12&quot;,7592]," calcext:value-type="string">
            <text:p>["MAR12",7592],</text:p>
          </table:table-cell>
          <table:table-cell table:style-name="ce6" table:formula="of:=CONCATENATE(&quot;[&quot;&quot;&quot;;[Data.E$1];[Data.E$2];&quot;&quot;&quot;,&quot;;[Data.E23];&quot;],&quot;)" office:value-type="string" office:string-value="[&quot;APR12&quot;,19543]," calcext:value-type="string">
            <text:p>["APR12",19543],</text:p>
          </table:table-cell>
          <table:table-cell table:style-name="ce6" table:formula="of:=CONCATENATE(&quot;[&quot;&quot;&quot;;[Data.F$1];[Data.F$2];&quot;&quot;&quot;,&quot;;[Data.F23];&quot;],&quot;)" office:value-type="string" office:string-value="[&quot;MAG12&quot;,25434]," calcext:value-type="string">
            <text:p>["MAG12",25434],</text:p>
          </table:table-cell>
          <table:table-cell table:style-name="ce6" table:formula="of:=CONCATENATE(&quot;[&quot;&quot;&quot;;[Data.G$1];[Data.G$2];&quot;&quot;&quot;,&quot;;[Data.G23];&quot;],&quot;)" office:value-type="string" office:string-value="[&quot;GIU12&quot;,15812]," calcext:value-type="string">
            <text:p>["GIU12",15812],</text:p>
          </table:table-cell>
          <table:table-cell table:style-name="ce6" table:formula="of:=CONCATENATE(&quot;[&quot;&quot;&quot;;[Data.H$1];[Data.H$2];&quot;&quot;&quot;,&quot;;[Data.H23];&quot;],&quot;)" office:value-type="string" office:string-value="[&quot;LUG12&quot;,21660]," calcext:value-type="string">
            <text:p>["LUG12",21660],</text:p>
          </table:table-cell>
          <table:table-cell table:style-name="ce6" table:formula="of:=CONCATENATE(&quot;[&quot;&quot;&quot;;[Data.I$1];[Data.I$2];&quot;&quot;&quot;,&quot;;[Data.I23];&quot;],&quot;)" office:value-type="string" office:string-value="[&quot;AGO12&quot;,11154]," calcext:value-type="string">
            <text:p>["AGO12",11154],</text:p>
          </table:table-cell>
          <table:table-cell table:style-name="ce6" table:formula="of:=CONCATENATE(&quot;[&quot;&quot;&quot;;[Data.J$1];[Data.J$2];&quot;&quot;&quot;,&quot;;[Data.J23];&quot;],&quot;)" office:value-type="string" office:string-value="[&quot;SET12&quot;,14711]," calcext:value-type="string">
            <text:p>["SET12",14711],</text:p>
          </table:table-cell>
          <table:table-cell table:style-name="ce6" table:formula="of:=CONCATENATE(&quot;[&quot;&quot;&quot;;[Data.K$1];[Data.K$2];&quot;&quot;&quot;,&quot;;[Data.K23];&quot;],&quot;)" office:value-type="string" office:string-value="[&quot;OTT12&quot;,16596]," calcext:value-type="string">
            <text:p>["OTT12",16596],</text:p>
          </table:table-cell>
          <table:table-cell table:style-name="ce6" table:formula="of:=CONCATENATE(&quot;[&quot;&quot;&quot;;[Data.L$1];[Data.L$2];&quot;&quot;&quot;,&quot;;[Data.L23];&quot;],&quot;)" office:value-type="string" office:string-value="[&quot;NOV12&quot;,22496]," calcext:value-type="string">
            <text:p>["NOV12",22496],</text:p>
          </table:table-cell>
          <table:table-cell table:style-name="ce6" table:formula="of:=CONCATENATE(&quot;[&quot;&quot;&quot;;[Data.M$1];[Data.M$2];&quot;&quot;&quot;,&quot;;[Data.M23];&quot;],&quot;)" office:value-type="string" office:string-value="[&quot;DIC12&quot;,5196]," calcext:value-type="string">
            <text:p>["DIC12",5196],</text:p>
          </table:table-cell>
          <table:table-cell table:style-name="ce6"/>
          <table:table-cell table:style-name="ce6" table:formula="of:=CONCATENATE(&quot;[&quot;&quot;&quot;;[Data.O$1];[Data.O$2];&quot;&quot;&quot;,&quot;;[Data.O23];&quot;],&quot;)" office:value-type="string" office:string-value="[&quot;GEN13&quot;,5150]," calcext:value-type="string">
            <text:p>["GEN13",5150],</text:p>
          </table:table-cell>
          <table:table-cell table:style-name="ce6" table:formula="of:=CONCATENATE(&quot;[&quot;&quot;&quot;;[Data.P$1];[Data.P$2];&quot;&quot;&quot;,&quot;;[Data.P23];&quot;],&quot;)" office:value-type="string" office:string-value="[&quot;FEB13&quot;,0]," calcext:value-type="string">
            <text:p>["FEB13",0],</text:p>
          </table:table-cell>
          <table:table-cell table:style-name="ce6" table:formula="of:=CONCATENATE(&quot;[&quot;&quot;&quot;;[Data.Q$1];[Data.Q$2];&quot;&quot;&quot;,&quot;;[Data.Q23];&quot;],&quot;)" office:value-type="string" office:string-value="[&quot;MAR13&quot;,15530]," calcext:value-type="string">
            <text:p>["MAR13",15530],</text:p>
          </table:table-cell>
          <table:table-cell table:style-name="ce6" table:formula="of:=CONCATENATE(&quot;[&quot;&quot;&quot;;[Data.R$1];[Data.R$2];&quot;&quot;&quot;,&quot;;[Data.R23];&quot;],&quot;)" office:value-type="string" office:string-value="[&quot;APR13&quot;,0]," calcext:value-type="string">
            <text:p>["APR13",0],</text:p>
          </table:table-cell>
          <table:table-cell table:style-name="ce6" table:formula="of:=CONCATENATE(&quot;[&quot;&quot;&quot;;[Data.S$1];[Data.S$2];&quot;&quot;&quot;,&quot;;[Data.S23];&quot;],&quot;)" office:value-type="string" office:string-value="[&quot;MAG13&quot;,7630]," calcext:value-type="string">
            <text:p>["MAG13",7630],</text:p>
          </table:table-cell>
          <table:table-cell table:style-name="ce6" table:formula="of:=CONCATENATE(&quot;[&quot;&quot;&quot;;[Data.T$1];[Data.T$2];&quot;&quot;&quot;,&quot;;[Data.T23];&quot;],&quot;)" office:value-type="string" office:string-value="[&quot;GIU13&quot;,5100]," calcext:value-type="string">
            <text:p>["GIU13",5100],</text:p>
          </table:table-cell>
          <table:table-cell table:style-name="ce6" table:formula="of:=CONCATENATE(&quot;[&quot;&quot;&quot;;[Data.U$1];[Data.U$2];&quot;&quot;&quot;,&quot;;[Data.U23];&quot;],&quot;)" office:value-type="string" office:string-value="[&quot;LUG13&quot;,15800]," calcext:value-type="string">
            <text:p>["LUG13",15800],</text:p>
          </table:table-cell>
          <table:table-cell table:style-name="ce6" table:formula="of:=CONCATENATE(&quot;[&quot;&quot;&quot;;[Data.V$1];[Data.V$2];&quot;&quot;&quot;,&quot;;[Data.V23];&quot;],&quot;)" office:value-type="string" office:string-value="[&quot;AGO13&quot;,13300]," calcext:value-type="string">
            <text:p>["AGO13",13300],</text:p>
          </table:table-cell>
          <table:table-cell table:style-name="ce6" table:formula="of:=CONCATENATE(&quot;[&quot;&quot;&quot;;[Data.W$1];[Data.W$2];&quot;&quot;&quot;,&quot;;[Data.W23];&quot;],&quot;)" office:value-type="string" office:string-value="[&quot;SET13&quot;,7905]," calcext:value-type="string">
            <text:p>["SET13",7905],</text:p>
          </table:table-cell>
          <table:table-cell table:style-name="ce6" table:formula="of:=CONCATENATE(&quot;[&quot;&quot;&quot;;[Data.X$1];[Data.X$2];&quot;&quot;&quot;,&quot;;[Data.X23];&quot;],&quot;)" office:value-type="string" office:string-value="[&quot;OTT13&quot;,7900]," calcext:value-type="string">
            <text:p>["OTT13",7900],</text:p>
          </table:table-cell>
          <table:table-cell table:style-name="ce6" table:formula="of:=CONCATENATE(&quot;[&quot;&quot;&quot;;[Data.Y$1];[Data.Y$2];&quot;&quot;&quot;,&quot;;[Data.Y23];&quot;],&quot;)" office:value-type="string" office:string-value="[&quot;NOV13&quot;,7600]," calcext:value-type="string">
            <text:p>["NOV13",7600],</text:p>
          </table:table-cell>
          <table:table-cell table:style-name="ce6" table:formula="of:=CONCATENATE(&quot;[&quot;&quot;&quot;;[Data.Z$1];[Data.Z$2];&quot;&quot;&quot;,&quot;;[Data.Z23];&quot;],&quot;)" office:value-type="string" office:string-value="[&quot;DIC13&quot;,7900]," calcext:value-type="string">
            <text:p>["DIC13",7900],</text:p>
          </table:table-cell>
          <table:table-cell table:style-name="ce6"/>
          <table:table-cell table:style-name="ce6" table:formula="of:=CONCATENATE(&quot;[&quot;&quot;&quot;;[Data.AB$1];&quot; &quot;;[Data.AB$2];&quot;&quot;&quot;,&quot;;[Data.AB23];&quot;],&quot;)" office:value-type="string" office:string-value="[&quot;jan 2014&quot;,7900]," calcext:value-type="string">
            <text:p>["jan 2014",7900],</text:p>
          </table:table-cell>
          <table:table-cell table:style-name="ce6" table:formula="of:=CONCATENATE(&quot;[&quot;&quot;&quot;;[Data.AC$1];&quot; &quot;;[Data.AC$2];&quot;&quot;&quot;,&quot;;[Data.AC23];&quot;],&quot;)" office:value-type="string" office:string-value="[&quot;feb 2014&quot;,7900]," calcext:value-type="string">
            <text:p>["feb 2014",7900],</text:p>
          </table:table-cell>
          <table:table-cell table:style-name="ce6" table:formula="of:=CONCATENATE(&quot;[&quot;&quot;&quot;;[Data.AD$1];&quot; &quot;;[Data.AD$2];&quot;&quot;&quot;,&quot;;[Data.AD23];&quot;],&quot;)" office:value-type="string" office:string-value="[&quot;mar 2014&quot;,7900]," calcext:value-type="string">
            <text:p>["mar 2014",7900],</text:p>
          </table:table-cell>
          <table:table-cell table:style-name="ce6" table:formula="of:=CONCATENATE(&quot;[&quot;&quot;&quot;;[Data.AE$1];&quot; &quot;;[Data.AE$2];&quot;&quot;&quot;,&quot;;[Data.AE23];&quot;],&quot;)" office:value-type="string" office:string-value="[&quot;apr 2014&quot;,21570]," calcext:value-type="string">
            <text:p>["apr 2014",21570],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raffico siderurgici</text:p>
          </table:table-cell>
          <table:table-cell table:style-name="ce6" table:formula="of:=CONCATENATE(&quot;[&quot;&quot;&quot;;[Data.B$1];[Data.B$2];&quot;&quot;&quot;,&quot;;[Data.B24];&quot;],&quot;)" office:value-type="string" office:string-value="[&quot;GEN12&quot;,292804]," calcext:value-type="string">
            <text:p>["GEN12",292804],</text:p>
          </table:table-cell>
          <table:table-cell table:style-name="ce6" table:formula="of:=CONCATENATE(&quot;[&quot;&quot;&quot;;[Data.C$1];[Data.C$2];&quot;&quot;&quot;,&quot;;[Data.C24];&quot;],&quot;)" office:value-type="string" office:string-value="[&quot;FEB12&quot;,291605]," calcext:value-type="string">
            <text:p>["FEB12",291605],</text:p>
          </table:table-cell>
          <table:table-cell table:style-name="ce6" table:formula="of:=CONCATENATE(&quot;[&quot;&quot;&quot;;[Data.D$1];[Data.D$2];&quot;&quot;&quot;,&quot;;[Data.D24];&quot;],&quot;)" office:value-type="string" office:string-value="[&quot;MAR12&quot;,346497]," calcext:value-type="string">
            <text:p>["MAR12",346497],</text:p>
          </table:table-cell>
          <table:table-cell table:style-name="ce6" table:formula="of:=CONCATENATE(&quot;[&quot;&quot;&quot;;[Data.E$1];[Data.E$2];&quot;&quot;&quot;,&quot;;[Data.E24];&quot;],&quot;)" office:value-type="string" office:string-value="[&quot;APR12&quot;,319928]," calcext:value-type="string">
            <text:p>["APR12",319928],</text:p>
          </table:table-cell>
          <table:table-cell table:style-name="ce6" table:formula="of:=CONCATENATE(&quot;[&quot;&quot;&quot;;[Data.F$1];[Data.F$2];&quot;&quot;&quot;,&quot;;[Data.F24];&quot;],&quot;)" office:value-type="string" office:string-value="[&quot;MAG12&quot;,288590]," calcext:value-type="string">
            <text:p>["MAG12",288590],</text:p>
          </table:table-cell>
          <table:table-cell table:style-name="ce6" table:formula="of:=CONCATENATE(&quot;[&quot;&quot;&quot;;[Data.G$1];[Data.G$2];&quot;&quot;&quot;,&quot;;[Data.G24];&quot;],&quot;)" office:value-type="string" office:string-value="[&quot;GIU12&quot;,268012]," calcext:value-type="string">
            <text:p>["GIU12",268012],</text:p>
          </table:table-cell>
          <table:table-cell table:style-name="ce6" table:formula="of:=CONCATENATE(&quot;[&quot;&quot;&quot;;[Data.H$1];[Data.H$2];&quot;&quot;&quot;,&quot;;[Data.H24];&quot;],&quot;)" office:value-type="string" office:string-value="[&quot;LUG12&quot;,214378]," calcext:value-type="string">
            <text:p>["LUG12",214378],</text:p>
          </table:table-cell>
          <table:table-cell table:style-name="ce6" table:formula="of:=CONCATENATE(&quot;[&quot;&quot;&quot;;[Data.I$1];[Data.I$2];&quot;&quot;&quot;,&quot;;[Data.I24];&quot;],&quot;)" office:value-type="string" office:string-value="[&quot;AGO12&quot;,264712]," calcext:value-type="string">
            <text:p>["AGO12",264712],</text:p>
          </table:table-cell>
          <table:table-cell table:style-name="ce6" table:formula="of:=CONCATENATE(&quot;[&quot;&quot;&quot;;[Data.J$1];[Data.J$2];&quot;&quot;&quot;,&quot;;[Data.J24];&quot;],&quot;)" office:value-type="string" office:string-value="[&quot;SET12&quot;,238298]," calcext:value-type="string">
            <text:p>["SET12",238298],</text:p>
          </table:table-cell>
          <table:table-cell table:style-name="ce6" table:formula="of:=CONCATENATE(&quot;[&quot;&quot;&quot;;[Data.K$1];[Data.K$2];&quot;&quot;&quot;,&quot;;[Data.K24];&quot;],&quot;)" office:value-type="string" office:string-value="[&quot;OTT12&quot;,294555]," calcext:value-type="string">
            <text:p>["OTT12",294555],</text:p>
          </table:table-cell>
          <table:table-cell table:style-name="ce6" table:formula="of:=CONCATENATE(&quot;[&quot;&quot;&quot;;[Data.L$1];[Data.L$2];&quot;&quot;&quot;,&quot;;[Data.L24];&quot;],&quot;)" office:value-type="string" office:string-value="[&quot;NOV12&quot;,226770]," calcext:value-type="string">
            <text:p>["NOV12",226770],</text:p>
          </table:table-cell>
          <table:table-cell table:style-name="ce6" table:formula="of:=CONCATENATE(&quot;[&quot;&quot;&quot;;[Data.M$1];[Data.M$2];&quot;&quot;&quot;,&quot;;[Data.M24];&quot;],&quot;)" office:value-type="string" office:string-value="[&quot;DIC12&quot;,112047]," calcext:value-type="string">
            <text:p>["DIC12",112047],</text:p>
          </table:table-cell>
          <table:table-cell table:style-name="ce6"/>
          <table:table-cell table:style-name="ce6" table:formula="of:=CONCATENATE(&quot;[&quot;&quot;&quot;;[Data.O$1];[Data.O$2];&quot;&quot;&quot;,&quot;;[Data.O24];&quot;],&quot;)" office:value-type="string" office:string-value="[&quot;GEN13&quot;,277033]," calcext:value-type="string">
            <text:p>["GEN13",277033],</text:p>
          </table:table-cell>
          <table:table-cell table:style-name="ce6" table:formula="of:=CONCATENATE(&quot;[&quot;&quot;&quot;;[Data.P$1];[Data.P$2];&quot;&quot;&quot;,&quot;;[Data.P24];&quot;],&quot;)" office:value-type="string" office:string-value="[&quot;FEB13&quot;,165439]," calcext:value-type="string">
            <text:p>["FEB13",165439],</text:p>
          </table:table-cell>
          <table:table-cell table:style-name="ce6" table:formula="of:=CONCATENATE(&quot;[&quot;&quot;&quot;;[Data.Q$1];[Data.Q$2];&quot;&quot;&quot;,&quot;;[Data.Q24];&quot;],&quot;)" office:value-type="string" office:string-value="[&quot;MAR13&quot;,262333]," calcext:value-type="string">
            <text:p>["MAR13",262333],</text:p>
          </table:table-cell>
          <table:table-cell table:style-name="ce6" table:formula="of:=CONCATENATE(&quot;[&quot;&quot;&quot;;[Data.R$1];[Data.R$2];&quot;&quot;&quot;,&quot;;[Data.R24];&quot;],&quot;)" office:value-type="string" office:string-value="[&quot;APR13&quot;,281806]," calcext:value-type="string">
            <text:p>["APR13",281806],</text:p>
          </table:table-cell>
          <table:table-cell table:style-name="ce6" table:formula="of:=CONCATENATE(&quot;[&quot;&quot;&quot;;[Data.S$1];[Data.S$2];&quot;&quot;&quot;,&quot;;[Data.S24];&quot;],&quot;)" office:value-type="string" office:string-value="[&quot;MAG13&quot;,265962]," calcext:value-type="string">
            <text:p>["MAG13",265962],</text:p>
          </table:table-cell>
          <table:table-cell table:style-name="ce6" table:formula="of:=CONCATENATE(&quot;[&quot;&quot;&quot;;[Data.T$1];[Data.T$2];&quot;&quot;&quot;,&quot;;[Data.T24];&quot;],&quot;)" office:value-type="string" office:string-value="[&quot;GIU13&quot;,263606]," calcext:value-type="string">
            <text:p>["GIU13",263606],</text:p>
          </table:table-cell>
          <table:table-cell table:style-name="ce6" table:formula="of:=CONCATENATE(&quot;[&quot;&quot;&quot;;[Data.U$1];[Data.U$2];&quot;&quot;&quot;,&quot;;[Data.U24];&quot;],&quot;)" office:value-type="string" office:string-value="[&quot;LUG13&quot;,369422]," calcext:value-type="string">
            <text:p>["LUG13",369422],</text:p>
          </table:table-cell>
          <table:table-cell table:style-name="ce6" table:formula="of:=CONCATENATE(&quot;[&quot;&quot;&quot;;[Data.V$1];[Data.V$2];&quot;&quot;&quot;,&quot;;[Data.V24];&quot;],&quot;)" office:value-type="string" office:string-value="[&quot;AGO13&quot;,176539]," calcext:value-type="string">
            <text:p>["AGO13",176539],</text:p>
          </table:table-cell>
          <table:table-cell table:style-name="ce6" table:formula="of:=CONCATENATE(&quot;[&quot;&quot;&quot;;[Data.W$1];[Data.W$2];&quot;&quot;&quot;,&quot;;[Data.W24];&quot;],&quot;)" office:value-type="string" office:string-value="[&quot;SET13&quot;,180047]," calcext:value-type="string">
            <text:p>["SET13",180047],</text:p>
          </table:table-cell>
          <table:table-cell table:style-name="ce6" table:formula="of:=CONCATENATE(&quot;[&quot;&quot;&quot;;[Data.X$1];[Data.X$2];&quot;&quot;&quot;,&quot;;[Data.X24];&quot;],&quot;)" office:value-type="string" office:string-value="[&quot;OTT13&quot;,344246]," calcext:value-type="string">
            <text:p>["OTT13",344246],</text:p>
          </table:table-cell>
          <table:table-cell table:style-name="ce6" table:formula="of:=CONCATENATE(&quot;[&quot;&quot;&quot;;[Data.Y$1];[Data.Y$2];&quot;&quot;&quot;,&quot;;[Data.Y24];&quot;],&quot;)" office:value-type="string" office:string-value="[&quot;NOV13&quot;,248713]," calcext:value-type="string">
            <text:p>["NOV13",248713],</text:p>
          </table:table-cell>
          <table:table-cell table:style-name="ce6" table:formula="of:=CONCATENATE(&quot;[&quot;&quot;&quot;;[Data.Z$1];[Data.Z$2];&quot;&quot;&quot;,&quot;;[Data.Z24];&quot;],&quot;)" office:value-type="string" office:string-value="[&quot;DIC13&quot;,256526]," calcext:value-type="string">
            <text:p>["DIC13",256526],</text:p>
          </table:table-cell>
          <table:table-cell table:style-name="ce6"/>
          <table:table-cell table:style-name="ce6" table:formula="of:=CONCATENATE(&quot;[&quot;&quot;&quot;;[Data.AB$1];&quot; &quot;;[Data.AB$2];&quot;&quot;&quot;,&quot;;[Data.AB24];&quot;],&quot;)" office:value-type="string" office:string-value="[&quot;jan 2014&quot;,234337]," calcext:value-type="string">
            <text:p>["jan 2014",234337],</text:p>
          </table:table-cell>
          <table:table-cell table:style-name="ce6" table:formula="of:=CONCATENATE(&quot;[&quot;&quot;&quot;;[Data.AC$1];&quot; &quot;;[Data.AC$2];&quot;&quot;&quot;,&quot;;[Data.AC24];&quot;],&quot;)" office:value-type="string" office:string-value="[&quot;feb 2014&quot;,258294]," calcext:value-type="string">
            <text:p>["feb 2014",258294],</text:p>
          </table:table-cell>
          <table:table-cell table:style-name="ce6" table:formula="of:=CONCATENATE(&quot;[&quot;&quot;&quot;;[Data.AD$1];&quot; &quot;;[Data.AD$2];&quot;&quot;&quot;,&quot;;[Data.AD24];&quot;],&quot;)" office:value-type="string" office:string-value="[&quot;mar 2014&quot;,237134]," calcext:value-type="string">
            <text:p>["mar 2014",237134],</text:p>
          </table:table-cell>
          <table:table-cell table:style-name="ce6" table:formula="of:=CONCATENATE(&quot;[&quot;&quot;&quot;;[Data.AE$1];&quot; &quot;;[Data.AE$2];&quot;&quot;&quot;,&quot;;[Data.AE24];&quot;],&quot;)" office:value-type="string" office:string-value="[&quot;apr 2014&quot;,187987]," calcext:value-type="string">
            <text:p>["apr 2014",187987],</text:p>
          </table:table-cell>
          <table:table-cell table:number-columns-repeated="993"/>
        </table:table-row>
        <table:table-row table:style-name="ro1" table:number-rows-repeated="2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BUNKERS (*) e PROVVISTE DI BORDO</text:p>
          </table:table-cell>
          <table:table-cell table:style-name="ce6" table:formula="of:=CONCATENATE(&quot;[&quot;&quot;&quot;;[Data.B$1];[Data.B$2];&quot;&quot;&quot;,&quot;;[Data.B27];&quot;],&quot;)" office:value-type="string" office:string-value="[&quot;GEN12&quot;,104562]," calcext:value-type="string">
            <text:p>["GEN12",104562],</text:p>
          </table:table-cell>
          <table:table-cell table:style-name="ce6" table:formula="of:=CONCATENATE(&quot;[&quot;&quot;&quot;;[Data.C$1];[Data.C$2];&quot;&quot;&quot;,&quot;;[Data.C27];&quot;],&quot;)" office:value-type="string" office:string-value="[&quot;FEB12&quot;,88937]," calcext:value-type="string">
            <text:p>["FEB12",88937],</text:p>
          </table:table-cell>
          <table:table-cell table:style-name="ce6" table:formula="of:=CONCATENATE(&quot;[&quot;&quot;&quot;;[Data.D$1];[Data.D$2];&quot;&quot;&quot;,&quot;;[Data.D27];&quot;],&quot;)" office:value-type="string" office:string-value="[&quot;MAR12&quot;,93668]," calcext:value-type="string">
            <text:p>["MAR12",93668],</text:p>
          </table:table-cell>
          <table:table-cell table:style-name="ce6" table:formula="of:=CONCATENATE(&quot;[&quot;&quot;&quot;;[Data.E$1];[Data.E$2];&quot;&quot;&quot;,&quot;;[Data.E27];&quot;],&quot;)" office:value-type="string" office:string-value="[&quot;APR12&quot;,91250]," calcext:value-type="string">
            <text:p>["APR12",91250],</text:p>
          </table:table-cell>
          <table:table-cell table:style-name="ce6" table:formula="of:=CONCATENATE(&quot;[&quot;&quot;&quot;;[Data.F$1];[Data.F$2];&quot;&quot;&quot;,&quot;;[Data.F27];&quot;],&quot;)" office:value-type="string" office:string-value="[&quot;MAG12&quot;,99911]," calcext:value-type="string">
            <text:p>["MAG12",99911],</text:p>
          </table:table-cell>
          <table:table-cell table:style-name="ce6" table:formula="of:=CONCATENATE(&quot;[&quot;&quot;&quot;;[Data.G$1];[Data.G$2];&quot;&quot;&quot;,&quot;;[Data.G27];&quot;],&quot;)" office:value-type="string" office:string-value="[&quot;GIU12&quot;,115432]," calcext:value-type="string">
            <text:p>["GIU12",115432],</text:p>
          </table:table-cell>
          <table:table-cell table:style-name="ce6" table:formula="of:=CONCATENATE(&quot;[&quot;&quot;&quot;;[Data.H$1];[Data.H$2];&quot;&quot;&quot;,&quot;;[Data.H27];&quot;],&quot;)" office:value-type="string" office:string-value="[&quot;LUG12&quot;,101066]," calcext:value-type="string">
            <text:p>["LUG12",101066],</text:p>
          </table:table-cell>
          <table:table-cell table:style-name="ce6" table:formula="of:=CONCATENATE(&quot;[&quot;&quot;&quot;;[Data.I$1];[Data.I$2];&quot;&quot;&quot;,&quot;;[Data.I27];&quot;],&quot;)" office:value-type="string" office:string-value="[&quot;AGO12&quot;,116644]," calcext:value-type="string">
            <text:p>["AGO12",116644],</text:p>
          </table:table-cell>
          <table:table-cell table:style-name="ce6" table:formula="of:=CONCATENATE(&quot;[&quot;&quot;&quot;;[Data.J$1];[Data.J$2];&quot;&quot;&quot;,&quot;;[Data.J27];&quot;],&quot;)" office:value-type="string" office:string-value="[&quot;SET12&quot;,91846]," calcext:value-type="string">
            <text:p>["SET12",91846],</text:p>
          </table:table-cell>
          <table:table-cell table:style-name="ce6" table:formula="of:=CONCATENATE(&quot;[&quot;&quot;&quot;;[Data.K$1];[Data.K$2];&quot;&quot;&quot;,&quot;;[Data.K27];&quot;],&quot;)" office:value-type="string" office:string-value="[&quot;OTT12&quot;,98792]," calcext:value-type="string">
            <text:p>["OTT12",98792],</text:p>
          </table:table-cell>
          <table:table-cell table:style-name="ce6" table:formula="of:=CONCATENATE(&quot;[&quot;&quot;&quot;;[Data.L$1];[Data.L$2];&quot;&quot;&quot;,&quot;;[Data.L27];&quot;],&quot;)" office:value-type="string" office:string-value="[&quot;NOV12&quot;,99794]," calcext:value-type="string">
            <text:p>["NOV12",99794],</text:p>
          </table:table-cell>
          <table:table-cell table:style-name="ce6" table:formula="of:=CONCATENATE(&quot;[&quot;&quot;&quot;;[Data.M$1];[Data.M$2];&quot;&quot;&quot;,&quot;;[Data.M27];&quot;],&quot;)" office:value-type="string" office:string-value="[&quot;DIC12&quot;,82491]," calcext:value-type="string">
            <text:p>["DIC12",82491],</text:p>
          </table:table-cell>
          <table:table-cell table:style-name="ce6"/>
          <table:table-cell table:style-name="ce6" table:formula="of:=CONCATENATE(&quot;[&quot;&quot;&quot;;[Data.O$1];[Data.O$2];&quot;&quot;&quot;,&quot;;[Data.O27];&quot;],&quot;)" office:value-type="string" office:string-value="[&quot;GEN13&quot;,79655]," calcext:value-type="string">
            <text:p>["GEN13",79655],</text:p>
          </table:table-cell>
          <table:table-cell table:style-name="ce6" table:formula="of:=CONCATENATE(&quot;[&quot;&quot;&quot;;[Data.P$1];[Data.P$2];&quot;&quot;&quot;,&quot;;[Data.P27];&quot;],&quot;)" office:value-type="string" office:string-value="[&quot;FEB13&quot;,76016]," calcext:value-type="string">
            <text:p>["FEB13",76016],</text:p>
          </table:table-cell>
          <table:table-cell table:style-name="ce6" table:formula="of:=CONCATENATE(&quot;[&quot;&quot;&quot;;[Data.Q$1];[Data.Q$2];&quot;&quot;&quot;,&quot;;[Data.Q27];&quot;],&quot;)" office:value-type="string" office:string-value="[&quot;MAR13&quot;,85207]," calcext:value-type="string">
            <text:p>["MAR13",85207],</text:p>
          </table:table-cell>
          <table:table-cell table:style-name="ce6" table:formula="of:=CONCATENATE(&quot;[&quot;&quot;&quot;;[Data.R$1];[Data.R$2];&quot;&quot;&quot;,&quot;;[Data.R27];&quot;],&quot;)" office:value-type="string" office:string-value="[&quot;APR13&quot;,86165]," calcext:value-type="string">
            <text:p>["APR13",86165],</text:p>
          </table:table-cell>
          <table:table-cell table:style-name="ce6" table:formula="of:=CONCATENATE(&quot;[&quot;&quot;&quot;;[Data.S$1];[Data.S$2];&quot;&quot;&quot;,&quot;;[Data.S27];&quot;],&quot;)" office:value-type="string" office:string-value="[&quot;MAG13&quot;,99269]," calcext:value-type="string">
            <text:p>["MAG13",99269],</text:p>
          </table:table-cell>
          <table:table-cell table:style-name="ce6" table:formula="of:=CONCATENATE(&quot;[&quot;&quot;&quot;;[Data.T$1];[Data.T$2];&quot;&quot;&quot;,&quot;;[Data.T27];&quot;],&quot;)" office:value-type="string" office:string-value="[&quot;GIU13&quot;,85956]," calcext:value-type="string">
            <text:p>["GIU13",85956],</text:p>
          </table:table-cell>
          <table:table-cell table:style-name="ce6" table:formula="of:=CONCATENATE(&quot;[&quot;&quot;&quot;;[Data.U$1];[Data.U$2];&quot;&quot;&quot;,&quot;;[Data.U27];&quot;],&quot;)" office:value-type="string" office:string-value="[&quot;LUG13&quot;,99156]," calcext:value-type="string">
            <text:p>["LUG13",99156],</text:p>
          </table:table-cell>
          <table:table-cell table:style-name="ce6" table:formula="of:=CONCATENATE(&quot;[&quot;&quot;&quot;;[Data.V$1];[Data.V$2];&quot;&quot;&quot;,&quot;;[Data.V27];&quot;],&quot;)" office:value-type="string" office:string-value="[&quot;AGO13&quot;,89326]," calcext:value-type="string">
            <text:p>["AGO13",89326],</text:p>
          </table:table-cell>
          <table:table-cell table:style-name="ce6" table:formula="of:=CONCATENATE(&quot;[&quot;&quot;&quot;;[Data.W$1];[Data.W$2];&quot;&quot;&quot;,&quot;;[Data.W27];&quot;],&quot;)" office:value-type="string" office:string-value="[&quot;SET13&quot;,85445]," calcext:value-type="string">
            <text:p>["SET13",85445],</text:p>
          </table:table-cell>
          <table:table-cell table:style-name="ce6" table:formula="of:=CONCATENATE(&quot;[&quot;&quot;&quot;;[Data.X$1];[Data.X$2];&quot;&quot;&quot;,&quot;;[Data.X27];&quot;],&quot;)" office:value-type="string" office:string-value="[&quot;OTT13&quot;,80929]," calcext:value-type="string">
            <text:p>["OTT13",80929],</text:p>
          </table:table-cell>
          <table:table-cell table:style-name="ce6" table:formula="of:=CONCATENATE(&quot;[&quot;&quot;&quot;;[Data.Y$1];[Data.Y$2];&quot;&quot;&quot;,&quot;;[Data.Y27];&quot;],&quot;)" office:value-type="string" office:string-value="[&quot;NOV13&quot;,70528]," calcext:value-type="string">
            <text:p>["NOV13",70528],</text:p>
          </table:table-cell>
          <table:table-cell table:style-name="ce6" table:formula="of:=CONCATENATE(&quot;[&quot;&quot;&quot;;[Data.Z$1];[Data.Z$2];&quot;&quot;&quot;,&quot;;[Data.Z27];&quot;],&quot;)" office:value-type="string" office:string-value="[&quot;DIC13&quot;,79225]," calcext:value-type="string">
            <text:p>["DIC13",79225],</text:p>
          </table:table-cell>
          <table:table-cell table:style-name="ce6"/>
          <table:table-cell table:style-name="ce6" table:formula="of:=CONCATENATE(&quot;[&quot;&quot;&quot;;[Data.AB$1];&quot; &quot;;[Data.AB$2];&quot;&quot;&quot;,&quot;;[Data.AB27];&quot;],&quot;)" office:value-type="string" office:string-value="[&quot;jan 2014&quot;,80649]," calcext:value-type="string">
            <text:p>["jan 2014",80649],</text:p>
          </table:table-cell>
          <table:table-cell table:style-name="ce6" table:formula="of:=CONCATENATE(&quot;[&quot;&quot;&quot;;[Data.AC$1];&quot; &quot;;[Data.AC$2];&quot;&quot;&quot;,&quot;;[Data.AC27];&quot;],&quot;)" office:value-type="string" office:string-value="[&quot;feb 2014&quot;,66531]," calcext:value-type="string">
            <text:p>["feb 2014",66531],</text:p>
          </table:table-cell>
          <table:table-cell table:style-name="ce6" table:formula="of:=CONCATENATE(&quot;[&quot;&quot;&quot;;[Data.AD$1];&quot; &quot;;[Data.AD$2];&quot;&quot;&quot;,&quot;;[Data.AD27];&quot;],&quot;)" office:value-type="string" office:string-value="[&quot;mar 2014&quot;,76203]," calcext:value-type="string">
            <text:p>["mar 2014",76203],</text:p>
          </table:table-cell>
          <table:table-cell table:style-name="ce6" table:formula="of:=CONCATENATE(&quot;[&quot;&quot;&quot;;[Data.AE$1];&quot; &quot;;[Data.AE$2];&quot;&quot;&quot;,&quot;;[Data.AE27];&quot;],&quot;)" office:value-type="string" office:string-value="[&quot;apr 2014&quot;,75857]," calcext:value-type="string">
            <text:p>["apr 2014",75857],</text:p>
          </table:table-cell>
          <table:table-cell table:number-columns-repeated="993"/>
        </table:table-row>
        <table:table-row table:style-name="ro1" table:number-rows-repeated="4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TOTALE CONTAINERS TEUS</text:p>
          </table:table-cell>
          <table:table-cell table:style-name="ce6" table:formula="of:=CONCATENATE(&quot;[&quot;&quot;&quot;;[Data.B$1];[Data.B$2];&quot;&quot;&quot;,&quot;;[Data.B32];&quot;],&quot;)" office:value-type="string" office:string-value="[&quot;GEN12&quot;,150330]," calcext:value-type="string">
            <text:p>["GEN12",150330],</text:p>
          </table:table-cell>
          <table:table-cell table:style-name="ce6" table:formula="of:=CONCATENATE(&quot;[&quot;&quot;&quot;;[Data.C$1];[Data.C$2];&quot;&quot;&quot;,&quot;;[Data.C32];&quot;],&quot;)" office:value-type="string" office:string-value="[&quot;FEB12&quot;,166695]," calcext:value-type="string">
            <text:p>["FEB12",166695],</text:p>
          </table:table-cell>
          <table:table-cell table:style-name="ce6" table:formula="of:=CONCATENATE(&quot;[&quot;&quot;&quot;;[Data.D$1];[Data.D$2];&quot;&quot;&quot;,&quot;;[Data.D32];&quot;],&quot;)" office:value-type="string" office:string-value="[&quot;MAR12&quot;,178241]," calcext:value-type="string">
            <text:p>["MAR12",178241],</text:p>
          </table:table-cell>
          <table:table-cell table:style-name="ce6" table:formula="of:=CONCATENATE(&quot;[&quot;&quot;&quot;;[Data.E$1];[Data.E$2];&quot;&quot;&quot;,&quot;;[Data.E32];&quot;],&quot;)" office:value-type="string" office:string-value="[&quot;APR12&quot;,177567]," calcext:value-type="string">
            <text:p>["APR12",177567],</text:p>
          </table:table-cell>
          <table:table-cell table:style-name="ce6" table:formula="of:=CONCATENATE(&quot;[&quot;&quot;&quot;;[Data.F$1];[Data.F$2];&quot;&quot;&quot;,&quot;;[Data.F32];&quot;],&quot;)" office:value-type="string" office:string-value="[&quot;MAG12&quot;,182103]," calcext:value-type="string">
            <text:p>["MAG12",182103],</text:p>
          </table:table-cell>
          <table:table-cell table:style-name="ce6" table:formula="of:=CONCATENATE(&quot;[&quot;&quot;&quot;;[Data.G$1];[Data.G$2];&quot;&quot;&quot;,&quot;;[Data.G32];&quot;],&quot;)" office:value-type="string" office:string-value="[&quot;GIU12&quot;,188881]," calcext:value-type="string">
            <text:p>["GIU12",188881],</text:p>
          </table:table-cell>
          <table:table-cell table:style-name="ce6" table:formula="of:=CONCATENATE(&quot;[&quot;&quot;&quot;;[Data.H$1];[Data.H$2];&quot;&quot;&quot;,&quot;;[Data.H32];&quot;],&quot;)" office:value-type="string" office:string-value="[&quot;LUG12&quot;,184923]," calcext:value-type="string">
            <text:p>["LUG12",184923],</text:p>
          </table:table-cell>
          <table:table-cell table:style-name="ce6" table:formula="of:=CONCATENATE(&quot;[&quot;&quot;&quot;;[Data.I$1];[Data.I$2];&quot;&quot;&quot;,&quot;;[Data.I32];&quot;],&quot;)" office:value-type="string" office:string-value="[&quot;AGO12&quot;,160873]," calcext:value-type="string">
            <text:p>["AGO12",160873],</text:p>
          </table:table-cell>
          <table:table-cell table:style-name="ce6" table:formula="of:=CONCATENATE(&quot;[&quot;&quot;&quot;;[Data.J$1];[Data.J$2];&quot;&quot;&quot;,&quot;;[Data.J32];&quot;],&quot;)" office:value-type="string" office:string-value="[&quot;SET12&quot;,154086]," calcext:value-type="string">
            <text:p>["SET12",154086],</text:p>
          </table:table-cell>
          <table:table-cell table:style-name="ce6" table:formula="of:=CONCATENATE(&quot;[&quot;&quot;&quot;;[Data.K$1];[Data.K$2];&quot;&quot;&quot;,&quot;;[Data.K32];&quot;],&quot;)" office:value-type="string" office:string-value="[&quot;OTT12&quot;,182028]," calcext:value-type="string">
            <text:p>["OTT12",182028],</text:p>
          </table:table-cell>
          <table:table-cell table:style-name="ce6" table:formula="of:=CONCATENATE(&quot;[&quot;&quot;&quot;;[Data.L$1];[Data.L$2];&quot;&quot;&quot;,&quot;;[Data.L32];&quot;],&quot;)" office:value-type="string" office:string-value="[&quot;NOV12&quot;,175626]," calcext:value-type="string">
            <text:p>["NOV12",175626],</text:p>
          </table:table-cell>
          <table:table-cell table:style-name="ce6" table:formula="of:=CONCATENATE(&quot;[&quot;&quot;&quot;;[Data.M$1];[Data.M$2];&quot;&quot;&quot;,&quot;;[Data.M32];&quot;],&quot;)" office:value-type="string" office:string-value="[&quot;DIC12&quot;,163453]," calcext:value-type="string">
            <text:p>["DIC12",163453],</text:p>
          </table:table-cell>
          <table:table-cell table:style-name="ce6"/>
          <table:table-cell table:style-name="ce6" table:formula="of:=CONCATENATE(&quot;[&quot;&quot;&quot;;[Data.O$1];[Data.O$2];&quot;&quot;&quot;,&quot;;[Data.O32];&quot;],&quot;)" office:value-type="string" office:string-value="[&quot;GEN13&quot;,156070]," calcext:value-type="string">
            <text:p>["GEN13",156070],</text:p>
          </table:table-cell>
          <table:table-cell table:style-name="ce6" table:formula="of:=CONCATENATE(&quot;[&quot;&quot;&quot;;[Data.P$1];[Data.P$2];&quot;&quot;&quot;,&quot;;[Data.P32];&quot;],&quot;)" office:value-type="string" office:string-value="[&quot;FEB13&quot;,155969]," calcext:value-type="string">
            <text:p>["FEB13",155969],</text:p>
          </table:table-cell>
          <table:table-cell table:style-name="ce6" table:formula="of:=CONCATENATE(&quot;[&quot;&quot;&quot;;[Data.Q$1];[Data.Q$2];&quot;&quot;&quot;,&quot;;[Data.Q32];&quot;],&quot;)" office:value-type="string" office:string-value="[&quot;MAR13&quot;,169792]," calcext:value-type="string">
            <text:p>["MAR13",169792],</text:p>
          </table:table-cell>
          <table:table-cell table:style-name="ce6" table:formula="of:=CONCATENATE(&quot;[&quot;&quot;&quot;;[Data.R$1];[Data.R$2];&quot;&quot;&quot;,&quot;;[Data.R32];&quot;],&quot;)" office:value-type="string" office:string-value="[&quot;APR13&quot;,175196]," calcext:value-type="string">
            <text:p>["APR13",175196],</text:p>
          </table:table-cell>
          <table:table-cell table:style-name="ce6" table:formula="of:=CONCATENATE(&quot;[&quot;&quot;&quot;;[Data.S$1];[Data.S$2];&quot;&quot;&quot;,&quot;;[Data.S32];&quot;],&quot;)" office:value-type="string" office:string-value="[&quot;MAG13&quot;,167016]," calcext:value-type="string">
            <text:p>["MAG13",167016],</text:p>
          </table:table-cell>
          <table:table-cell table:style-name="ce6" table:formula="of:=CONCATENATE(&quot;[&quot;&quot;&quot;;[Data.T$1];[Data.T$2];&quot;&quot;&quot;,&quot;;[Data.T32];&quot;],&quot;)" office:value-type="string" office:string-value="[&quot;GIU13&quot;,169005]," calcext:value-type="string">
            <text:p>["GIU13",169005],</text:p>
          </table:table-cell>
          <table:table-cell table:style-name="ce6" table:formula="of:=CONCATENATE(&quot;[&quot;&quot;&quot;;[Data.U$1];[Data.U$2];&quot;&quot;&quot;,&quot;;[Data.U32];&quot;],&quot;)" office:value-type="string" office:string-value="[&quot;LUG13&quot;,188519]," calcext:value-type="string">
            <text:p>["LUG13",188519],</text:p>
          </table:table-cell>
          <table:table-cell table:style-name="ce6" table:formula="of:=CONCATENATE(&quot;[&quot;&quot;&quot;;[Data.V$1];[Data.V$2];&quot;&quot;&quot;,&quot;;[Data.V32];&quot;],&quot;)" office:value-type="string" office:string-value="[&quot;AGO13&quot;,153145]," calcext:value-type="string">
            <text:p>["AGO13",153145],</text:p>
          </table:table-cell>
          <table:table-cell table:style-name="ce6" table:formula="of:=CONCATENATE(&quot;[&quot;&quot;&quot;;[Data.W$1];[Data.W$2];&quot;&quot;&quot;,&quot;;[Data.W32];&quot;],&quot;)" office:value-type="string" office:string-value="[&quot;SET13&quot;,159128]," calcext:value-type="string">
            <text:p>["SET13",159128],</text:p>
          </table:table-cell>
          <table:table-cell table:style-name="ce6" table:formula="of:=CONCATENATE(&quot;[&quot;&quot;&quot;;[Data.X$1];[Data.X$2];&quot;&quot;&quot;,&quot;;[Data.X32];&quot;],&quot;)" office:value-type="string" office:string-value="[&quot;OTT13&quot;,170034]," calcext:value-type="string">
            <text:p>["OTT13",170034],</text:p>
          </table:table-cell>
          <table:table-cell table:style-name="ce6" table:formula="of:=CONCATENATE(&quot;[&quot;&quot;&quot;;[Data.Y$1];[Data.Y$2];&quot;&quot;&quot;,&quot;;[Data.Y32];&quot;],&quot;)" office:value-type="string" office:string-value="[&quot;NOV13&quot;,155552]," calcext:value-type="string">
            <text:p>["NOV13",155552],</text:p>
          </table:table-cell>
          <table:table-cell table:style-name="ce6" table:formula="of:=CONCATENATE(&quot;[&quot;&quot;&quot;;[Data.Z$1];[Data.Z$2];&quot;&quot;&quot;,&quot;;[Data.Z32];&quot;],&quot;)" office:value-type="string" office:string-value="[&quot;DIC13&quot;,168587]," calcext:value-type="string">
            <text:p>["DIC13",168587],</text:p>
          </table:table-cell>
          <table:table-cell table:style-name="ce6"/>
          <table:table-cell table:style-name="ce6" table:formula="of:=CONCATENATE(&quot;[&quot;&quot;&quot;;[Data.AB$1];&quot; &quot;;[Data.AB$2];&quot;&quot;&quot;,&quot;;[Data.AB32];&quot;],&quot;)" office:value-type="string" office:string-value="[&quot;jan 2014&quot;,157089]," calcext:value-type="string">
            <text:p>["jan 2014",157089],</text:p>
          </table:table-cell>
          <table:table-cell table:style-name="ce6" table:formula="of:=CONCATENATE(&quot;[&quot;&quot;&quot;;[Data.AC$1];&quot; &quot;;[Data.AC$2];&quot;&quot;&quot;,&quot;;[Data.AC32];&quot;],&quot;)" office:value-type="string" office:string-value="[&quot;feb 2014&quot;,166009]," calcext:value-type="string">
            <text:p>["feb 2014",166009],</text:p>
          </table:table-cell>
          <table:table-cell table:style-name="ce6" table:formula="of:=CONCATENATE(&quot;[&quot;&quot;&quot;;[Data.AD$1];&quot; &quot;;[Data.AD$2];&quot;&quot;&quot;,&quot;;[Data.AD32];&quot;],&quot;)" office:value-type="string" office:string-value="[&quot;mar 2014&quot;,178448]," calcext:value-type="string">
            <text:p>["mar 2014",178448],</text:p>
          </table:table-cell>
          <table:table-cell table:style-name="ce6" table:formula="of:=CONCATENATE(&quot;[&quot;&quot;&quot;;[Data.AE$1];&quot; &quot;;[Data.AE$2];&quot;&quot;&quot;,&quot;;[Data.AE32];&quot;],&quot;)" office:value-type="string" office:string-value="[&quot;apr 2014&quot;,176947]," calcext:value-type="string">
            <text:p>["apr 2014",176947],</text:p>
          </table:table-cell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NAVI <text:s/>ARRIVATE</text:p>
          </table:table-cell>
          <table:table-cell table:style-name="ce6" table:formula="of:=CONCATENATE(&quot;[&quot;&quot;&quot;;[Data.B$1];[Data.B$2];&quot;&quot;&quot;,&quot;;[Data.B34];&quot;],&quot;)" office:value-type="string" office:string-value="[&quot;GEN12&quot;,467]," calcext:value-type="string">
            <text:p>["GEN12",467],</text:p>
          </table:table-cell>
          <table:table-cell table:style-name="ce6" table:formula="of:=CONCATENATE(&quot;[&quot;&quot;&quot;;[Data.C$1];[Data.C$2];&quot;&quot;&quot;,&quot;;[Data.C34];&quot;],&quot;)" office:value-type="string" office:string-value="[&quot;FEB12&quot;,450]," calcext:value-type="string">
            <text:p>["FEB12",450],</text:p>
          </table:table-cell>
          <table:table-cell table:style-name="ce6" table:formula="of:=CONCATENATE(&quot;[&quot;&quot;&quot;;[Data.D$1];[Data.D$2];&quot;&quot;&quot;,&quot;;[Data.D34];&quot;],&quot;)" office:value-type="string" office:string-value="[&quot;MAR12&quot;,531]," calcext:value-type="string">
            <text:p>["MAR12",531],</text:p>
          </table:table-cell>
          <table:table-cell table:style-name="ce6" table:formula="of:=CONCATENATE(&quot;[&quot;&quot;&quot;;[Data.E$1];[Data.E$2];&quot;&quot;&quot;,&quot;;[Data.E34];&quot;],&quot;)" office:value-type="string" office:string-value="[&quot;APR12&quot;,575]," calcext:value-type="string">
            <text:p>["APR12",575],</text:p>
          </table:table-cell>
          <table:table-cell table:style-name="ce6" table:formula="of:=CONCATENATE(&quot;[&quot;&quot;&quot;;[Data.F$1];[Data.F$2];&quot;&quot;&quot;,&quot;;[Data.F34];&quot;],&quot;)" office:value-type="string" office:string-value="[&quot;MAG12&quot;,586]," calcext:value-type="string">
            <text:p>["MAG12",586],</text:p>
          </table:table-cell>
          <table:table-cell table:style-name="ce6" table:formula="of:=CONCATENATE(&quot;[&quot;&quot;&quot;;[Data.G$1];[Data.G$2];&quot;&quot;&quot;,&quot;;[Data.G34];&quot;],&quot;)" office:value-type="string" office:string-value="[&quot;GIU12&quot;,620]," calcext:value-type="string">
            <text:p>["GIU12",620],</text:p>
          </table:table-cell>
          <table:table-cell table:style-name="ce6" table:formula="of:=CONCATENATE(&quot;[&quot;&quot;&quot;;[Data.H$1];[Data.H$2];&quot;&quot;&quot;,&quot;;[Data.H34];&quot;],&quot;)" office:value-type="string" office:string-value="[&quot;LUG12&quot;,668]," calcext:value-type="string">
            <text:p>["LUG12",668],</text:p>
          </table:table-cell>
          <table:table-cell table:style-name="ce6" table:formula="of:=CONCATENATE(&quot;[&quot;&quot;&quot;;[Data.I$1];[Data.I$2];&quot;&quot;&quot;,&quot;;[Data.I34];&quot;],&quot;)" office:value-type="string" office:string-value="[&quot;AGO12&quot;,664]," calcext:value-type="string">
            <text:p>["AGO12",664],</text:p>
          </table:table-cell>
          <table:table-cell table:style-name="ce6" table:formula="of:=CONCATENATE(&quot;[&quot;&quot;&quot;;[Data.J$1];[Data.J$2];&quot;&quot;&quot;,&quot;;[Data.J34];&quot;],&quot;)" office:value-type="string" office:string-value="[&quot;SET12&quot;,592]," calcext:value-type="string">
            <text:p>["SET12",592],</text:p>
          </table:table-cell>
          <table:table-cell table:style-name="ce6" table:formula="of:=CONCATENATE(&quot;[&quot;&quot;&quot;;[Data.K$1];[Data.K$2];&quot;&quot;&quot;,&quot;;[Data.K34];&quot;],&quot;)" office:value-type="string" office:string-value="[&quot;OTT12&quot;,548]," calcext:value-type="string">
            <text:p>["OTT12",548],</text:p>
          </table:table-cell>
          <table:table-cell table:style-name="ce6" table:formula="of:=CONCATENATE(&quot;[&quot;&quot;&quot;;[Data.L$1];[Data.L$2];&quot;&quot;&quot;,&quot;;[Data.L34];&quot;],&quot;)" office:value-type="string" office:string-value="[&quot;NOV12&quot;,481]," calcext:value-type="string">
            <text:p>["NOV12",481],</text:p>
          </table:table-cell>
          <table:table-cell table:style-name="ce6" table:formula="of:=CONCATENATE(&quot;[&quot;&quot;&quot;;[Data.M$1];[Data.M$2];&quot;&quot;&quot;,&quot;;[Data.M34];&quot;],&quot;)" office:value-type="string" office:string-value="[&quot;DIC12&quot;,437]," calcext:value-type="string">
            <text:p>["DIC12",437],</text:p>
          </table:table-cell>
          <table:table-cell table:style-name="ce6"/>
          <table:table-cell table:style-name="ce6" table:formula="of:=CONCATENATE(&quot;[&quot;&quot;&quot;;[Data.O$1];[Data.O$2];&quot;&quot;&quot;,&quot;;[Data.O34];&quot;],&quot;)" office:value-type="string" office:string-value="[&quot;GEN13&quot;,424]," calcext:value-type="string">
            <text:p>["GEN13",424],</text:p>
          </table:table-cell>
          <table:table-cell table:style-name="ce6" table:formula="of:=CONCATENATE(&quot;[&quot;&quot;&quot;;[Data.P$1];[Data.P$2];&quot;&quot;&quot;,&quot;;[Data.P34];&quot;],&quot;)" office:value-type="string" office:string-value="[&quot;FEB13&quot;,406]," calcext:value-type="string">
            <text:p>["FEB13",406],</text:p>
          </table:table-cell>
          <table:table-cell table:style-name="ce6" table:formula="of:=CONCATENATE(&quot;[&quot;&quot;&quot;;[Data.Q$1];[Data.Q$2];&quot;&quot;&quot;,&quot;;[Data.Q34];&quot;],&quot;)" office:value-type="string" office:string-value="[&quot;MAR13&quot;,497]," calcext:value-type="string">
            <text:p>["MAR13",497],</text:p>
          </table:table-cell>
          <table:table-cell table:style-name="ce6" table:formula="of:=CONCATENATE(&quot;[&quot;&quot;&quot;;[Data.R$1];[Data.R$2];&quot;&quot;&quot;,&quot;;[Data.R34];&quot;],&quot;)" office:value-type="string" office:string-value="[&quot;APR13&quot;,500]," calcext:value-type="string">
            <text:p>["APR13",500],</text:p>
          </table:table-cell>
          <table:table-cell table:style-name="ce6" table:formula="of:=CONCATENATE(&quot;[&quot;&quot;&quot;;[Data.S$1];[Data.S$2];&quot;&quot;&quot;,&quot;;[Data.S34];&quot;],&quot;)" office:value-type="string" office:string-value="[&quot;MAG13&quot;,512]," calcext:value-type="string">
            <text:p>["MAG13",512],</text:p>
          </table:table-cell>
          <table:table-cell table:style-name="ce6" table:formula="of:=CONCATENATE(&quot;[&quot;&quot;&quot;;[Data.T$1];[Data.T$2];&quot;&quot;&quot;,&quot;;[Data.T34];&quot;],&quot;)" office:value-type="string" office:string-value="[&quot;GIU13&quot;,542]," calcext:value-type="string">
            <text:p>["GIU13",542],</text:p>
          </table:table-cell>
          <table:table-cell table:style-name="ce6" table:formula="of:=CONCATENATE(&quot;[&quot;&quot;&quot;;[Data.U$1];[Data.U$2];&quot;&quot;&quot;,&quot;;[Data.U34];&quot;],&quot;)" office:value-type="string" office:string-value="[&quot;LUG13&quot;,637]," calcext:value-type="string">
            <text:p>["LUG13",637],</text:p>
          </table:table-cell>
          <table:table-cell table:style-name="ce6" table:formula="of:=CONCATENATE(&quot;[&quot;&quot;&quot;;[Data.V$1];[Data.V$2];&quot;&quot;&quot;,&quot;;[Data.V34];&quot;],&quot;)" office:value-type="string" office:string-value="[&quot;AGO13&quot;,625]," calcext:value-type="string">
            <text:p>["AGO13",625],</text:p>
          </table:table-cell>
          <table:table-cell table:style-name="ce6" table:formula="of:=CONCATENATE(&quot;[&quot;&quot;&quot;;[Data.W$1];[Data.W$2];&quot;&quot;&quot;,&quot;;[Data.W34];&quot;],&quot;)" office:value-type="string" office:string-value="[&quot;SET13&quot;,532]," calcext:value-type="string">
            <text:p>["SET13",532],</text:p>
          </table:table-cell>
          <table:table-cell table:style-name="ce6" table:formula="of:=CONCATENATE(&quot;[&quot;&quot;&quot;;[Data.X$1];[Data.X$2];&quot;&quot;&quot;,&quot;;[Data.X34];&quot;],&quot;)" office:value-type="string" office:string-value="[&quot;OTT13&quot;,522]," calcext:value-type="string">
            <text:p>["OTT13",522],</text:p>
          </table:table-cell>
          <table:table-cell table:style-name="ce6" table:formula="of:=CONCATENATE(&quot;[&quot;&quot;&quot;;[Data.Y$1];[Data.Y$2];&quot;&quot;&quot;,&quot;;[Data.Y34];&quot;],&quot;)" office:value-type="string" office:string-value="[&quot;NOV13&quot;,426]," calcext:value-type="string">
            <text:p>["NOV13",426],</text:p>
          </table:table-cell>
          <table:table-cell table:style-name="ce6" table:formula="of:=CONCATENATE(&quot;[&quot;&quot;&quot;;[Data.Z$1];[Data.Z$2];&quot;&quot;&quot;,&quot;;[Data.Z34];&quot;],&quot;)" office:value-type="string" office:string-value="[&quot;DIC13&quot;,446]," calcext:value-type="string">
            <text:p>["DIC13",446],</text:p>
          </table:table-cell>
          <table:table-cell table:style-name="ce6"/>
          <table:table-cell table:style-name="ce6" table:formula="of:=CONCATENATE(&quot;[&quot;&quot;&quot;;[Data.AB$1];&quot; &quot;;[Data.AB$2];&quot;&quot;&quot;,&quot;;[Data.AB34];&quot;],&quot;)" office:value-type="string" office:string-value="[&quot;jan 2014&quot;,432]," calcext:value-type="string">
            <text:p>["jan 2014",432],</text:p>
          </table:table-cell>
          <table:table-cell table:style-name="ce6" table:formula="of:=CONCATENATE(&quot;[&quot;&quot;&quot;;[Data.AC$1];&quot; &quot;;[Data.AC$2];&quot;&quot;&quot;,&quot;;[Data.AC34];&quot;],&quot;)" office:value-type="string" office:string-value="[&quot;feb 2014&quot;,404]," calcext:value-type="string">
            <text:p>["feb 2014",404],</text:p>
          </table:table-cell>
          <table:table-cell table:style-name="ce6" table:formula="of:=CONCATENATE(&quot;[&quot;&quot;&quot;;[Data.AD$1];&quot; &quot;;[Data.AD$2];&quot;&quot;&quot;,&quot;;[Data.AD34];&quot;],&quot;)" office:value-type="string" office:string-value="[&quot;mar 2014&quot;,458]," calcext:value-type="string">
            <text:p>["mar 2014",458],</text:p>
          </table:table-cell>
          <table:table-cell table:style-name="ce6" table:formula="of:=CONCATENATE(&quot;[&quot;&quot;&quot;;[Data.AE$1];&quot; &quot;;[Data.AE$2];&quot;&quot;&quot;,&quot;;[Data.AE34];&quot;],&quot;)" office:value-type="string" office:string-value="[&quot;apr 2014&quot;,470]," calcext:value-type="string">
            <text:p>["apr 2014",470],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 S L</text:p>
          </table:table-cell>
          <table:table-cell table:style-name="ce6" table:formula="of:=CONCATENATE(&quot;[&quot;&quot;&quot;;[Data.B$1];[Data.B$2];&quot;&quot;&quot;,&quot;;[Data.B35];&quot;],&quot;)" office:value-type="string" office:string-value="[&quot;GEN12&quot;,14267440]," calcext:value-type="string">
            <text:p>["GEN12",14267440],</text:p>
          </table:table-cell>
          <table:table-cell table:style-name="ce6" table:formula="of:=CONCATENATE(&quot;[&quot;&quot;&quot;;[Data.C$1];[Data.C$2];&quot;&quot;&quot;,&quot;;[Data.C35];&quot;],&quot;)" office:value-type="string" office:string-value="[&quot;FEB12&quot;,13162533]," calcext:value-type="string">
            <text:p>["FEB12",13162533],</text:p>
          </table:table-cell>
          <table:table-cell table:style-name="ce6" table:formula="of:=CONCATENATE(&quot;[&quot;&quot;&quot;;[Data.D$1];[Data.D$2];&quot;&quot;&quot;,&quot;;[Data.D35];&quot;],&quot;)" office:value-type="string" office:string-value="[&quot;MAR12&quot;,14621430]," calcext:value-type="string">
            <text:p>["MAR12",14621430],</text:p>
          </table:table-cell>
          <table:table-cell table:style-name="ce6" table:formula="of:=CONCATENATE(&quot;[&quot;&quot;&quot;;[Data.E$1];[Data.E$2];&quot;&quot;&quot;,&quot;;[Data.E35];&quot;],&quot;)" office:value-type="string" office:string-value="[&quot;APR12&quot;,16425600]," calcext:value-type="string">
            <text:p>["APR12",16425600],</text:p>
          </table:table-cell>
          <table:table-cell table:style-name="ce6" table:formula="of:=CONCATENATE(&quot;[&quot;&quot;&quot;;[Data.F$1];[Data.F$2];&quot;&quot;&quot;,&quot;;[Data.F35];&quot;],&quot;)" office:value-type="string" office:string-value="[&quot;MAG12&quot;,16528308]," calcext:value-type="string">
            <text:p>["MAG12",16528308],</text:p>
          </table:table-cell>
          <table:table-cell table:style-name="ce6" table:formula="of:=CONCATENATE(&quot;[&quot;&quot;&quot;;[Data.G$1];[Data.G$2];&quot;&quot;&quot;,&quot;;[Data.G35];&quot;],&quot;)" office:value-type="string" office:string-value="[&quot;GIU12&quot;,17882962]," calcext:value-type="string">
            <text:p>["GIU12",17882962],</text:p>
          </table:table-cell>
          <table:table-cell table:style-name="ce6" table:formula="of:=CONCATENATE(&quot;[&quot;&quot;&quot;;[Data.H$1];[Data.H$2];&quot;&quot;&quot;,&quot;;[Data.H35];&quot;],&quot;)" office:value-type="string" office:string-value="[&quot;LUG12&quot;,19038655]," calcext:value-type="string">
            <text:p>["LUG12",19038655],</text:p>
          </table:table-cell>
          <table:table-cell table:style-name="ce6" table:formula="of:=CONCATENATE(&quot;[&quot;&quot;&quot;;[Data.I$1];[Data.I$2];&quot;&quot;&quot;,&quot;;[Data.I35];&quot;],&quot;)" office:value-type="string" office:string-value="[&quot;AGO12&quot;,19357122]," calcext:value-type="string">
            <text:p>["AGO12",19357122],</text:p>
          </table:table-cell>
          <table:table-cell table:style-name="ce6" table:formula="of:=CONCATENATE(&quot;[&quot;&quot;&quot;;[Data.J$1];[Data.J$2];&quot;&quot;&quot;,&quot;;[Data.J35];&quot;],&quot;)" office:value-type="string" office:string-value="[&quot;SET12&quot;,17403722]," calcext:value-type="string">
            <text:p>["SET12",17403722],</text:p>
          </table:table-cell>
          <table:table-cell table:style-name="ce6" table:formula="of:=CONCATENATE(&quot;[&quot;&quot;&quot;;[Data.K$1];[Data.K$2];&quot;&quot;&quot;,&quot;;[Data.K35];&quot;],&quot;)" office:value-type="string" office:string-value="[&quot;OTT12&quot;,16223550]," calcext:value-type="string">
            <text:p>["OTT12",16223550],</text:p>
          </table:table-cell>
          <table:table-cell table:style-name="ce6" table:formula="of:=CONCATENATE(&quot;[&quot;&quot;&quot;;[Data.L$1];[Data.L$2];&quot;&quot;&quot;,&quot;;[Data.L35];&quot;],&quot;)" office:value-type="string" office:string-value="[&quot;NOV12&quot;,15113845]," calcext:value-type="string">
            <text:p>["NOV12",15113845],</text:p>
          </table:table-cell>
          <table:table-cell table:style-name="ce6" table:formula="of:=CONCATENATE(&quot;[&quot;&quot;&quot;;[Data.M$1];[Data.M$2];&quot;&quot;&quot;,&quot;;[Data.M35];&quot;],&quot;)" office:value-type="string" office:string-value="[&quot;DIC12&quot;,14098558]," calcext:value-type="string">
            <text:p>["DIC12",14098558],</text:p>
          </table:table-cell>
          <table:table-cell table:style-name="ce6"/>
          <table:table-cell table:style-name="ce6" table:formula="of:=CONCATENATE(&quot;[&quot;&quot;&quot;;[Data.O$1];[Data.O$2];&quot;&quot;&quot;,&quot;;[Data.O35];&quot;],&quot;)" office:value-type="string" office:string-value="[&quot;GEN13&quot;,12824541]," calcext:value-type="string">
            <text:p>["GEN13",12824541],</text:p>
          </table:table-cell>
          <table:table-cell table:style-name="ce6" table:formula="of:=CONCATENATE(&quot;[&quot;&quot;&quot;;[Data.P$1];[Data.P$2];&quot;&quot;&quot;,&quot;;[Data.P35];&quot;],&quot;)" office:value-type="string" office:string-value="[&quot;FEB13&quot;,14760261]," calcext:value-type="string">
            <text:p>["FEB13",14760261],</text:p>
          </table:table-cell>
          <table:table-cell table:style-name="ce6" table:formula="of:=CONCATENATE(&quot;[&quot;&quot;&quot;;[Data.Q$1];[Data.Q$2];&quot;&quot;&quot;,&quot;;[Data.Q35];&quot;],&quot;)" office:value-type="string" office:string-value="[&quot;MAR13&quot;,15000000]," calcext:value-type="string">
            <text:p>["MAR13",15000000],</text:p>
          </table:table-cell>
          <table:table-cell table:style-name="ce6" table:formula="of:=CONCATENATE(&quot;[&quot;&quot;&quot;;[Data.R$1];[Data.R$2];&quot;&quot;&quot;,&quot;;[Data.R35];&quot;],&quot;)" office:value-type="string" office:string-value="[&quot;APR13&quot;,15360000]," calcext:value-type="string">
            <text:p>["APR13",15360000],</text:p>
          </table:table-cell>
          <table:table-cell table:style-name="ce6" table:formula="of:=CONCATENATE(&quot;[&quot;&quot;&quot;;[Data.S$1];[Data.S$2];&quot;&quot;&quot;,&quot;;[Data.S35];&quot;],&quot;)" office:value-type="string" office:string-value="[&quot;MAG13&quot;,16260000]," calcext:value-type="string">
            <text:p>["MAG13",16260000],</text:p>
          </table:table-cell>
          <table:table-cell table:style-name="ce6" table:formula="of:=CONCATENATE(&quot;[&quot;&quot;&quot;;[Data.T$1];[Data.T$2];&quot;&quot;&quot;,&quot;;[Data.T35];&quot;],&quot;)" office:value-type="string" office:string-value="[&quot;GIU13&quot;,19110000]," calcext:value-type="string">
            <text:p>["GIU13",19110000],</text:p>
          </table:table-cell>
          <table:table-cell table:style-name="ce6" table:formula="of:=CONCATENATE(&quot;[&quot;&quot;&quot;;[Data.U$1];[Data.U$2];&quot;&quot;&quot;,&quot;;[Data.U35];&quot;],&quot;)" office:value-type="string" office:string-value="[&quot;LUG13&quot;,18750000]," calcext:value-type="string">
            <text:p>["LUG13",18750000],</text:p>
          </table:table-cell>
          <table:table-cell table:style-name="ce6" table:formula="of:=CONCATENATE(&quot;[&quot;&quot;&quot;;[Data.V$1];[Data.V$2];&quot;&quot;&quot;,&quot;;[Data.V35];&quot;],&quot;)" office:value-type="string" office:string-value="[&quot;AGO13&quot;,15960000]," calcext:value-type="string">
            <text:p>["AGO13",15960000],</text:p>
          </table:table-cell>
          <table:table-cell table:style-name="ce6" table:formula="of:=CONCATENATE(&quot;[&quot;&quot;&quot;;[Data.W$1];[Data.W$2];&quot;&quot;&quot;,&quot;;[Data.W35];&quot;],&quot;)" office:value-type="string" office:string-value="[&quot;SET13&quot;,15660000]," calcext:value-type="string">
            <text:p>["SET13",15660000],</text:p>
          </table:table-cell>
          <table:table-cell table:style-name="ce6" table:formula="of:=CONCATENATE(&quot;[&quot;&quot;&quot;;[Data.X$1];[Data.X$2];&quot;&quot;&quot;,&quot;;[Data.X35];&quot;],&quot;)" office:value-type="string" office:string-value="[&quot;OTT13&quot;,15660000]," calcext:value-type="string">
            <text:p>["OTT13",15660000],</text:p>
          </table:table-cell>
          <table:table-cell table:style-name="ce6" table:formula="of:=CONCATENATE(&quot;[&quot;&quot;&quot;;[Data.Y$1];[Data.Y$2];&quot;&quot;&quot;,&quot;;[Data.Y35];&quot;],&quot;)" office:value-type="string" office:string-value="[&quot;NOV13&quot;,12780000]," calcext:value-type="string">
            <text:p>["NOV13",12780000],</text:p>
          </table:table-cell>
          <table:table-cell table:style-name="ce6" table:formula="of:=CONCATENATE(&quot;[&quot;&quot;&quot;;[Data.Z$1];[Data.Z$2];&quot;&quot;&quot;,&quot;;[Data.Z35];&quot;],&quot;)" office:value-type="string" office:string-value="[&quot;DIC13&quot;,13380000]," calcext:value-type="string">
            <text:p>["DIC13",13380000],</text:p>
          </table:table-cell>
          <table:table-cell table:style-name="ce6"/>
          <table:table-cell table:style-name="ce6" table:formula="of:=CONCATENATE(&quot;[&quot;&quot;&quot;;[Data.AB$1];&quot; &quot;;[Data.AB$2];&quot;&quot;&quot;,&quot;;[Data.AB35];&quot;],&quot;)" office:value-type="string" office:string-value="[&quot;jan 2014&quot;,12960000]," calcext:value-type="string">
            <text:p>["jan 2014",12960000],</text:p>
          </table:table-cell>
          <table:table-cell table:style-name="ce6" table:formula="of:=CONCATENATE(&quot;[&quot;&quot;&quot;;[Data.AC$1];&quot; &quot;;[Data.AC$2];&quot;&quot;&quot;,&quot;;[Data.AC35];&quot;],&quot;)" office:value-type="string" office:string-value="[&quot;feb 2014&quot;,12120000]," calcext:value-type="string">
            <text:p>["feb 2014",12120000],</text:p>
          </table:table-cell>
          <table:table-cell table:style-name="ce6" table:formula="of:=CONCATENATE(&quot;[&quot;&quot;&quot;;[Data.AD$1];&quot; &quot;;[Data.AD$2];&quot;&quot;&quot;,&quot;;[Data.AD35];&quot;],&quot;)" office:value-type="string" office:string-value="[&quot;mar 2014&quot;,13740000]," calcext:value-type="string">
            <text:p>["mar 2014",13740000],</text:p>
          </table:table-cell>
          <table:table-cell table:style-name="ce6" table:formula="of:=CONCATENATE(&quot;[&quot;&quot;&quot;;[Data.AE$1];&quot; &quot;;[Data.AE$2];&quot;&quot;&quot;,&quot;;[Data.AE35];&quot;],&quot;)" office:value-type="string" office:string-value="[&quot;apr 2014&quot;,14100000]," calcext:value-type="string">
            <text:p>["apr 2014",14100000],</text:p>
          </table:table-cell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NAVI <text:s/>PARTITE</text:p>
          </table:table-cell>
          <table:table-cell table:style-name="ce6" table:formula="of:=CONCATENATE(&quot;[&quot;&quot;&quot;;[Data.B$1];[Data.B$2];&quot;&quot;&quot;,&quot;;[Data.B37];&quot;],&quot;)" office:value-type="string" office:string-value="[&quot;GEN12&quot;,456]," calcext:value-type="string">
            <text:p>["GEN12",456],</text:p>
          </table:table-cell>
          <table:table-cell table:style-name="ce6" table:formula="of:=CONCATENATE(&quot;[&quot;&quot;&quot;;[Data.C$1];[Data.C$2];&quot;&quot;&quot;,&quot;;[Data.C37];&quot;],&quot;)" office:value-type="string" office:string-value="[&quot;FEB12&quot;,456]," calcext:value-type="string">
            <text:p>["FEB12",456],</text:p>
          </table:table-cell>
          <table:table-cell table:style-name="ce6" table:formula="of:=CONCATENATE(&quot;[&quot;&quot;&quot;;[Data.D$1];[Data.D$2];&quot;&quot;&quot;,&quot;;[Data.D37];&quot;],&quot;)" office:value-type="string" office:string-value="[&quot;MAR12&quot;,531]," calcext:value-type="string">
            <text:p>["MAR12",531],</text:p>
          </table:table-cell>
          <table:table-cell table:style-name="ce6" table:formula="of:=CONCATENATE(&quot;[&quot;&quot;&quot;;[Data.E$1];[Data.E$2];&quot;&quot;&quot;,&quot;;[Data.E37];&quot;],&quot;)" office:value-type="string" office:string-value="[&quot;APR12&quot;,536]," calcext:value-type="string">
            <text:p>["APR12",536],</text:p>
          </table:table-cell>
          <table:table-cell table:style-name="ce6" table:formula="of:=CONCATENATE(&quot;[&quot;&quot;&quot;;[Data.F$1];[Data.F$2];&quot;&quot;&quot;,&quot;;[Data.F37];&quot;],&quot;)" office:value-type="string" office:string-value="[&quot;MAG12&quot;,633]," calcext:value-type="string">
            <text:p>["MAG12",633],</text:p>
          </table:table-cell>
          <table:table-cell table:style-name="ce6" table:formula="of:=CONCATENATE(&quot;[&quot;&quot;&quot;;[Data.G$1];[Data.G$2];&quot;&quot;&quot;,&quot;;[Data.G37];&quot;],&quot;)" office:value-type="string" office:string-value="[&quot;GIU12&quot;,629]," calcext:value-type="string">
            <text:p>["GIU12",629],</text:p>
          </table:table-cell>
          <table:table-cell table:style-name="ce6" table:formula="of:=CONCATENATE(&quot;[&quot;&quot;&quot;;[Data.H$1];[Data.H$2];&quot;&quot;&quot;,&quot;;[Data.H37];&quot;],&quot;)" office:value-type="string" office:string-value="[&quot;LUG12&quot;,660]," calcext:value-type="string">
            <text:p>["LUG12",660],</text:p>
          </table:table-cell>
          <table:table-cell table:style-name="ce6" table:formula="of:=CONCATENATE(&quot;[&quot;&quot;&quot;;[Data.I$1];[Data.I$2];&quot;&quot;&quot;,&quot;;[Data.I37];&quot;],&quot;)" office:value-type="string" office:string-value="[&quot;AGO12&quot;,647]," calcext:value-type="string">
            <text:p>["AGO12",647],</text:p>
          </table:table-cell>
          <table:table-cell table:style-name="ce6" table:formula="of:=CONCATENATE(&quot;[&quot;&quot;&quot;;[Data.J$1];[Data.J$2];&quot;&quot;&quot;,&quot;;[Data.J37];&quot;],&quot;)" office:value-type="string" office:string-value="[&quot;SET12&quot;,591]," calcext:value-type="string">
            <text:p>["SET12",591],</text:p>
          </table:table-cell>
          <table:table-cell table:style-name="ce6" table:formula="of:=CONCATENATE(&quot;[&quot;&quot;&quot;;[Data.K$1];[Data.K$2];&quot;&quot;&quot;,&quot;;[Data.K37];&quot;],&quot;)" office:value-type="string" office:string-value="[&quot;OTT12&quot;,533]," calcext:value-type="string">
            <text:p>["OTT12",533],</text:p>
          </table:table-cell>
          <table:table-cell table:style-name="ce6" table:formula="of:=CONCATENATE(&quot;[&quot;&quot;&quot;;[Data.L$1];[Data.L$2];&quot;&quot;&quot;,&quot;;[Data.L37];&quot;],&quot;)" office:value-type="string" office:string-value="[&quot;NOV12&quot;,451]," calcext:value-type="string">
            <text:p>["NOV12",451],</text:p>
          </table:table-cell>
          <table:table-cell table:style-name="ce6" table:formula="of:=CONCATENATE(&quot;[&quot;&quot;&quot;;[Data.M$1];[Data.M$2];&quot;&quot;&quot;,&quot;;[Data.M37];&quot;],&quot;)" office:value-type="string" office:string-value="[&quot;DIC12&quot;,477]," calcext:value-type="string">
            <text:p>["DIC12",477],</text:p>
          </table:table-cell>
          <table:table-cell table:style-name="ce6"/>
          <table:table-cell table:style-name="ce6" table:formula="of:=CONCATENATE(&quot;[&quot;&quot;&quot;;[Data.O$1];[Data.O$2];&quot;&quot;&quot;,&quot;;[Data.O37];&quot;],&quot;)" office:value-type="string" office:string-value="[&quot;GEN13&quot;,404]," calcext:value-type="string">
            <text:p>["GEN13",404],</text:p>
          </table:table-cell>
          <table:table-cell table:style-name="ce6" table:formula="of:=CONCATENATE(&quot;[&quot;&quot;&quot;;[Data.P$1];[Data.P$2];&quot;&quot;&quot;,&quot;;[Data.P37];&quot;],&quot;)" office:value-type="string" office:string-value="[&quot;FEB13&quot;,493]," calcext:value-type="string">
            <text:p>["FEB13",493],</text:p>
          </table:table-cell>
          <table:table-cell table:style-name="ce6" table:formula="of:=CONCATENATE(&quot;[&quot;&quot;&quot;;[Data.Q$1];[Data.Q$2];&quot;&quot;&quot;,&quot;;[Data.Q37];&quot;],&quot;)" office:value-type="string" office:string-value="[&quot;MAR13&quot;,500]," calcext:value-type="string">
            <text:p>["MAR13",500],</text:p>
          </table:table-cell>
          <table:table-cell table:style-name="ce6" table:formula="of:=CONCATENATE(&quot;[&quot;&quot;&quot;;[Data.R$1];[Data.R$2];&quot;&quot;&quot;,&quot;;[Data.R37];&quot;],&quot;)" office:value-type="string" office:string-value="[&quot;APR13&quot;,512]," calcext:value-type="string">
            <text:p>["APR13",512],</text:p>
          </table:table-cell>
          <table:table-cell table:style-name="ce6" table:formula="of:=CONCATENATE(&quot;[&quot;&quot;&quot;;[Data.S$1];[Data.S$2];&quot;&quot;&quot;,&quot;;[Data.S37];&quot;],&quot;)" office:value-type="string" office:string-value="[&quot;MAG13&quot;,542]," calcext:value-type="string">
            <text:p>["MAG13",542],</text:p>
          </table:table-cell>
          <table:table-cell table:style-name="ce6" table:formula="of:=CONCATENATE(&quot;[&quot;&quot;&quot;;[Data.T$1];[Data.T$2];&quot;&quot;&quot;,&quot;;[Data.T37];&quot;],&quot;)" office:value-type="string" office:string-value="[&quot;GIU13&quot;,637]," calcext:value-type="string">
            <text:p>["GIU13",637],</text:p>
          </table:table-cell>
          <table:table-cell table:style-name="ce6" table:formula="of:=CONCATENATE(&quot;[&quot;&quot;&quot;;[Data.U$1];[Data.U$2];&quot;&quot;&quot;,&quot;;[Data.U37];&quot;],&quot;)" office:value-type="string" office:string-value="[&quot;LUG13&quot;,625]," calcext:value-type="string">
            <text:p>["LUG13",625],</text:p>
          </table:table-cell>
          <table:table-cell table:style-name="ce6" table:formula="of:=CONCATENATE(&quot;[&quot;&quot;&quot;;[Data.V$1];[Data.V$2];&quot;&quot;&quot;,&quot;;[Data.V37];&quot;],&quot;)" office:value-type="string" office:string-value="[&quot;AGO13&quot;,532]," calcext:value-type="string">
            <text:p>["AGO13",532],</text:p>
          </table:table-cell>
          <table:table-cell table:style-name="ce6" table:formula="of:=CONCATENATE(&quot;[&quot;&quot;&quot;;[Data.W$1];[Data.W$2];&quot;&quot;&quot;,&quot;;[Data.W37];&quot;],&quot;)" office:value-type="string" office:string-value="[&quot;SET13&quot;,522]," calcext:value-type="string">
            <text:p>["SET13",522],</text:p>
          </table:table-cell>
          <table:table-cell table:style-name="ce6" table:formula="of:=CONCATENATE(&quot;[&quot;&quot;&quot;;[Data.X$1];[Data.X$2];&quot;&quot;&quot;,&quot;;[Data.X37];&quot;],&quot;)" office:value-type="string" office:string-value="[&quot;OTT13&quot;,522]," calcext:value-type="string">
            <text:p>["OTT13",522],</text:p>
          </table:table-cell>
          <table:table-cell table:style-name="ce6" table:formula="of:=CONCATENATE(&quot;[&quot;&quot;&quot;;[Data.Y$1];[Data.Y$2];&quot;&quot;&quot;,&quot;;[Data.Y37];&quot;],&quot;)" office:value-type="string" office:string-value="[&quot;NOV13&quot;,426]," calcext:value-type="string">
            <text:p>["NOV13",426],</text:p>
          </table:table-cell>
          <table:table-cell table:style-name="ce6" table:formula="of:=CONCATENATE(&quot;[&quot;&quot;&quot;;[Data.Z$1];[Data.Z$2];&quot;&quot;&quot;,&quot;;[Data.Z37];&quot;],&quot;)" office:value-type="string" office:string-value="[&quot;DIC13&quot;,446]," calcext:value-type="string">
            <text:p>["DIC13",446],</text:p>
          </table:table-cell>
          <table:table-cell table:style-name="ce6"/>
          <table:table-cell table:style-name="ce6" table:formula="of:=CONCATENATE(&quot;[&quot;&quot;&quot;;[Data.AB$1];&quot; &quot;;[Data.AB$2];&quot;&quot;&quot;,&quot;;[Data.AB37];&quot;],&quot;)" office:value-type="string" office:string-value="[&quot;jan 2014&quot;,432]," calcext:value-type="string">
            <text:p>["jan 2014",432],</text:p>
          </table:table-cell>
          <table:table-cell table:style-name="ce6" table:formula="of:=CONCATENATE(&quot;[&quot;&quot;&quot;;[Data.AC$1];&quot; &quot;;[Data.AC$2];&quot;&quot;&quot;,&quot;;[Data.AC37];&quot;],&quot;)" office:value-type="string" office:string-value="[&quot;feb 2014&quot;,404]," calcext:value-type="string">
            <text:p>["feb 2014",404],</text:p>
          </table:table-cell>
          <table:table-cell table:style-name="ce6" table:formula="of:=CONCATENATE(&quot;[&quot;&quot;&quot;;[Data.AD$1];&quot; &quot;;[Data.AD$2];&quot;&quot;&quot;,&quot;;[Data.AD37];&quot;],&quot;)" office:value-type="string" office:string-value="[&quot;mar 2014&quot;,458]," calcext:value-type="string">
            <text:p>["mar 2014",458],</text:p>
          </table:table-cell>
          <table:table-cell table:style-name="ce6" table:formula="of:=CONCATENATE(&quot;[&quot;&quot;&quot;;[Data.AE$1];&quot; &quot;;[Data.AE$2];&quot;&quot;&quot;,&quot;;[Data.AE37];&quot;],&quot;)" office:value-type="string" office:string-value="[&quot;apr 2014&quot;,470]," calcext:value-type="string">
            <text:p>["apr 2014",470],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 S L</text:p>
          </table:table-cell>
          <table:table-cell table:style-name="ce6" table:formula="of:=CONCATENATE(&quot;[&quot;&quot;&quot;;[Data.B$1];[Data.B$2];&quot;&quot;&quot;,&quot;;[Data.B38];&quot;],&quot;)" office:value-type="string" office:string-value="[&quot;GEN12&quot;,13986112]," calcext:value-type="string">
            <text:p>["GEN12",13986112],</text:p>
          </table:table-cell>
          <table:table-cell table:style-name="ce6" table:formula="of:=CONCATENATE(&quot;[&quot;&quot;&quot;;[Data.C$1];[Data.C$2];&quot;&quot;&quot;,&quot;;[Data.C38];&quot;],&quot;)" office:value-type="string" office:string-value="[&quot;FEB12&quot;,13318972]," calcext:value-type="string">
            <text:p>["FEB12",13318972],</text:p>
          </table:table-cell>
          <table:table-cell table:style-name="ce6" table:formula="of:=CONCATENATE(&quot;[&quot;&quot;&quot;;[Data.D$1];[Data.D$2];&quot;&quot;&quot;,&quot;;[Data.D38];&quot;],&quot;)" office:value-type="string" office:string-value="[&quot;MAR12&quot;,14604769]," calcext:value-type="string">
            <text:p>["MAR12",14604769],</text:p>
          </table:table-cell>
          <table:table-cell table:style-name="ce6" table:formula="of:=CONCATENATE(&quot;[&quot;&quot;&quot;;[Data.E$1];[Data.E$2];&quot;&quot;&quot;,&quot;;[Data.E38];&quot;],&quot;)" office:value-type="string" office:string-value="[&quot;APR12&quot;,15875391]," calcext:value-type="string">
            <text:p>["APR12",15875391],</text:p>
          </table:table-cell>
          <table:table-cell table:style-name="ce6" table:formula="of:=CONCATENATE(&quot;[&quot;&quot;&quot;;[Data.F$1];[Data.F$2];&quot;&quot;&quot;,&quot;;[Data.F38];&quot;],&quot;)" office:value-type="string" office:string-value="[&quot;MAG12&quot;,17064248]," calcext:value-type="string">
            <text:p>["MAG12",17064248],</text:p>
          </table:table-cell>
          <table:table-cell table:style-name="ce6" table:formula="of:=CONCATENATE(&quot;[&quot;&quot;&quot;;[Data.G$1];[Data.G$2];&quot;&quot;&quot;,&quot;;[Data.G38];&quot;],&quot;)" office:value-type="string" office:string-value="[&quot;GIU12&quot;,18126546]," calcext:value-type="string">
            <text:p>["GIU12",18126546],</text:p>
          </table:table-cell>
          <table:table-cell table:style-name="ce6" table:formula="of:=CONCATENATE(&quot;[&quot;&quot;&quot;;[Data.H$1];[Data.H$2];&quot;&quot;&quot;,&quot;;[Data.H38];&quot;],&quot;)" office:value-type="string" office:string-value="[&quot;LUG12&quot;,19007369]," calcext:value-type="string">
            <text:p>["LUG12",19007369],</text:p>
          </table:table-cell>
          <table:table-cell table:style-name="ce6" table:formula="of:=CONCATENATE(&quot;[&quot;&quot;&quot;;[Data.I$1];[Data.I$2];&quot;&quot;&quot;,&quot;;[Data.I38];&quot;],&quot;)" office:value-type="string" office:string-value="[&quot;AGO12&quot;,19280800]," calcext:value-type="string">
            <text:p>["AGO12",19280800],</text:p>
          </table:table-cell>
          <table:table-cell table:style-name="ce6" table:formula="of:=CONCATENATE(&quot;[&quot;&quot;&quot;;[Data.J$1];[Data.J$2];&quot;&quot;&quot;,&quot;;[Data.J38];&quot;],&quot;)" office:value-type="string" office:string-value="[&quot;SET12&quot;,17262387]," calcext:value-type="string">
            <text:p>["SET12",17262387],</text:p>
          </table:table-cell>
          <table:table-cell table:style-name="ce6" table:formula="of:=CONCATENATE(&quot;[&quot;&quot;&quot;;[Data.K$1];[Data.K$2];&quot;&quot;&quot;,&quot;;[Data.K38];&quot;],&quot;)" office:value-type="string" office:string-value="[&quot;OTT12&quot;,16183932]," calcext:value-type="string">
            <text:p>["OTT12",16183932],</text:p>
          </table:table-cell>
          <table:table-cell table:style-name="ce6" table:formula="of:=CONCATENATE(&quot;[&quot;&quot;&quot;;[Data.L$1];[Data.L$2];&quot;&quot;&quot;,&quot;;[Data.L38];&quot;],&quot;)" office:value-type="string" office:string-value="[&quot;NOV12&quot;,14707110]," calcext:value-type="string">
            <text:p>["NOV12",14707110],</text:p>
          </table:table-cell>
          <table:table-cell table:style-name="ce6" table:formula="of:=CONCATENATE(&quot;[&quot;&quot;&quot;;[Data.M$1];[Data.M$2];&quot;&quot;&quot;,&quot;;[Data.M38];&quot;],&quot;)" office:value-type="string" office:string-value="[&quot;DIC12&quot;,14078390]," calcext:value-type="string">
            <text:p>["DIC12",14078390],</text:p>
          </table:table-cell>
          <table:table-cell table:style-name="ce6"/>
          <table:table-cell table:style-name="ce6" table:formula="of:=CONCATENATE(&quot;[&quot;&quot;&quot;;[Data.O$1];[Data.O$2];&quot;&quot;&quot;,&quot;;[Data.O38];&quot;],&quot;)" office:value-type="string" office:string-value="[&quot;GEN13&quot;,12464598]," calcext:value-type="string">
            <text:p>["GEN13",12464598],</text:p>
          </table:table-cell>
          <table:table-cell table:style-name="ce6" table:formula="of:=CONCATENATE(&quot;[&quot;&quot;&quot;;[Data.P$1];[Data.P$2];&quot;&quot;&quot;,&quot;;[Data.P38];&quot;],&quot;)" office:value-type="string" office:string-value="[&quot;FEB13&quot;,14988276]," calcext:value-type="string">
            <text:p>["FEB13",14988276],</text:p>
          </table:table-cell>
          <table:table-cell table:style-name="ce6" table:formula="of:=CONCATENATE(&quot;[&quot;&quot;&quot;;[Data.Q$1];[Data.Q$2];&quot;&quot;&quot;,&quot;;[Data.Q38];&quot;],&quot;)" office:value-type="string" office:string-value="[&quot;MAR13&quot;,15000000]," calcext:value-type="string">
            <text:p>["MAR13",15000000],</text:p>
          </table:table-cell>
          <table:table-cell table:style-name="ce6" table:formula="of:=CONCATENATE(&quot;[&quot;&quot;&quot;;[Data.R$1];[Data.R$2];&quot;&quot;&quot;,&quot;;[Data.R38];&quot;],&quot;)" office:value-type="string" office:string-value="[&quot;APR13&quot;,15360000]," calcext:value-type="string">
            <text:p>["APR13",15360000],</text:p>
          </table:table-cell>
          <table:table-cell table:style-name="ce6" table:formula="of:=CONCATENATE(&quot;[&quot;&quot;&quot;;[Data.S$1];[Data.S$2];&quot;&quot;&quot;,&quot;;[Data.S38];&quot;],&quot;)" office:value-type="string" office:string-value="[&quot;MAG13&quot;,16260000]," calcext:value-type="string">
            <text:p>["MAG13",16260000],</text:p>
          </table:table-cell>
          <table:table-cell table:style-name="ce6" table:formula="of:=CONCATENATE(&quot;[&quot;&quot;&quot;;[Data.T$1];[Data.T$2];&quot;&quot;&quot;,&quot;;[Data.T38];&quot;],&quot;)" office:value-type="string" office:string-value="[&quot;GIU13&quot;,19110000]," calcext:value-type="string">
            <text:p>["GIU13",19110000],</text:p>
          </table:table-cell>
          <table:table-cell table:style-name="ce6" table:formula="of:=CONCATENATE(&quot;[&quot;&quot;&quot;;[Data.U$1];[Data.U$2];&quot;&quot;&quot;,&quot;;[Data.U38];&quot;],&quot;)" office:value-type="string" office:string-value="[&quot;LUG13&quot;,18750000]," calcext:value-type="string">
            <text:p>["LUG13",18750000],</text:p>
          </table:table-cell>
          <table:table-cell table:style-name="ce6" table:formula="of:=CONCATENATE(&quot;[&quot;&quot;&quot;;[Data.V$1];[Data.V$2];&quot;&quot;&quot;,&quot;;[Data.V38];&quot;],&quot;)" office:value-type="string" office:string-value="[&quot;AGO13&quot;,15960000]," calcext:value-type="string">
            <text:p>["AGO13",15960000],</text:p>
          </table:table-cell>
          <table:table-cell table:style-name="ce6" table:formula="of:=CONCATENATE(&quot;[&quot;&quot;&quot;;[Data.W$1];[Data.W$2];&quot;&quot;&quot;,&quot;;[Data.W38];&quot;],&quot;)" office:value-type="string" office:string-value="[&quot;SET13&quot;,15660000]," calcext:value-type="string">
            <text:p>["SET13",15660000],</text:p>
          </table:table-cell>
          <table:table-cell table:style-name="ce6" table:formula="of:=CONCATENATE(&quot;[&quot;&quot;&quot;;[Data.X$1];[Data.X$2];&quot;&quot;&quot;,&quot;;[Data.X38];&quot;],&quot;)" office:value-type="string" office:string-value="[&quot;OTT13&quot;,15660000]," calcext:value-type="string">
            <text:p>["OTT13",15660000],</text:p>
          </table:table-cell>
          <table:table-cell table:style-name="ce6" table:formula="of:=CONCATENATE(&quot;[&quot;&quot;&quot;;[Data.Y$1];[Data.Y$2];&quot;&quot;&quot;,&quot;;[Data.Y38];&quot;],&quot;)" office:value-type="string" office:string-value="[&quot;NOV13&quot;,12780000]," calcext:value-type="string">
            <text:p>["NOV13",12780000],</text:p>
          </table:table-cell>
          <table:table-cell table:style-name="ce6" table:formula="of:=CONCATENATE(&quot;[&quot;&quot;&quot;;[Data.Z$1];[Data.Z$2];&quot;&quot;&quot;,&quot;;[Data.Z38];&quot;],&quot;)" office:value-type="string" office:string-value="[&quot;DIC13&quot;,13380000]," calcext:value-type="string">
            <text:p>["DIC13",13380000],</text:p>
          </table:table-cell>
          <table:table-cell table:style-name="ce6"/>
          <table:table-cell table:style-name="ce6" table:formula="of:=CONCATENATE(&quot;[&quot;&quot;&quot;;[Data.AB$1];&quot; &quot;;[Data.AB$2];&quot;&quot;&quot;,&quot;;[Data.AB38];&quot;],&quot;)" office:value-type="string" office:string-value="[&quot;jan 2014&quot;,12960000]," calcext:value-type="string">
            <text:p>["jan 2014",12960000],</text:p>
          </table:table-cell>
          <table:table-cell table:style-name="ce6" table:formula="of:=CONCATENATE(&quot;[&quot;&quot;&quot;;[Data.AC$1];&quot; &quot;;[Data.AC$2];&quot;&quot;&quot;,&quot;;[Data.AC38];&quot;],&quot;)" office:value-type="string" office:string-value="[&quot;feb 2014&quot;,12120000]," calcext:value-type="string">
            <text:p>["feb 2014",12120000],</text:p>
          </table:table-cell>
          <table:table-cell table:style-name="ce6" table:formula="of:=CONCATENATE(&quot;[&quot;&quot;&quot;;[Data.AD$1];&quot; &quot;;[Data.AD$2];&quot;&quot;&quot;,&quot;;[Data.AD38];&quot;],&quot;)" office:value-type="string" office:string-value="[&quot;mar 2014&quot;,13740000]," calcext:value-type="string">
            <text:p>["mar 2014",13740000],</text:p>
          </table:table-cell>
          <table:table-cell table:style-name="ce6" table:formula="of:=CONCATENATE(&quot;[&quot;&quot;&quot;;[Data.AE$1];&quot; &quot;;[Data.AE$2];&quot;&quot;&quot;,&quot;;[Data.AE38];&quot;],&quot;)" office:value-type="string" office:string-value="[&quot;apr 2014&quot;,14100000]," calcext:value-type="string">
            <text:p>["apr 2014",14100000],</text:p>
          </table:table-cell>
          <table:table-cell table:number-columns-repeated="993"/>
        </table:table-row>
        <table:table-row table:style-name="ro1" table:number-rows-repeated="2">
          <table:table-cell table:style-name="ce1"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Traghetti</text:p>
          </table:table-cell>
          <table:table-cell table:style-name="ce6" table:formula="of:=CONCATENATE(&quot;[&quot;&quot;&quot;;[Data.B$1];[Data.B$2];&quot;&quot;&quot;,&quot;;[Data.B41];&quot;],&quot;)" office:value-type="string" office:string-value="[&quot;GEN12&quot;,73544]," calcext:value-type="string">
            <text:p>["GEN12",73544],</text:p>
          </table:table-cell>
          <table:table-cell table:style-name="ce6" table:formula="of:=CONCATENATE(&quot;[&quot;&quot;&quot;;[Data.C$1];[Data.C$2];&quot;&quot;&quot;,&quot;;[Data.C41];&quot;],&quot;)" office:value-type="string" office:string-value="[&quot;FEB12&quot;,38564]," calcext:value-type="string">
            <text:p>["FEB12",38564],</text:p>
          </table:table-cell>
          <table:table-cell table:style-name="ce6" table:formula="of:=CONCATENATE(&quot;[&quot;&quot;&quot;;[Data.D$1];[Data.D$2];&quot;&quot;&quot;,&quot;;[Data.D41];&quot;],&quot;)" office:value-type="string" office:string-value="[&quot;MAR12&quot;,63080]," calcext:value-type="string">
            <text:p>["MAR12",63080],</text:p>
          </table:table-cell>
          <table:table-cell table:style-name="ce6" table:formula="of:=CONCATENATE(&quot;[&quot;&quot;&quot;;[Data.E$1];[Data.E$2];&quot;&quot;&quot;,&quot;;[Data.E41];&quot;],&quot;)" office:value-type="string" office:string-value="[&quot;APR12&quot;,98658]," calcext:value-type="string">
            <text:p>["APR12",98658],</text:p>
          </table:table-cell>
          <table:table-cell table:style-name="ce6" table:formula="of:=CONCATENATE(&quot;[&quot;&quot;&quot;;[Data.F$1];[Data.F$2];&quot;&quot;&quot;,&quot;;[Data.F41];&quot;],&quot;)" office:value-type="string" office:string-value="[&quot;MAG12&quot;,106576]," calcext:value-type="string">
            <text:p>["MAG12",106576],</text:p>
          </table:table-cell>
          <table:table-cell table:style-name="ce6" table:formula="of:=CONCATENATE(&quot;[&quot;&quot;&quot;;[Data.G$1];[Data.G$2];&quot;&quot;&quot;,&quot;;[Data.G41];&quot;],&quot;)" office:value-type="string" office:string-value="[&quot;GIU12&quot;,214199]," calcext:value-type="string">
            <text:p>["GIU12",214199],</text:p>
          </table:table-cell>
          <table:table-cell table:style-name="ce6" table:formula="of:=CONCATENATE(&quot;[&quot;&quot;&quot;;[Data.H$1];[Data.H$2];&quot;&quot;&quot;,&quot;;[Data.H41];&quot;],&quot;)" office:value-type="string" office:string-value="[&quot;LUG12&quot;,368129]," calcext:value-type="string">
            <text:p>["LUG12",368129],</text:p>
          </table:table-cell>
          <table:table-cell table:style-name="ce6" table:formula="of:=CONCATENATE(&quot;[&quot;&quot;&quot;;[Data.I$1];[Data.I$2];&quot;&quot;&quot;,&quot;;[Data.I41];&quot;],&quot;)" office:value-type="string" office:string-value="[&quot;AGO12&quot;,505086]," calcext:value-type="string">
            <text:p>["AGO12",505086],</text:p>
          </table:table-cell>
          <table:table-cell table:style-name="ce6" table:formula="of:=CONCATENATE(&quot;[&quot;&quot;&quot;;[Data.J$1];[Data.J$2];&quot;&quot;&quot;,&quot;;[Data.J41];&quot;],&quot;)" office:value-type="string" office:string-value="[&quot;SET12&quot;,264762]," calcext:value-type="string">
            <text:p>["SET12",264762],</text:p>
          </table:table-cell>
          <table:table-cell table:style-name="ce6" table:formula="of:=CONCATENATE(&quot;[&quot;&quot;&quot;;[Data.K$1];[Data.K$2];&quot;&quot;&quot;,&quot;;[Data.K41];&quot;],&quot;)" office:value-type="string" office:string-value="[&quot;OTT12&quot;,108931]," calcext:value-type="string">
            <text:p>["OTT12",108931],</text:p>
          </table:table-cell>
          <table:table-cell table:style-name="ce6" table:formula="of:=CONCATENATE(&quot;[&quot;&quot;&quot;;[Data.L$1];[Data.L$2];&quot;&quot;&quot;,&quot;;[Data.L41];&quot;],&quot;)" office:value-type="string" office:string-value="[&quot;NOV12&quot;,55715]," calcext:value-type="string">
            <text:p>["NOV12",55715],</text:p>
          </table:table-cell>
          <table:table-cell table:style-name="ce6" table:formula="of:=CONCATENATE(&quot;[&quot;&quot;&quot;;[Data.M$1];[Data.M$2];&quot;&quot;&quot;,&quot;;[Data.M41];&quot;],&quot;)" office:value-type="string" office:string-value="[&quot;DIC12&quot;,77479]," calcext:value-type="string">
            <text:p>["DIC12",77479],</text:p>
          </table:table-cell>
          <table:table-cell table:style-name="ce6"/>
          <table:table-cell table:style-name="ce6" table:formula="of:=CONCATENATE(&quot;[&quot;&quot;&quot;;[Data.O$1];[Data.O$2];&quot;&quot;&quot;,&quot;;[Data.O41];&quot;],&quot;)" office:value-type="string" office:string-value="[&quot;GEN13&quot;,64597]," calcext:value-type="string">
            <text:p>["GEN13",64597],</text:p>
          </table:table-cell>
          <table:table-cell table:style-name="ce6" table:formula="of:=CONCATENATE(&quot;[&quot;&quot;&quot;;[Data.P$1];[Data.P$2];&quot;&quot;&quot;,&quot;;[Data.P41];&quot;],&quot;)" office:value-type="string" office:string-value="[&quot;FEB13&quot;,37220]," calcext:value-type="string">
            <text:p>["FEB13",37220],</text:p>
          </table:table-cell>
          <table:table-cell table:style-name="ce6" table:formula="of:=CONCATENATE(&quot;[&quot;&quot;&quot;;[Data.Q$1];[Data.Q$2];&quot;&quot;&quot;,&quot;;[Data.Q41];&quot;],&quot;)" office:value-type="string" office:string-value="[&quot;MAR13&quot;,57735]," calcext:value-type="string">
            <text:p>["MAR13",57735],</text:p>
          </table:table-cell>
          <table:table-cell table:style-name="ce6" table:formula="of:=CONCATENATE(&quot;[&quot;&quot;&quot;;[Data.R$1];[Data.R$2];&quot;&quot;&quot;,&quot;;[Data.R41];&quot;],&quot;)" office:value-type="string" office:string-value="[&quot;APR13&quot;,77018]," calcext:value-type="string">
            <text:p>["APR13",77018],</text:p>
          </table:table-cell>
          <table:table-cell table:style-name="ce6" table:formula="of:=CONCATENATE(&quot;[&quot;&quot;&quot;;[Data.S$1];[Data.S$2];&quot;&quot;&quot;,&quot;;[Data.S41];&quot;],&quot;)" office:value-type="string" office:string-value="[&quot;MAG13&quot;,92533]," calcext:value-type="string">
            <text:p>["MAG13",92533],</text:p>
          </table:table-cell>
          <table:table-cell table:style-name="ce6" table:formula="of:=CONCATENATE(&quot;[&quot;&quot;&quot;;[Data.T$1];[Data.T$2];&quot;&quot;&quot;,&quot;;[Data.T41];&quot;],&quot;)" office:value-type="string" office:string-value="[&quot;GIU13&quot;,192038]," calcext:value-type="string">
            <text:p>["GIU13",192038],</text:p>
          </table:table-cell>
          <table:table-cell table:style-name="ce6" table:formula="of:=CONCATENATE(&quot;[&quot;&quot;&quot;;[Data.U$1];[Data.U$2];&quot;&quot;&quot;,&quot;;[Data.U41];&quot;],&quot;)" office:value-type="string" office:string-value="[&quot;LUG13&quot;,347362]," calcext:value-type="string">
            <text:p>["LUG13",347362],</text:p>
          </table:table-cell>
          <table:table-cell table:style-name="ce6" table:formula="of:=CONCATENATE(&quot;[&quot;&quot;&quot;;[Data.V$1];[Data.V$2];&quot;&quot;&quot;,&quot;;[Data.V41];&quot;],&quot;)" office:value-type="string" office:string-value="[&quot;AGO13&quot;,500315]," calcext:value-type="string">
            <text:p>["AGO13",500315],</text:p>
          </table:table-cell>
          <table:table-cell table:style-name="ce6" table:formula="of:=CONCATENATE(&quot;[&quot;&quot;&quot;;[Data.W$1];[Data.W$2];&quot;&quot;&quot;,&quot;;[Data.W41];&quot;],&quot;)" office:value-type="string" office:string-value="[&quot;SET13&quot;,255417]," calcext:value-type="string">
            <text:p>["SET13",255417],</text:p>
          </table:table-cell>
          <table:table-cell table:style-name="ce6" table:formula="of:=CONCATENATE(&quot;[&quot;&quot;&quot;;[Data.X$1];[Data.X$2];&quot;&quot;&quot;,&quot;;[Data.X41];&quot;],&quot;)" office:value-type="string" office:string-value="[&quot;OTT13&quot;,102329]," calcext:value-type="string">
            <text:p>["OTT13",102329],</text:p>
          </table:table-cell>
          <table:table-cell table:style-name="ce6" table:formula="of:=CONCATENATE(&quot;[&quot;&quot;&quot;;[Data.Y$1];[Data.Y$2];&quot;&quot;&quot;,&quot;;[Data.Y41];&quot;],&quot;)" office:value-type="string" office:string-value="[&quot;NOV13&quot;,51041]," calcext:value-type="string">
            <text:p>["NOV13",51041],</text:p>
          </table:table-cell>
          <table:table-cell table:style-name="ce6" table:formula="of:=CONCATENATE(&quot;[&quot;&quot;&quot;;[Data.Z$1];[Data.Z$2];&quot;&quot;&quot;,&quot;;[Data.Z41];&quot;],&quot;)" office:value-type="string" office:string-value="[&quot;DIC13&quot;,71503]," calcext:value-type="string">
            <text:p>["DIC13",71503],</text:p>
          </table:table-cell>
          <table:table-cell table:style-name="ce6"/>
          <table:table-cell table:style-name="ce6" table:formula="of:=CONCATENATE(&quot;[&quot;&quot;&quot;;[Data.AB$1];&quot; &quot;;[Data.AB$2];&quot;&quot;&quot;,&quot;;[Data.AB41];&quot;],&quot;)" office:value-type="string" office:string-value="[&quot;jan 2014&quot;,56796]," calcext:value-type="string">
            <text:p>["jan 2014",56796],</text:p>
          </table:table-cell>
          <table:table-cell table:style-name="ce6" table:formula="of:=CONCATENATE(&quot;[&quot;&quot;&quot;;[Data.AC$1];&quot; &quot;;[Data.AC$2];&quot;&quot;&quot;,&quot;;[Data.AC41];&quot;],&quot;)" office:value-type="string" office:string-value="[&quot;feb 2014&quot;,36310]," calcext:value-type="string">
            <text:p>["feb 2014",36310],</text:p>
          </table:table-cell>
          <table:table-cell table:style-name="ce6" table:formula="of:=CONCATENATE(&quot;[&quot;&quot;&quot;;[Data.AD$1];&quot; &quot;;[Data.AD$2];&quot;&quot;&quot;,&quot;;[Data.AD41];&quot;],&quot;)" office:value-type="string" office:string-value="[&quot;mar 2014&quot;,51676]," calcext:value-type="string">
            <text:p>["mar 2014",51676],</text:p>
          </table:table-cell>
          <table:table-cell table:style-name="ce6" table:formula="of:=CONCATENATE(&quot;[&quot;&quot;&quot;;[Data.AE$1];&quot; &quot;;[Data.AE$2];&quot;&quot;&quot;,&quot;;[Data.AE41];&quot;],&quot;)" office:value-type="string" office:string-value="[&quot;apr 2014&quot;,91049]," calcext:value-type="string">
            <text:p>["apr 2014",91049],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rociere <text:s/></text:p>
          </table:table-cell>
          <table:table-cell table:style-name="ce6" table:formula="of:=CONCATENATE(&quot;[&quot;&quot;&quot;;[Data.B$1];[Data.B$2];&quot;&quot;&quot;,&quot;;[Data.B42];&quot;],&quot;)" office:value-type="string" office:string-value="[&quot;GEN12&quot;,40900]," calcext:value-type="string">
            <text:p>["GEN12",40900],</text:p>
          </table:table-cell>
          <table:table-cell table:style-name="ce6" table:formula="of:=CONCATENATE(&quot;[&quot;&quot;&quot;;[Data.C$1];[Data.C$2];&quot;&quot;&quot;,&quot;;[Data.C42];&quot;],&quot;)" office:value-type="string" office:string-value="[&quot;FEB12&quot;,34736]," calcext:value-type="string">
            <text:p>["FEB12",34736],</text:p>
          </table:table-cell>
          <table:table-cell table:style-name="ce6" table:formula="of:=CONCATENATE(&quot;[&quot;&quot;&quot;;[Data.D$1];[Data.D$2];&quot;&quot;&quot;,&quot;;[Data.D42];&quot;],&quot;)" office:value-type="string" office:string-value="[&quot;MAR12&quot;,35336]," calcext:value-type="string">
            <text:p>["MAR12",35336],</text:p>
          </table:table-cell>
          <table:table-cell table:style-name="ce6" table:formula="of:=CONCATENATE(&quot;[&quot;&quot;&quot;;[Data.E$1];[Data.E$2];&quot;&quot;&quot;,&quot;;[Data.E42];&quot;],&quot;)" office:value-type="string" office:string-value="[&quot;APR12&quot;,78472]," calcext:value-type="string">
            <text:p>["APR12",78472],</text:p>
          </table:table-cell>
          <table:table-cell table:style-name="ce6" table:formula="of:=CONCATENATE(&quot;[&quot;&quot;&quot;;[Data.F$1];[Data.F$2];&quot;&quot;&quot;,&quot;;[Data.F42];&quot;],&quot;)" office:value-type="string" office:string-value="[&quot;MAG12&quot;,56065]," calcext:value-type="string">
            <text:p>["MAG12",56065],</text:p>
          </table:table-cell>
          <table:table-cell table:style-name="ce6" table:formula="of:=CONCATENATE(&quot;[&quot;&quot;&quot;;[Data.G$1];[Data.G$2];&quot;&quot;&quot;,&quot;;[Data.G42];&quot;],&quot;)" office:value-type="string" office:string-value="[&quot;GIU12&quot;,74699]," calcext:value-type="string">
            <text:p>["GIU12",74699],</text:p>
          </table:table-cell>
          <table:table-cell table:style-name="ce6" table:formula="of:=CONCATENATE(&quot;[&quot;&quot;&quot;;[Data.H$1];[Data.H$2];&quot;&quot;&quot;,&quot;;[Data.H42];&quot;],&quot;)" office:value-type="string" office:string-value="[&quot;LUG12&quot;,90377]," calcext:value-type="string">
            <text:p>["LUG12",90377],</text:p>
          </table:table-cell>
          <table:table-cell table:style-name="ce6" table:formula="of:=CONCATENATE(&quot;[&quot;&quot;&quot;;[Data.I$1];[Data.I$2];&quot;&quot;&quot;,&quot;;[Data.I42];&quot;],&quot;)" office:value-type="string" office:string-value="[&quot;AGO12&quot;,83179]," calcext:value-type="string">
            <text:p>["AGO12",83179],</text:p>
          </table:table-cell>
          <table:table-cell table:style-name="ce6" table:formula="of:=CONCATENATE(&quot;[&quot;&quot;&quot;;[Data.J$1];[Data.J$2];&quot;&quot;&quot;,&quot;;[Data.J42];&quot;],&quot;)" office:value-type="string" office:string-value="[&quot;SET12&quot;,93257]," calcext:value-type="string">
            <text:p>["SET12",93257],</text:p>
          </table:table-cell>
          <table:table-cell table:style-name="ce6" table:formula="of:=CONCATENATE(&quot;[&quot;&quot;&quot;;[Data.K$1];[Data.K$2];&quot;&quot;&quot;,&quot;;[Data.K42];&quot;],&quot;)" office:value-type="string" office:string-value="[&quot;OTT12&quot;,84270]," calcext:value-type="string">
            <text:p>["OTT12",84270],</text:p>
          </table:table-cell>
          <table:table-cell table:style-name="ce6" table:formula="of:=CONCATENATE(&quot;[&quot;&quot;&quot;;[Data.L$1];[Data.L$2];&quot;&quot;&quot;,&quot;;[Data.L42];&quot;],&quot;)" office:value-type="string" office:string-value="[&quot;NOV12&quot;,77420]," calcext:value-type="string">
            <text:p>["NOV12",77420],</text:p>
          </table:table-cell>
          <table:table-cell table:style-name="ce6" table:formula="of:=CONCATENATE(&quot;[&quot;&quot;&quot;;[Data.M$1];[Data.M$2];&quot;&quot;&quot;,&quot;;[Data.M42];&quot;],&quot;)" office:value-type="string" office:string-value="[&quot;DIC12&quot;,48528]," calcext:value-type="string">
            <text:p>["DIC12",48528],</text:p>
          </table:table-cell>
          <table:table-cell table:style-name="ce6"/>
          <table:table-cell table:style-name="ce6" table:formula="of:=CONCATENATE(&quot;[&quot;&quot;&quot;;[Data.O$1];[Data.O$2];&quot;&quot;&quot;,&quot;;[Data.O42];&quot;],&quot;)" office:value-type="string" office:string-value="[&quot;GEN13&quot;,36586]," calcext:value-type="string">
            <text:p>["GEN13",36586],</text:p>
          </table:table-cell>
          <table:table-cell table:style-name="ce6" table:formula="of:=CONCATENATE(&quot;[&quot;&quot;&quot;;[Data.P$1];[Data.P$2];&quot;&quot;&quot;,&quot;;[Data.P42];&quot;],&quot;)" office:value-type="string" office:string-value="[&quot;FEB13&quot;,32072]," calcext:value-type="string">
            <text:p>["FEB13",32072],</text:p>
          </table:table-cell>
          <table:table-cell table:style-name="ce6" table:formula="of:=CONCATENATE(&quot;[&quot;&quot;&quot;;[Data.Q$1];[Data.Q$2];&quot;&quot;&quot;,&quot;;[Data.Q42];&quot;],&quot;)" office:value-type="string" office:string-value="[&quot;MAR13&quot;,72746]," calcext:value-type="string">
            <text:p>["MAR13",72746],</text:p>
          </table:table-cell>
          <table:table-cell table:style-name="ce6" table:formula="of:=CONCATENATE(&quot;[&quot;&quot;&quot;;[Data.R$1];[Data.R$2];&quot;&quot;&quot;,&quot;;[Data.R42];&quot;],&quot;)" office:value-type="string" office:string-value="[&quot;APR13&quot;,85846]," calcext:value-type="string">
            <text:p>["APR13",85846],</text:p>
          </table:table-cell>
          <table:table-cell table:style-name="ce6" table:formula="of:=CONCATENATE(&quot;[&quot;&quot;&quot;;[Data.S$1];[Data.S$2];&quot;&quot;&quot;,&quot;;[Data.S42];&quot;],&quot;)" office:value-type="string" office:string-value="[&quot;MAG13&quot;,120416]," calcext:value-type="string">
            <text:p>["MAG13",120416],</text:p>
          </table:table-cell>
          <table:table-cell table:style-name="ce6" table:formula="of:=CONCATENATE(&quot;[&quot;&quot;&quot;;[Data.T$1];[Data.T$2];&quot;&quot;&quot;,&quot;;[Data.T42];&quot;],&quot;)" office:value-type="string" office:string-value="[&quot;GIU13&quot;,106281]," calcext:value-type="string">
            <text:p>["GIU13",106281],</text:p>
          </table:table-cell>
          <table:table-cell table:style-name="ce6" table:formula="of:=CONCATENATE(&quot;[&quot;&quot;&quot;;[Data.U$1];[Data.U$2];&quot;&quot;&quot;,&quot;;[Data.U42];&quot;],&quot;)" office:value-type="string" office:string-value="[&quot;LUG13&quot;,111608]," calcext:value-type="string">
            <text:p>["LUG13",111608],</text:p>
          </table:table-cell>
          <table:table-cell table:style-name="ce6" table:formula="of:=CONCATENATE(&quot;[&quot;&quot;&quot;;[Data.V$1];[Data.V$2];&quot;&quot;&quot;,&quot;;[Data.V42];&quot;],&quot;)" office:value-type="string" office:string-value="[&quot;AGO13&quot;,124258]," calcext:value-type="string">
            <text:p>["AGO13",124258],</text:p>
          </table:table-cell>
          <table:table-cell table:style-name="ce6" table:formula="of:=CONCATENATE(&quot;[&quot;&quot;&quot;;[Data.W$1];[Data.W$2];&quot;&quot;&quot;,&quot;;[Data.W42];&quot;],&quot;)" office:value-type="string" office:string-value="[&quot;SET13&quot;,116023]," calcext:value-type="string">
            <text:p>["SET13",116023],</text:p>
          </table:table-cell>
          <table:table-cell table:style-name="ce6" table:formula="of:=CONCATENATE(&quot;[&quot;&quot;&quot;;[Data.X$1];[Data.X$2];&quot;&quot;&quot;,&quot;;[Data.X42];&quot;],&quot;)" office:value-type="string" office:string-value="[&quot;OTT13&quot;,127249]," calcext:value-type="string">
            <text:p>["OTT13",127249],</text:p>
          </table:table-cell>
          <table:table-cell table:style-name="ce6" table:formula="of:=CONCATENATE(&quot;[&quot;&quot;&quot;;[Data.Y$1];[Data.Y$2];&quot;&quot;&quot;,&quot;;[Data.Y42];&quot;],&quot;)" office:value-type="string" office:string-value="[&quot;NOV13&quot;,72266]," calcext:value-type="string">
            <text:p>["NOV13",72266],</text:p>
          </table:table-cell>
          <table:table-cell table:style-name="ce6" table:formula="of:=CONCATENATE(&quot;[&quot;&quot;&quot;;[Data.Z$1];[Data.Z$2];&quot;&quot;&quot;,&quot;;[Data.Z42];&quot;],&quot;)" office:value-type="string" office:string-value="[&quot;DIC13&quot;,44734]," calcext:value-type="string">
            <text:p>["DIC13",44734],</text:p>
          </table:table-cell>
          <table:table-cell table:style-name="ce6"/>
          <table:table-cell table:style-name="ce6" table:formula="of:=CONCATENATE(&quot;[&quot;&quot;&quot;;[Data.AB$1];&quot; &quot;;[Data.AB$2];&quot;&quot;&quot;,&quot;;[Data.AB42];&quot;],&quot;)" office:value-type="string" office:string-value="[&quot;jan 2014&quot;,36638]," calcext:value-type="string">
            <text:p>["jan 2014",36638],</text:p>
          </table:table-cell>
          <table:table-cell table:style-name="ce6" table:formula="of:=CONCATENATE(&quot;[&quot;&quot;&quot;;[Data.AC$1];&quot; &quot;;[Data.AC$2];&quot;&quot;&quot;,&quot;;[Data.AC42];&quot;],&quot;)" office:value-type="string" office:string-value="[&quot;feb 2014&quot;,38038]," calcext:value-type="string">
            <text:p>["feb 2014",38038],</text:p>
          </table:table-cell>
          <table:table-cell table:style-name="ce6" table:formula="of:=CONCATENATE(&quot;[&quot;&quot;&quot;;[Data.AD$1];&quot; &quot;;[Data.AD$2];&quot;&quot;&quot;,&quot;;[Data.AD42];&quot;],&quot;)" office:value-type="string" office:string-value="[&quot;mar 2014&quot;,40373]," calcext:value-type="string">
            <text:p>["mar 2014",40373],</text:p>
          </table:table-cell>
          <table:table-cell table:style-name="ce6" table:formula="of:=CONCATENATE(&quot;[&quot;&quot;&quot;;[Data.AE$1];&quot; &quot;;[Data.AE$2];&quot;&quot;&quot;,&quot;;[Data.AE42];&quot;],&quot;)" office:value-type="string" office:string-value="[&quot;apr 2014&quot;,93897]," calcext:value-type="string">
            <text:p>["apr 2014",93897],</text:p>
          </table:table-cell>
          <table:table-cell table:number-columns-repeated="993"/>
        </table:table-row>
        <table:table-row table:style-name="ro1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10:57:14.22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Stefano Sabatini</meta:initial-creator>
    <meta:creation-date>2013-12-16T14:08:56Z</meta:creation-date>
    <dc:date>2014-05-28T12:10:06.167000000</dc:date>
    <meta:editing-duration>PT46M17S</meta:editing-duration>
    <meta:editing-cycles>5</meta:editing-cycles>
    <meta:document-statistic meta:table-count="2" meta:cell-count="11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